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{\rtf1\ansi\ansicpg1252\cocoartf2580</text:p>
      <text:p text:style-name="P1">\cocoatextscaling0\cocoaplatform0{\fonttbl\f0\fnil\fcharset0 Menlo-Regular;}</text:p>
      <text:p text:style-name="P1">{\colortbl;\red255\green255\blue255;\red0\green0\blue0;}</text:p>
      <text:p text:style-name="P1">{\*\expandedcolortbl;;\csgray\c0;}</text:p>
      <text:p text:style-name="P1">\margl1440\margr1440\vieww11520\viewh8400\viewkind0</text:p>
      <text:p text:style-name="P1">\pard\tx560\tx1120\tx1680\tx2240\tx2800\tx3360\tx3920\tx4480\tx5040\tx5600\tx6160\tx6720\pardirnatural\partightenfactor0</text:p>
      <text:p text:style-name="P3"/>
      <text:p text:style-name="P1">\f0\fs22 \cf2 \CocoaLigature0 ######################## Filebeat Configuration ############################\</text:p>
      <text:p text:style-name="P1"># This file is a full configuration example documenting all non-deprecated\</text:p>
      <text:p text:style-name="P1"># options in comments. For a shorter configuration example, that contains only\</text:p>
      <text:p text:style-name="P1"># the most common options, please see filebeat.yml in the same directory.\</text:p>
      <text:p text:style-name="P1">#\</text:p>
      <text:p text:style-name="P1"># You can find the full configuration reference here:\</text:p>
      <text:p text:style-name="P1"># https://www.elastic.co/guide/en/beats/filebeat/index.html\</text:p>
      <text:p text:style-name="P1">filebeat.config.modules:\</text:p>
      <text:p text:style-name="P2"><text:s text:c="2"/><text:span text:style-name="T1">path: $\{path.config\}/modules.d/*.yml\</text:span></text:p>
      <text:p text:style-name="P1">\</text:p>
      <text:p text:style-name="P1">#========================== <text:s/>Modules configuration =============================\</text:p>
      <text:p text:style-name="P1">filebeat.modules:\</text:p>
      <text:p text:style-name="P1">\</text:p>
      <text:p text:style-name="P1">#-------------------------------- System Module --------------------------------\</text:p>
      <text:p text:style-name="P1">#- module: system\</text:p>
      <text:p text:style-name="P2"><text:s text:c="2"/><text:span text:style-name="T1"># Syslog\</text:span></text:p>
      <text:p text:style-name="P2"><text:s text:c="2"/><text:span text:style-name="T1">#syslog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2"><text:s text:c="2"/><text:span text:style-name="T1"># Authorization logs\</text:span></text:p>
      <text:p text:style-name="P2"><text:s text:c="2"/><text:span text:style-name="T1">#auth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1">#-------------------------------- Apache Module --------------------------------\</text:p>
      <text:p text:style-name="P1">#- module: apache\</text:p>
      <text:p text:style-name="P2"><text:s text:c="2"/><text:span text:style-name="T1"># Access logs\</text:span></text:p>
      <text:p text:style-name="P2"><text:s text:c="2"/><text:span text:style-name="T1">#access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oft-page-break/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2"><text:s text:c="2"/><text:span text:style-name="T1"># Error logs\</text:span></text:p>
      <text:p text:style-name="P2"><text:s text:c="2"/><text:span text:style-name="T1">#error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#-------------------------------- Auditd Module --------------------------------\</text:p>
      <text:p text:style-name="P1">#- module: auditd\</text:p>
      <text:p text:style-name="P2"><text:s text:c="2"/><text:span text:style-name="T1">#log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1">#---------------------------- Elasticsearch Module ----------------------------\</text:p>
      <text:p text:style-name="P1">- module: elasticsearch\</text:p>
      <text:p text:style-name="P2"><text:s text:c="2"/><text:span text:style-name="T1"># Server log\</text:span></text:p>
      <text:p text:style-name="P2"><text:s text:c="2"/><text:span text:style-name="T1">server:\</text:span></text:p>
      <text:p text:style-name="P2"><text:s text:c="4"/><text:span text:style-name="T1">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2"/><text:span text:style-name="T1">gc:\</text:span></text:p>
      <text:p text:style-name="P2"><text:s text:c="4"/><text:span text:style-name="T1">enabled: true\</text:span>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2"/><text:span text:style-name="T1">audit:\</text:span></text:p>
      <text:p text:style-name="P2"><text:s text:c="4"/><text:span text:style-name="T1">enabled: true\</text:span>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2"/><text:span text:style-name="T1">slowlog:\</text:span></text:p>
      <text:p text:style-name="P2"><text:s text:c="4"/><text:span text:style-name="T1">enabled: true\</text:span>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2"/><text:span text:style-name="T1">deprecation:\</text:span></text:p>
      <text:p text:style-name="P2"><text:s text:c="4"/><text:span text:style-name="T1">enabled: true\</text:span>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oft-page-break/><text:s text:c="4"/><text:span text:style-name="T1">#var.paths:\</text:span></text:p>
      <text:p text:style-name="P1">\</text:p>
      <text:p text:style-name="P1">#------------------------------- Haproxy Module -------------------------------\</text:p>
      <text:p text:style-name="P1">- module: haproxy\</text:p>
      <text:p text:style-name="P2"><text:s text:c="2"/><text:span text:style-name="T1"># All logs\</text:span></text:p>
      <text:p text:style-name="P2"><text:s text:c="2"/><text:span text:style-name="T1">log:\</text:span></text:p>
      <text:p text:style-name="P2"><text:s text:c="4"/><text:span text:style-name="T1">enabled: true\</text:span></text:p>
      <text:p text:style-name="P1">\</text:p>
      <text:p text:style-name="P2"><text:s text:c="4"/><text:span text:style-name="T1"># Set which input to use between syslog (default) or file.\</text:span></text:p>
      <text:p text:style-name="P2"><text:s text:c="4"/><text:span text:style-name="T1">#var.input: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1">#-------------------------------- Icinga Module --------------------------------\</text:p>
      <text:p text:style-name="P1">#- module: icinga\</text:p>
      <text:p text:style-name="P2"><text:s text:c="2"/><text:span text:style-name="T1"># Main logs\</text:span></text:p>
      <text:p text:style-name="P2"><text:s text:c="2"/><text:span text:style-name="T1">#main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2"><text:s text:c="2"/><text:span text:style-name="T1"># Debug logs\</text:span></text:p>
      <text:p text:style-name="P2"><text:s text:c="2"/><text:span text:style-name="T1">#debug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2"><text:s text:c="2"/><text:span text:style-name="T1"># Startup logs\</text:span></text:p>
      <text:p text:style-name="P2"><text:s text:c="2"/><text:span text:style-name="T1">#startup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1">#--------------------------------- IIS Module ---------------------------------\</text:p>
      <text:p text:style-name="P1">#- module: iis\</text:p>
      <text:p text:style-name="P2"><text:s text:c="2"/><text:span text:style-name="T1"># Access logs\</text:span></text:p>
      <text:p text:style-name="P2"><text:s text:c="2"/><text:span text:style-name="T1">#access:\</text:span></text:p>
      <text:p text:style-name="P2"><text:s text:c="4"/><text:span text:style-name="T1">#enabled: true\</text:span></text:p>
      <text:p text:style-name="P1">\</text:p>
      <text:p text:style-name="P2"><text:soft-page-break/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2"><text:s text:c="2"/><text:span text:style-name="T1"># Error logs\</text:span></text:p>
      <text:p text:style-name="P2"><text:s text:c="2"/><text:span text:style-name="T1">#error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1">#-------------------------------- Kafka Module --------------------------------\</text:p>
      <text:p text:style-name="P1">- module: kafka\</text:p>
      <text:p text:style-name="P2"><text:s text:c="2"/><text:span text:style-name="T1"># All logs\</text:span></text:p>
      <text:p text:style-name="P2"><text:s text:c="2"/><text:span text:style-name="T1">log:\</text:span></text:p>
      <text:p text:style-name="P2"><text:s text:c="4"/><text:span text:style-name="T1">enabled: true\</text:span></text:p>
      <text:p text:style-name="P1">\</text:p>
      <text:p text:style-name="P2"><text:s text:c="4"/><text:span text:style-name="T1"># Set custom paths for Kafka. If left empty,\</text:span></text:p>
      <text:p text:style-name="P2"><text:s text:c="4"/><text:span text:style-name="T1"># Filebeat will look under /opt.\</text:span></text:p>
      <text:p text:style-name="P2"><text:s text:c="4"/><text:span text:style-name="T1">#var.kafka_home: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1">#-------------------------------- Kibana Module --------------------------------\</text:p>
      <text:p text:style-name="P1">- module: kibana\</text:p>
      <text:p text:style-name="P2"><text:s text:c="2"/><text:span text:style-name="T1"># All logs\</text:span></text:p>
      <text:p text:style-name="P2"><text:s text:c="2"/><text:span text:style-name="T1">log:\</text:span></text:p>
      <text:p text:style-name="P2"><text:s text:c="4"/><text:span text:style-name="T1">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1">#------------------------------- Logstash Module -------------------------------\</text:p>
      <text:p text:style-name="P1">#- module: logstash\</text:p>
      <text:p text:style-name="P2"><text:s text:c="2"/><text:span text:style-name="T1"># logs\</text:span></text:p>
      <text:p text:style-name="P2"><text:s text:c="2"/><text:span text:style-name="T1">#log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 var.paths:\</text:span></text:p>
      <text:p text:style-name="P1">\</text:p>
      <text:p text:style-name="P2"><text:s text:c="2"/><text:span text:style-name="T1"># Slow logs\</text:span></text:p>
      <text:p text:style-name="P2"><text:s text:c="2"/><text:span text:style-name="T1">#slowlog:\</text:span></text:p>
      <text:p text:style-name="P2"><text:s text:c="4"/><text:span text:style-name="T1">#enabled: true\</text:span>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oft-page-break/><text:s text:c="4"/><text:span text:style-name="T1">#var.paths:\</text:span></text:p>
      <text:p text:style-name="P1">\</text:p>
      <text:p text:style-name="P1">#------------------------------- Mongodb Module -------------------------------\</text:p>
      <text:p text:style-name="P1">#- module: mongodb\</text:p>
      <text:p text:style-name="P2"><text:s text:c="2"/><text:span text:style-name="T1"># Logs\</text:span></text:p>
      <text:p text:style-name="P2"><text:s text:c="2"/><text:span text:style-name="T1">#log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1">#-------------------------------- MySQL Module --------------------------------\</text:p>
      <text:p text:style-name="P1">#- module: mysql\</text:p>
      <text:p text:style-name="P2"><text:s text:c="2"/><text:span text:style-name="T1"># Error logs\</text:span></text:p>
      <text:p text:style-name="P2"><text:s text:c="2"/><text:span text:style-name="T1">#error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2"><text:s text:c="2"/><text:span text:style-name="T1"># Slow logs\</text:span></text:p>
      <text:p text:style-name="P2"><text:s text:c="2"/><text:span text:style-name="T1">#slowlog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1">#--------------------------------- Nats Module ---------------------------------\</text:p>
      <text:p text:style-name="P1">- module: nats\</text:p>
      <text:p text:style-name="P2"><text:s text:c="2"/><text:span text:style-name="T1"># All logs\</text:span></text:p>
      <text:p text:style-name="P2"><text:s text:c="2"/><text:span text:style-name="T1">log:\</text:span></text:p>
      <text:p text:style-name="P2"><text:s text:c="4"/><text:span text:style-name="T1">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1">#-------------------------------- Nginx Module --------------------------------\</text:p>
      <text:p text:style-name="P1">#- module: nginx\</text:p>
      <text:p text:style-name="P2"><text:s text:c="2"/><text:span text:style-name="T1"># Access logs\</text:span></text:p>
      <text:p text:style-name="P2"><text:s text:c="2"/><text:span text:style-name="T1">#access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oft-page-break/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2"><text:s text:c="2"/><text:span text:style-name="T1"># Error logs\</text:span></text:p>
      <text:p text:style-name="P2"><text:s text:c="2"/><text:span text:style-name="T1">#error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1">#------------------------------- Osquery Module -------------------------------\</text:p>
      <text:p text:style-name="P1">- module: osquery\</text:p>
      <text:p text:style-name="P2"><text:s text:c="2"/><text:span text:style-name="T1">result:\</text:span></text:p>
      <text:p text:style-name="P2"><text:s text:c="4"/><text:span text:style-name="T1">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f true, all fields created by this module are prefixed with\</text:span></text:p>
      <text:p text:style-name="P2"><text:s text:c="4"/><text:span text:style-name="T1"># `osquery.result`. Set to false to copy the fields in the root\</text:span></text:p>
      <text:p text:style-name="P2"><text:s text:c="4"/><text:span text:style-name="T1"># of the document. The default is true.\</text:span></text:p>
      <text:p text:style-name="P2"><text:s text:c="4"/><text:span text:style-name="T1">#var.use_namespace: true\</text:span></text:p>
      <text:p text:style-name="P1">\</text:p>
      <text:p text:style-name="P1">#------------------------------ PostgreSQL Module ------------------------------\</text:p>
      <text:p text:style-name="P1">#- module: postgresql\</text:p>
      <text:p text:style-name="P2"><text:s text:c="2"/><text:span text:style-name="T1"># Logs\</text:span></text:p>
      <text:p text:style-name="P2"><text:s text:c="2"/><text:span text:style-name="T1">#log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1">#-------------------------------- Redis Module --------------------------------\</text:p>
      <text:p text:style-name="P1">#- module: redis\</text:p>
      <text:p text:style-name="P2"><text:s text:c="2"/><text:span text:style-name="T1"># Main logs\</text:span></text:p>
      <text:p text:style-name="P2"><text:s text:c="2"/><text:span text:style-name="T1">#log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 ["/var/log/redis/redis-server.log*"]\</text:span></text:p>
      <text:p text:style-name="P1">\</text:p>
      <text:p text:style-name="P2"><text:s text:c="2"/><text:span text:style-name="T1"># Slow logs, retrieved via the Redis API (SLOWLOG)\</text:span></text:p>
      <text:p text:style-name="P2"><text:s text:c="2"/><text:span text:style-name="T1">#slowlog:\</text:span></text:p>
      <text:p text:style-name="P2"><text:soft-page-break/><text:s text:c="4"/><text:span text:style-name="T1">#enabled: true\</text:span></text:p>
      <text:p text:style-name="P1">\</text:p>
      <text:p text:style-name="P2"><text:s text:c="4"/><text:span text:style-name="T1"># The Redis hosts to connect to.\</text:span></text:p>
      <text:p text:style-name="P2"><text:s text:c="4"/><text:span text:style-name="T1">#var.hosts: ["localhost:6379"]\</text:span></text:p>
      <text:p text:style-name="P1">\</text:p>
      <text:p text:style-name="P2"><text:s text:c="4"/><text:span text:style-name="T1"># Optional, the password to use when connecting to Redis.\</text:span></text:p>
      <text:p text:style-name="P2"><text:s text:c="4"/><text:span text:style-name="T1">#var.password:\</text:span></text:p>
      <text:p text:style-name="P1">\</text:p>
      <text:p text:style-name="P1">#----------------------------- Google Santa Module -----------------------------\</text:p>
      <text:p text:style-name="P1">- module: santa\</text:p>
      <text:p text:style-name="P2"><text:s text:c="2"/><text:span text:style-name="T1">log:\</text:span></text:p>
      <text:p text:style-name="P2"><text:s text:c="4"/><text:span text:style-name="T1">enabled: true\</text:span>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the default path.\</text:span></text:p>
      <text:p text:style-name="P2"><text:s text:c="4"/><text:span text:style-name="T1">#var.paths:\</text:span></text:p>
      <text:p text:style-name="P1">\</text:p>
      <text:p text:style-name="P1">#------------------------------- Traefik Module -------------------------------\</text:p>
      <text:p text:style-name="P1">#- module: traefik\</text:p>
      <text:p text:style-name="P2"><text:s text:c="2"/><text:span text:style-name="T1"># Access logs\</text:span></text:p>
      <text:p text:style-name="P2"><text:s text:c="2"/><text:span text:style-name="T1">#access:\</text:span></text:p>
      <text:p text:style-name="P2"><text:s text:c="4"/><text:span text:style-name="T1">#enabled: true\</text:span></text:p>
      <text:p text:style-name="P1">\</text:p>
      <text:p text:style-name="P2"><text:s text:c="4"/><text:span text:style-name="T1"># Set custom paths for the log files. If left empty,\</text:span></text:p>
      <text:p text:style-name="P2"><text:s text:c="4"/><text:span text:style-name="T1"># Filebeat will choose the paths depending on your OS.\</text:span></text:p>
      <text:p text:style-name="P2"><text:s text:c="4"/><text:span text:style-name="T1">#var.paths:\</text:span></text:p>
      <text:p text:style-name="P1">\</text:p>
      <text:p text:style-name="P2"><text:s text:c="4"/><text:span text:style-name="T1"># Input configuration (advanced). Any input configuration option\</text:span></text:p>
      <text:p text:style-name="P2"><text:s text:c="4"/><text:span text:style-name="T1"># can be added under this section.\</text:span></text:p>
      <text:p text:style-name="P2"><text:s text:c="4"/><text:span text:style-name="T1">#input:\</text:span></text:p>
      <text:p text:style-name="P1">\</text:p>
      <text:p text:style-name="P1">\</text:p>
      <text:p text:style-name="P1">#=========================== Filebeat inputs =============================\</text:p>
      <text:p text:style-name="P1">\</text:p>
      <text:p text:style-name="P1"># List of inputs to fetch data.\</text:p>
      <text:p text:style-name="P1">filebeat.inputs:\</text:p>
      <text:p text:style-name="P1"># Each - is an input. Most options can be set at the input level, so\</text:p>
      <text:p text:style-name="P1"># you can use different inputs for various configurations.\</text:p>
      <text:p text:style-name="P1"># Below are the input specific configurations.\</text:p>
      <text:p text:style-name="P1">\</text:p>
      <text:p text:style-name="P1"># Type of the files. Based on this the way the file is read is decided.\</text:p>
      <text:p text:style-name="P1"># The different types cannot be mixed in one input\</text:p>
      <text:p text:style-name="P1">#\</text:p>
      <text:p text:style-name="P1"># Possible options are:\</text:p>
      <text:p text:style-name="P1"># * log: Reads every line of the log file (default)\</text:p>
      <text:p text:style-name="P1"># * stdin: Reads the standard in\</text:p>
      <text:p text:style-name="P1">\</text:p>
      <text:p text:style-name="P1">#------------------------------ Log input --------------------------------\</text:p>
      <text:p text:style-name="P1">- type: log\</text:p>
      <text:p text:style-name="P1">\</text:p>
      <text:p text:style-name="P2"><text:s text:c="2"/><text:span text:style-name="T1"># Change to true to enable this input configuration.\</text:span></text:p>
      <text:p text:style-name="P2"><text:s text:c="2"/><text:span text:style-name="T1">enabled: false\</text:span></text:p>
      <text:p text:style-name="P1">\</text:p>
      <text:p text:style-name="P2"><text:s text:c="2"/><text:span text:style-name="T1"># Paths that should be crawled and fetched. Glob based paths.\</text:span></text:p>
      <text:p text:style-name="P2"><text:s text:c="2"/><text:span text:style-name="T1"># To fetch all ".log" files from a specific level of subdirectories\</text:span></text:p>
      <text:p text:style-name="P2"><text:s text:c="2"/><text:span text:style-name="T1"># /var/log/*/*.log can be used.\</text:span></text:p>
      <text:p text:style-name="P2"><text:s text:c="2"/><text:span text:style-name="T1"># For each file found under this path, a harvester is started.\</text:span></text:p>
      <text:p text:style-name="P2"><text:s text:c="2"/><text:span text:style-name="T1"># Make sure not file is defined twice as this can lead to unexpected behaviour.\</text:span></text:p>
      <text:p text:style-name="P2"><text:s text:c="2"/><text:span text:style-name="T1">paths:\</text:span></text:p>
      <text:p text:style-name="P2"><text:s text:c="4"/><text:span text:style-name="T1">- /var/log/*.log\</text:span></text:p>
      <text:p text:style-name="P2"><text:soft-page-break/><text:s text:c="4"/><text:span text:style-name="T1">#- c:\\programdata\\elasticsearch\\logs\\*\</text:span></text:p>
      <text:p text:style-name="P1">\</text:p>
      <text:p text:style-name="P2"><text:s text:c="2"/><text:span text:style-name="T1"># Configure the file encoding for reading files with international characters\</text:span></text:p>
      <text:p text:style-name="P2"><text:s text:c="2"/><text:span text:style-name="T1"># following the W3C recommendation for HTML5 (http://www.w3.org/TR/encoding).\</text:span></text:p>
      <text:p text:style-name="P2"><text:s text:c="2"/><text:span text:style-name="T1"># Some sample encodings:\</text:span></text:p>
      <text:p text:style-name="P2"><text:s text:c="2"/><text:span text:style-name="T1"># <text:s text:c="2"/>plain, utf-8, utf-16be-bom, utf-16be, utf-16le, big5, gb18030, gbk,\</text:span></text:p>
      <text:p text:style-name="P2"><text:s text:c="2"/><text:span text:style-name="T1"># <text:s text:c="3"/>hz-gb-2312, euc-kr, euc-jp, iso-2022-jp, shift-jis, ...\</text:span></text:p>
      <text:p text:style-name="P2"><text:s text:c="2"/><text:span text:style-name="T1">#encoding: plain\</text:span></text:p>
      <text:p text:style-name="P1">\</text:p>
      <text:p text:style-name="P1">\</text:p>
      <text:p text:style-name="P2"><text:s text:c="2"/><text:span text:style-name="T1"># Exclude lines. A list of regular expressions to match. It drops the lines that are\</text:span></text:p>
      <text:p text:style-name="P2"><text:s text:c="2"/><text:span text:style-name="T1"># matching any regular expression from the list. The include_lines is called before\</text:span></text:p>
      <text:p text:style-name="P2"><text:s text:c="2"/><text:span text:style-name="T1"># exclude_lines. By default, no lines are dropped.\</text:span></text:p>
      <text:p text:style-name="P2"><text:s text:c="2"/><text:span text:style-name="T1">#exclude_lines: ['^DBG']\</text:span></text:p>
      <text:p text:style-name="P1">\</text:p>
      <text:p text:style-name="P2"><text:s text:c="2"/><text:span text:style-name="T1"># Include lines. A list of regular expressions to match. It exports the lines that are\</text:span></text:p>
      <text:p text:style-name="P2"><text:s text:c="2"/><text:span text:style-name="T1"># matching any regular expression from the list. The include_lines is called before\</text:span></text:p>
      <text:p text:style-name="P2"><text:s text:c="2"/><text:span text:style-name="T1"># exclude_lines. By default, all the lines are exported.\</text:span></text:p>
      <text:p text:style-name="P2"><text:s text:c="2"/><text:span text:style-name="T1">#include_lines: ['^ERR', '^WARN']\</text:span></text:p>
      <text:p text:style-name="P1">\</text:p>
      <text:p text:style-name="P2"><text:s text:c="2"/><text:span text:style-name="T1"># Exclude files. A list of regular expressions to match. Filebeat drops the files that\</text:span></text:p>
      <text:p text:style-name="P2"><text:s text:c="2"/><text:span text:style-name="T1"># are matching any regular expression from the list. By default, no files are dropped.\</text:span></text:p>
      <text:p text:style-name="P2"><text:s text:c="2"/><text:span text:style-name="T1">#exclude_files: ['.gz$']\</text:span></text:p>
      <text:p text:style-name="P1">\</text:p>
      <text:p text:style-name="P2"><text:s text:c="2"/><text:span text:style-name="T1"># Optional additional fields. These fields can be freely picked\</text:span></text:p>
      <text:p text:style-name="P2"><text:s text:c="2"/><text:span text:style-name="T1"># to add additional information to the crawled log files for filtering\</text:span></text:p>
      <text:p text:style-name="P2"><text:s text:c="2"/><text:span text:style-name="T1">#fields:\</text:span></text:p>
      <text:p text:style-name="P2"><text:s text:c="2"/><text:span text:style-name="T1"># <text:s/>level: debug\</text:span></text:p>
      <text:p text:style-name="P2"><text:s text:c="2"/><text:span text:style-name="T1"># <text:s/>review: 1\</text:span></text:p>
      <text:p text:style-name="P1">\</text:p>
      <text:p text:style-name="P2"><text:s text:c="2"/><text:span text:style-name="T1"># Set to true to store the additional fields as top level fields instead\</text:span></text:p>
      <text:p text:style-name="P2"><text:s text:c="2"/><text:span text:style-name="T1"># of under the "fields" sub-dictionary. In case of name conflicts with the\</text:span></text:p>
      <text:p text:style-name="P2"><text:s text:c="2"/><text:span text:style-name="T1"># fields added by Filebeat itself, the custom fields overwrite the default\</text:span></text:p>
      <text:p text:style-name="P2"><text:s text:c="2"/><text:span text:style-name="T1"># fields.\</text:span></text:p>
      <text:p text:style-name="P2"><text:s text:c="2"/><text:span text:style-name="T1">#fields_under_root: false\</text:span></text:p>
      <text:p text:style-name="P1">\</text:p>
      <text:p text:style-name="P2"><text:s text:c="2"/><text:span text:style-name="T1"># Set to true to publish fields with null values in events.\</text:span></text:p>
      <text:p text:style-name="P2"><text:s text:c="2"/><text:span text:style-name="T1">#keep_null: false\</text:span></text:p>
      <text:p text:style-name="P1">\</text:p>
      <text:p text:style-name="P2"><text:s text:c="2"/><text:span text:style-name="T1"># Ignore files which were modified more then the defined timespan in the past.\</text:span></text:p>
      <text:p text:style-name="P2"><text:s text:c="2"/><text:span text:style-name="T1"># ignore_older is disabled by default, so no files are ignored by setting it to 0.\</text:span></text:p>
      <text:p text:style-name="P2"><text:s text:c="2"/><text:span text:style-name="T1"># Time strings like 2h (2 hours), 5m (5 minutes) can be used.\</text:span></text:p>
      <text:p text:style-name="P2"><text:s text:c="2"/><text:span text:style-name="T1">#ignore_older: 0\</text:span></text:p>
      <text:p text:style-name="P1">\</text:p>
      <text:p text:style-name="P2"><text:s text:c="2"/><text:span text:style-name="T1"># How often the input checks for new files in the paths that are specified\</text:span></text:p>
      <text:p text:style-name="P2"><text:s text:c="2"/><text:span text:style-name="T1"># for harvesting. Specify 1s to scan the directory as frequently as possible\</text:span></text:p>
      <text:p text:style-name="P2"><text:s text:c="2"/><text:span text:style-name="T1"># without causing Filebeat to scan too frequently. Default: 10s.\</text:span></text:p>
      <text:p text:style-name="P2"><text:s text:c="2"/><text:span text:style-name="T1">#scan_frequency: 10s\</text:span></text:p>
      <text:p text:style-name="P1">\</text:p>
      <text:p text:style-name="P2"><text:s text:c="2"/><text:span text:style-name="T1"># Defines the buffer size every harvester uses when fetching the file\</text:span></text:p>
      <text:p text:style-name="P2"><text:s text:c="2"/><text:span text:style-name="T1">#harvester_buffer_size: 16384\</text:span></text:p>
      <text:p text:style-name="P1">\</text:p>
      <text:p text:style-name="P2"><text:soft-page-break/><text:s text:c="2"/><text:span text:style-name="T1"># Maximum number of bytes a single log event can have\</text:span></text:p>
      <text:p text:style-name="P2"><text:s text:c="2"/><text:span text:style-name="T1"># All bytes after max_bytes are discarded and not sent. The default is 10MB.\</text:span></text:p>
      <text:p text:style-name="P2"><text:s text:c="2"/><text:span text:style-name="T1"># This is especially useful for multiline log messages which can get large.\</text:span></text:p>
      <text:p text:style-name="P2"><text:s text:c="2"/><text:span text:style-name="T1">#max_bytes: 10485760\</text:span></text:p>
      <text:p text:style-name="P1">\</text:p>
      <text:p text:style-name="P2"><text:s text:c="2"/><text:span text:style-name="T1"># Characters which separate the lines. Valid values: auto, line_feed, vertical_tab, form_feed,\</text:span></text:p>
      <text:p text:style-name="P2"><text:s text:c="2"/><text:span text:style-name="T1"># carriage_return, carriage_return_line_feed, next_line, line_separator, paragraph_separator.\</text:span></text:p>
      <text:p text:style-name="P2"><text:s text:c="2"/><text:span text:style-name="T1">#line_terminator: auto\</text:span></text:p>
      <text:p text:style-name="P1">\</text:p>
      <text:p text:style-name="P2"><text:s text:c="2"/><text:span text:style-name="T1">### Recursive glob configuration\</text:span></text:p>
      <text:p text:style-name="P1">\</text:p>
      <text:p text:style-name="P2"><text:s text:c="2"/><text:span text:style-name="T1"># Expand "**" patterns into regular glob patterns.\</text:span></text:p>
      <text:p text:style-name="P2"><text:s text:c="2"/><text:span text:style-name="T1">#recursive_glob.enabled: true\</text:span></text:p>
      <text:p text:style-name="P1">\</text:p>
      <text:p text:style-name="P2"><text:s text:c="2"/><text:span text:style-name="T1">### JSON configuration\</text:span></text:p>
      <text:p text:style-name="P1">\</text:p>
      <text:p text:style-name="P2"><text:s text:c="2"/><text:span text:style-name="T1"># Decode JSON options. Enable this if your logs are structured in JSON.\</text:span></text:p>
      <text:p text:style-name="P2"><text:s text:c="2"/><text:span text:style-name="T1"># JSON key on which to apply the line filtering and multiline settings. This key\</text:span></text:p>
      <text:p text:style-name="P2"><text:s text:c="2"/><text:span text:style-name="T1"># must be top level and its value must be string, otherwise it is ignored. If\</text:span></text:p>
      <text:p text:style-name="P2"><text:s text:c="2"/><text:span text:style-name="T1"># no text key is defined, the line filtering and multiline features cannot be used.\</text:span></text:p>
      <text:p text:style-name="P2"><text:s text:c="2"/><text:span text:style-name="T1">#json.message_key:\</text:span></text:p>
      <text:p text:style-name="P1">\</text:p>
      <text:p text:style-name="P2"><text:s text:c="2"/><text:span text:style-name="T1"># By default, the decoded JSON is placed under a "json" key in the output document.\</text:span></text:p>
      <text:p text:style-name="P2"><text:s text:c="2"/><text:span text:style-name="T1"># If you enable this setting, the keys are copied top level in the output document.\</text:span></text:p>
      <text:p text:style-name="P2"><text:s text:c="2"/><text:span text:style-name="T1">#json.keys_under_root: false\</text:span></text:p>
      <text:p text:style-name="P1">\</text:p>
      <text:p text:style-name="P2"><text:s text:c="2"/><text:span text:style-name="T1"># If keys_under_root and this setting are enabled, then the values from the decoded\</text:span></text:p>
      <text:p text:style-name="P2"><text:s text:c="2"/><text:span text:style-name="T1"># JSON object overwrite the fields that Filebeat normally adds (type, source, offset, etc.)\</text:span></text:p>
      <text:p text:style-name="P2"><text:s text:c="2"/><text:span text:style-name="T1"># in case of conflicts.\</text:span></text:p>
      <text:p text:style-name="P2"><text:s text:c="2"/><text:span text:style-name="T1">#json.overwrite_keys: false\</text:span></text:p>
      <text:p text:style-name="P1">\</text:p>
      <text:p text:style-name="P2"><text:s text:c="2"/><text:span text:style-name="T1"># If this setting is enabled, Filebeat adds a "error.message" and "error.key: json" key in case of JSON\</text:span></text:p>
      <text:p text:style-name="P2"><text:s text:c="2"/><text:span text:style-name="T1"># unmarshaling errors or when a text key is defined in the configuration but cannot\</text:span></text:p>
      <text:p text:style-name="P2"><text:s text:c="2"/><text:span text:style-name="T1"># be used.\</text:span></text:p>
      <text:p text:style-name="P2"><text:s text:c="2"/><text:span text:style-name="T1">#json.add_error_key: false\</text:span></text:p>
      <text:p text:style-name="P1">\</text:p>
      <text:p text:style-name="P2"><text:s text:c="2"/><text:span text:style-name="T1">### Multiline options\</text:span></text:p>
      <text:p text:style-name="P1">\</text:p>
      <text:p text:style-name="P2"><text:s text:c="2"/><text:span text:style-name="T1"># Multiline can be used for log messages spanning multiple lines. This is common\</text:span></text:p>
      <text:p text:style-name="P2"><text:s text:c="2"/><text:span text:style-name="T1"># for Java Stack Traces or C-Line Continuation\</text:span></text:p>
      <text:p text:style-name="P1">\</text:p>
      <text:p text:style-name="P2"><text:s text:c="2"/><text:span text:style-name="T1"># The regexp Pattern that has to be matched. The example pattern matches all lines starting with [\</text:span></text:p>
      <text:p text:style-name="P2"><text:s text:c="2"/><text:span text:style-name="T1">#multiline.pattern: ^\\[\</text:span></text:p>
      <text:p text:style-name="P1">\</text:p>
      <text:p text:style-name="P2"><text:s text:c="2"/><text:span text:style-name="T1"># Defines if the pattern set under pattern should be negated or not. Default is false.\</text:span></text:p>
      <text:p text:style-name="P2"><text:s text:c="2"/><text:span text:style-name="T1">#multiline.negate: false\</text:span></text:p>
      <text:p text:style-name="P1">\</text:p>
      <text:p text:style-name="P2"><text:soft-page-break/><text:s text:c="2"/><text:span text:style-name="T1"># Match can be set to "after" or "before". It is used to define if lines should be append to a pattern\</text:span></text:p>
      <text:p text:style-name="P2"><text:s text:c="2"/><text:span text:style-name="T1"># that was (not) matched before or after or as long as a pattern is not matched based on negate.\</text:span></text:p>
      <text:p text:style-name="P2"><text:s text:c="2"/><text:span text:style-name="T1"># Note: After is the equivalent to previous and before is the equivalent to to next in Logstash\</text:span></text:p>
      <text:p text:style-name="P2"><text:s text:c="2"/><text:span text:style-name="T1">#multiline.match: after\</text:span></text:p>
      <text:p text:style-name="P1">\</text:p>
      <text:p text:style-name="P2"><text:s text:c="2"/><text:span text:style-name="T1"># The maximum number of lines that are combined to one event.\</text:span></text:p>
      <text:p text:style-name="P2"><text:s text:c="2"/><text:span text:style-name="T1"># In case there are more the max_lines the additional lines are discarded.\</text:span></text:p>
      <text:p text:style-name="P2"><text:s text:c="2"/><text:span text:style-name="T1"># Default is 500\</text:span></text:p>
      <text:p text:style-name="P2"><text:s text:c="2"/><text:span text:style-name="T1">#multiline.max_lines: 500\</text:span></text:p>
      <text:p text:style-name="P1">\</text:p>
      <text:p text:style-name="P2"><text:s text:c="2"/><text:span text:style-name="T1"># After the defined timeout, an multiline event is sent even if no new pattern was found to start a new event\</text:span></text:p>
      <text:p text:style-name="P2"><text:s text:c="2"/><text:span text:style-name="T1"># Default is 5s.\</text:span></text:p>
      <text:p text:style-name="P2"><text:s text:c="2"/><text:span text:style-name="T1">#multiline.timeout: 5s\</text:span></text:p>
      <text:p text:style-name="P1">\</text:p>
      <text:p text:style-name="P2"><text:s text:c="2"/><text:span text:style-name="T1"># Setting tail_files to true means filebeat starts reading new files at the end\</text:span></text:p>
      <text:p text:style-name="P2"><text:s text:c="2"/><text:span text:style-name="T1"># instead of the beginning. If this is used in combination with log rotation\</text:span></text:p>
      <text:p text:style-name="P2"><text:s text:c="2"/><text:span text:style-name="T1"># this can mean that the first entries of a new file are skipped.\</text:span></text:p>
      <text:p text:style-name="P2"><text:s text:c="2"/><text:span text:style-name="T1">#tail_files: false\</text:span></text:p>
      <text:p text:style-name="P1">\</text:p>
      <text:p text:style-name="P2"><text:s text:c="2"/><text:span text:style-name="T1"># The Ingest Node pipeline ID associated with this input. If this is set, it\</text:span></text:p>
      <text:p text:style-name="P2"><text:s text:c="2"/><text:span text:style-name="T1"># overwrites the pipeline option from the Elasticsearch output.\</text:span></text:p>
      <text:p text:style-name="P2"><text:s text:c="2"/><text:span text:style-name="T1">#pipeline:\</text:span></text:p>
      <text:p text:style-name="P1">\</text:p>
      <text:p text:style-name="P2"><text:s text:c="2"/><text:span text:style-name="T1"># If symlinks is enabled, symlinks are opened and harvested. The harvester is opening the\</text:span></text:p>
      <text:p text:style-name="P2"><text:s text:c="2"/><text:span text:style-name="T1"># original for harvesting but will report the symlink name as source.\</text:span></text:p>
      <text:p text:style-name="P2"><text:s text:c="2"/><text:span text:style-name="T1">#symlinks: false\</text:span></text:p>
      <text:p text:style-name="P1">\</text:p>
      <text:p text:style-name="P2"><text:s text:c="2"/><text:span text:style-name="T1"># Backoff values define how aggressively filebeat crawls new files for updates\</text:span></text:p>
      <text:p text:style-name="P2"><text:s text:c="2"/><text:span text:style-name="T1"># The default values can be used in most cases. Backoff defines how long it is waited\</text:span></text:p>
      <text:p text:style-name="P2"><text:s text:c="2"/><text:span text:style-name="T1"># to check a file again after EOF is reached. Default is 1s which means the file\</text:span></text:p>
      <text:p text:style-name="P2"><text:s text:c="2"/><text:span text:style-name="T1"># is checked every second if new lines were added. This leads to a near real time crawling.\</text:span></text:p>
      <text:p text:style-name="P2"><text:s text:c="2"/><text:span text:style-name="T1"># Every time a new line appears, backoff is reset to the initial value.\</text:span></text:p>
      <text:p text:style-name="P2"><text:s text:c="2"/><text:span text:style-name="T1">#backoff: 1s\</text:span></text:p>
      <text:p text:style-name="P1">\</text:p>
      <text:p text:style-name="P2"><text:s text:c="2"/><text:span text:style-name="T1"># Max backoff defines what the maximum backoff time is. After having backed off multiple times\</text:span></text:p>
      <text:p text:style-name="P2"><text:s text:c="2"/><text:span text:style-name="T1"># from checking the files, the waiting time will never exceed max_backoff independent of the\</text:span></text:p>
      <text:p text:style-name="P2"><text:s text:c="2"/><text:span text:style-name="T1"># backoff factor. Having it set to 10s means in the worst case a new line can be added to a log\</text:span></text:p>
      <text:p text:style-name="P2"><text:s text:c="2"/><text:span text:style-name="T1"># file after having backed off multiple times, it takes a maximum of 10s to read the new line\</text:span></text:p>
      <text:p text:style-name="P2"><text:s text:c="2"/><text:span text:style-name="T1">#max_backoff: 10s\</text:span></text:p>
      <text:p text:style-name="P1">\</text:p>
      <text:p text:style-name="P2"><text:s text:c="2"/><text:span text:style-name="T1"># The backoff factor defines how fast the algorithm backs off. The bigger the backoff factor,\</text:span></text:p>
      <text:p text:style-name="P2"><text:s text:c="2"/><text:span text:style-name="T1"># the faster the max_backoff value is reached. If this value is set to 1, no backoff will happen.\</text:span></text:p>
      <text:p text:style-name="P2"><text:s text:c="2"/><text:span text:style-name="T1"># The backoff value will be multiplied each time with the backoff_factor until max_backoff is reached\</text:span></text:p>
      <text:p text:style-name="P2"><text:s text:c="2"/><text:span text:style-name="T1">#backoff_factor: 2\</text:span></text:p>
      <text:p text:style-name="P1">\</text:p>
      <text:p text:style-name="P2"><text:soft-page-break/><text:s text:c="2"/><text:span text:style-name="T1"># Max number of harvesters that are started in parallel.\</text:span></text:p>
      <text:p text:style-name="P2"><text:s text:c="2"/><text:span text:style-name="T1"># Default is 0 which means unlimited\</text:span></text:p>
      <text:p text:style-name="P2"><text:s text:c="2"/><text:span text:style-name="T1">#harvester_limit: 0\</text:span></text:p>
      <text:p text:style-name="P1">\</text:p>
      <text:p text:style-name="P2"><text:s text:c="2"/><text:span text:style-name="T1">### Harvester closing options\</text:span></text:p>
      <text:p text:style-name="P1">\</text:p>
      <text:p text:style-name="P2"><text:s text:c="2"/><text:span text:style-name="T1"># Close inactive closes the file handler after the predefined period.\</text:span></text:p>
      <text:p text:style-name="P2"><text:s text:c="2"/><text:span text:style-name="T1"># The period starts when the last line of the file was, not the file ModTime.\</text:span></text:p>
      <text:p text:style-name="P2"><text:s text:c="2"/><text:span text:style-name="T1"># Time strings like 2h (2 hours), 5m (5 minutes) can be used.\</text:span></text:p>
      <text:p text:style-name="P2"><text:s text:c="2"/><text:span text:style-name="T1">#close_inactive: 5m\</text:span></text:p>
      <text:p text:style-name="P1">\</text:p>
      <text:p text:style-name="P2"><text:s text:c="2"/><text:span text:style-name="T1"># Close renamed closes a file handler when the file is renamed or rotated.\</text:span></text:p>
      <text:p text:style-name="P2"><text:s text:c="2"/><text:span text:style-name="T1"># Note: Potential data loss. Make sure to read and understand the docs for this option.\</text:span></text:p>
      <text:p text:style-name="P2"><text:s text:c="2"/><text:span text:style-name="T1">#close_renamed: false\</text:span></text:p>
      <text:p text:style-name="P1">\</text:p>
      <text:p text:style-name="P2"><text:s text:c="2"/><text:span text:style-name="T1"># When enabling this option, a file handler is closed immediately in case a file can't be found\</text:span></text:p>
      <text:p text:style-name="P2"><text:s text:c="2"/><text:span text:style-name="T1"># any more. In case the file shows up again later, harvesting will continue at the last known position\</text:span></text:p>
      <text:p text:style-name="P2"><text:s text:c="2"/><text:span text:style-name="T1"># after scan_frequency.\</text:span></text:p>
      <text:p text:style-name="P2"><text:s text:c="2"/><text:span text:style-name="T1">#close_removed: true\</text:span></text:p>
      <text:p text:style-name="P1">\</text:p>
      <text:p text:style-name="P2"><text:s text:c="2"/><text:span text:style-name="T1"># Closes the file handler as soon as the harvesters reaches the end of the file.\</text:span></text:p>
      <text:p text:style-name="P2"><text:s text:c="2"/><text:span text:style-name="T1"># By default this option is disabled.\</text:span></text:p>
      <text:p text:style-name="P2"><text:s text:c="2"/><text:span text:style-name="T1"># Note: Potential data loss. Make sure to read and understand the docs for this option.\</text:span></text:p>
      <text:p text:style-name="P2"><text:s text:c="2"/><text:span text:style-name="T1">#close_eof: false\</text:span></text:p>
      <text:p text:style-name="P1">\</text:p>
      <text:p text:style-name="P2"><text:s text:c="2"/><text:span text:style-name="T1">### State options\</text:span></text:p>
      <text:p text:style-name="P1">\</text:p>
      <text:p text:style-name="P2"><text:s text:c="2"/><text:span text:style-name="T1"># Files for the modification data is older then clean_inactive the state from the registry is removed\</text:span></text:p>
      <text:p text:style-name="P2"><text:s text:c="2"/><text:span text:style-name="T1"># By default this is disabled.\</text:span></text:p>
      <text:p text:style-name="P2"><text:s text:c="2"/><text:span text:style-name="T1">#clean_inactive: 0\</text:span></text:p>
      <text:p text:style-name="P1">\</text:p>
      <text:p text:style-name="P2"><text:s text:c="2"/><text:span text:style-name="T1"># Removes the state for file which cannot be found on disk anymore immediately\</text:span></text:p>
      <text:p text:style-name="P2"><text:s text:c="2"/><text:span text:style-name="T1">#clean_removed: true\</text:span></text:p>
      <text:p text:style-name="P1">\</text:p>
      <text:p text:style-name="P2"><text:s text:c="2"/><text:span text:style-name="T1"># Close timeout closes the harvester after the predefined time.\</text:span></text:p>
      <text:p text:style-name="P2"><text:s text:c="2"/><text:span text:style-name="T1"># This is independent if the harvester did finish reading the file or not.\</text:span></text:p>
      <text:p text:style-name="P2"><text:s text:c="2"/><text:span text:style-name="T1"># By default this option is disabled.\</text:span></text:p>
      <text:p text:style-name="P2"><text:s text:c="2"/><text:span text:style-name="T1"># Note: Potential data loss. Make sure to read and understand the docs for this option.\</text:span></text:p>
      <text:p text:style-name="P2"><text:s text:c="2"/><text:span text:style-name="T1">#close_timeout: 0\</text:span></text:p>
      <text:p text:style-name="P1">\</text:p>
      <text:p text:style-name="P2"><text:s text:c="2"/><text:span text:style-name="T1"># Defines if inputs is enabled\</text:span></text:p>
      <text:p text:style-name="P2"><text:s text:c="2"/><text:span text:style-name="T1">#enabled: true\</text:span></text:p>
      <text:p text:style-name="P1">\</text:p>
      <text:p text:style-name="P1">#----------------------------- Stdin input -------------------------------\</text:p>
      <text:p text:style-name="P1"># Configuration to use stdin input\</text:p>
      <text:p text:style-name="P1">#- type: stdin\</text:p>
      <text:p text:style-name="P1">\</text:p>
      <text:p text:style-name="P1">#------------------------- Redis slowlog input ---------------------------\</text:p>
      <text:p text:style-name="P1"># Experimental: Config options for the redis slow log input\</text:p>
      <text:p text:style-name="P1">#- type: redis\</text:p>
      <text:p text:style-name="P2"><text:s text:c="2"/><text:span text:style-name="T1">#enabled: false\</text:span></text:p>
      <text:p text:style-name="P1">\</text:p>
      <text:p text:style-name="P2"><text:s text:c="2"/><text:span text:style-name="T1"># List of hosts to pool to retrieve the slow log information.\</text:span></text:p>
      <text:p text:style-name="P2"><text:soft-page-break/><text:s text:c="2"/><text:span text:style-name="T1">#hosts: ["localhost:6379"]\</text:span></text:p>
      <text:p text:style-name="P1">\</text:p>
      <text:p text:style-name="P2"><text:s text:c="2"/><text:span text:style-name="T1"># How often the input checks for redis slow log.\</text:span></text:p>
      <text:p text:style-name="P2"><text:s text:c="2"/><text:span text:style-name="T1">#scan_frequency: 10s\</text:span></text:p>
      <text:p text:style-name="P1">\</text:p>
      <text:p text:style-name="P2"><text:s text:c="2"/><text:span text:style-name="T1"># Timeout after which time the input should return an error\</text:span></text:p>
      <text:p text:style-name="P2"><text:s text:c="2"/><text:span text:style-name="T1">#timeout: 1s\</text:span></text:p>
      <text:p text:style-name="P1">\</text:p>
      <text:p text:style-name="P2"><text:s text:c="2"/><text:span text:style-name="T1"># Network type to be used for redis connection. Default: tcp\</text:span></text:p>
      <text:p text:style-name="P2"><text:s text:c="2"/><text:span text:style-name="T1">#network: tcp\</text:span></text:p>
      <text:p text:style-name="P1">\</text:p>
      <text:p text:style-name="P2"><text:s text:c="2"/><text:span text:style-name="T1"># Max number of concurrent connections. Default: 10\</text:span></text:p>
      <text:p text:style-name="P2"><text:s text:c="2"/><text:span text:style-name="T1">#maxconn: 10\</text:span></text:p>
      <text:p text:style-name="P1">\</text:p>
      <text:p text:style-name="P2"><text:s text:c="2"/><text:span text:style-name="T1"># Redis AUTH password. Empty by default.\</text:span></text:p>
      <text:p text:style-name="P2"><text:s text:c="2"/><text:span text:style-name="T1">#password: foobared\</text:span></text:p>
      <text:p text:style-name="P1">\</text:p>
      <text:p text:style-name="P1">#------------------------------ Udp input --------------------------------\</text:p>
      <text:p text:style-name="P1"># Experimental: Config options for the udp input\</text:p>
      <text:p text:style-name="P1">#- type: udp\</text:p>
      <text:p text:style-name="P2"><text:s text:c="2"/><text:span text:style-name="T1">#enabled: false\</text:span></text:p>
      <text:p text:style-name="P1">\</text:p>
      <text:p text:style-name="P2"><text:s text:c="2"/><text:span text:style-name="T1"># Maximum size of the message received over UDP\</text:span></text:p>
      <text:p text:style-name="P2"><text:s text:c="2"/><text:span text:style-name="T1">#max_message_size: 10KiB\</text:span></text:p>
      <text:p text:style-name="P1">\</text:p>
      <text:p text:style-name="P2"><text:s text:c="2"/><text:span text:style-name="T1"># Size of the UDP read buffer in bytes\</text:span></text:p>
      <text:p text:style-name="P2"><text:s text:c="2"/><text:span text:style-name="T1">#read_buffer: 0\</text:span></text:p>
      <text:p text:style-name="P1">\</text:p>
      <text:p text:style-name="P1">\</text:p>
      <text:p text:style-name="P1">#------------------------------ TCP input --------------------------------\</text:p>
      <text:p text:style-name="P1"># Experimental: Config options for the TCP input\</text:p>
      <text:p text:style-name="P1">#- type: tcp\</text:p>
      <text:p text:style-name="P2"><text:s text:c="2"/><text:span text:style-name="T1">#enabled: false\</text:span></text:p>
      <text:p text:style-name="P1">\</text:p>
      <text:p text:style-name="P2"><text:s text:c="2"/><text:span text:style-name="T1"># The host and port to receive the new event\</text:span></text:p>
      <text:p text:style-name="P2"><text:s text:c="2"/><text:span text:style-name="T1">#host: "localhost:9000"\</text:span></text:p>
      <text:p text:style-name="P1">\</text:p>
      <text:p text:style-name="P2"><text:s text:c="2"/><text:span text:style-name="T1"># Character used to split new message\</text:span></text:p>
      <text:p text:style-name="P2"><text:s text:c="2"/><text:span text:style-name="T1">#line_delimiter: "\\n"\</text:span></text:p>
      <text:p text:style-name="P1">\</text:p>
      <text:p text:style-name="P2"><text:s text:c="2"/><text:span text:style-name="T1"># Maximum size in bytes of the message received over TCP\</text:span></text:p>
      <text:p text:style-name="P2"><text:s text:c="2"/><text:span text:style-name="T1">#max_message_size: 20MiB\</text:span></text:p>
      <text:p text:style-name="P1">\</text:p>
      <text:p text:style-name="P2"><text:s text:c="2"/><text:span text:style-name="T1"># Max number of concurrent connections, or 0 for no limit. Default: 0\</text:span></text:p>
      <text:p text:style-name="P2"><text:s text:c="2"/><text:span text:style-name="T1">#max_connections: 0\</text:span></text:p>
      <text:p text:style-name="P1">\</text:p>
      <text:p text:style-name="P2"><text:s text:c="2"/><text:span text:style-name="T1"># The number of seconds of inactivity before a remote connection is closed.\</text:span></text:p>
      <text:p text:style-name="P2"><text:s text:c="2"/><text:span text:style-name="T1">#timeout: 300s\</text:span></text:p>
      <text:p text:style-name="P1">\</text:p>
      <text:p text:style-name="P2"><text:s text:c="2"/><text:span text:style-name="T1"># Use SSL settings for TCP.\</text:span></text:p>
      <text:p text:style-name="P2"><text:s text:c="2"/><text:span text:style-name="T1">#ssl.enabled: true\</text:span></text:p>
      <text:p text:style-name="P1">\</text:p>
      <text:p text:style-name="P2"><text:s text:c="2"/><text:span text:style-name="T1"># List of supported/valid TLS versions. By default all TLS versions 1.0 up to\</text:span></text:p>
      <text:p text:style-name="P2"><text:s text:c="2"/><text:span text:style-name="T1"># 1.2 are enabled.\</text:span></text:p>
      <text:p text:style-name="P2"><text:s text:c="2"/><text:span text:style-name="T1">#ssl.supported_protocols: [TLSv1.0, TLSv1.1, TLSv1.2]\</text:span></text:p>
      <text:p text:style-name="P1">\</text:p>
      <text:p text:style-name="P2"><text:s text:c="2"/><text:span text:style-name="T1"># SSL configuration. By default is off.\</text:span></text:p>
      <text:p text:style-name="P2"><text:s text:c="2"/><text:span text:style-name="T1"># List of root certificates for client verifications\</text:span></text:p>
      <text:p text:style-name="P2"><text:s text:c="2"/><text:span text:style-name="T1">#ssl.certificate_authorities: ["/etc/pki/root/ca.pem"]\</text:span></text:p>
      <text:p text:style-name="P1"><text:soft-page-break/>\</text:p>
      <text:p text:style-name="P2"><text:s text:c="2"/><text:span text:style-name="T1"># Certificate for SSL server authentication.\</text:span></text:p>
      <text:p text:style-name="P2"><text:s text:c="2"/><text:span text:style-name="T1">#ssl.certificate: "/etc/pki/client/cert.pem"\</text:span></text:p>
      <text:p text:style-name="P1">\</text:p>
      <text:p text:style-name="P2"><text:s text:c="2"/><text:span text:style-name="T1"># Server Certificate Key,\</text:span></text:p>
      <text:p text:style-name="P2"><text:s text:c="2"/><text:span text:style-name="T1">#ssl.key: "/etc/pki/client/cert.key"\</text:span></text:p>
      <text:p text:style-name="P1">\</text:p>
      <text:p text:style-name="P2"><text:s text:c="2"/><text:span text:style-name="T1"># Optional passphrase for decrypting the Certificate Key.\</text:span></text:p>
      <text:p text:style-name="P2"><text:s text:c="2"/><text:span text:style-name="T1">#ssl.key_passphrase: ''\</text:span></text:p>
      <text:p text:style-name="P1">\</text:p>
      <text:p text:style-name="P2"><text:s text:c="2"/><text:span text:style-name="T1"># Configure cipher suites to be used for SSL connections.\</text:span></text:p>
      <text:p text:style-name="P2"><text:s text:c="2"/><text:span text:style-name="T1">#ssl.cipher_suites: []\</text:span></text:p>
      <text:p text:style-name="P1">\</text:p>
      <text:p text:style-name="P2"><text:s text:c="2"/><text:span text:style-name="T1"># Configure curve types for ECDHE based cipher suites.\</text:span></text:p>
      <text:p text:style-name="P2"><text:s text:c="2"/><text:span text:style-name="T1">#ssl.curve_types: []\</text:span></text:p>
      <text:p text:style-name="P1">\</text:p>
      <text:p text:style-name="P2"><text:s text:c="2"/><text:span text:style-name="T1"># Configure what types of client authentication are supported. Valid options\</text:span></text:p>
      <text:p text:style-name="P2"><text:s text:c="2"/><text:span text:style-name="T1"># are `none`, `optional`, and `required`. When `certificate_authorities` is set it will\</text:span></text:p>
      <text:p text:style-name="P2"><text:s text:c="2"/><text:span text:style-name="T1"># default to `required` otherwise it will be set to `none`.\</text:span></text:p>
      <text:p text:style-name="P2"><text:s text:c="2"/><text:span text:style-name="T1">#ssl.client_authentication: "required"\</text:span></text:p>
      <text:p text:style-name="P1">\</text:p>
      <text:p text:style-name="P1">#------------------------------ Syslog input --------------------------------\</text:p>
      <text:p text:style-name="P1"># Experimental: Config options for the Syslog input\</text:p>
      <text:p text:style-name="P1"># Accept RFC3164 formatted syslog event via UDP.\</text:p>
      <text:p text:style-name="P1">#- type: syslog\</text:p>
      <text:p text:style-name="P2"><text:s text:c="2"/><text:span text:style-name="T1">#enabled: false\</text:span></text:p>
      <text:p text:style-name="P2"><text:s text:c="2"/><text:span text:style-name="T1">#protocol.udp:\</text:span></text:p>
      <text:p text:style-name="P2"><text:s text:c="4"/><text:span text:style-name="T1"># The host and port to receive the new event\</text:span></text:p>
      <text:p text:style-name="P2"><text:s text:c="4"/><text:span text:style-name="T1">#host: "localhost:9000"\</text:span></text:p>
      <text:p text:style-name="P1">\</text:p>
      <text:p text:style-name="P2"><text:s text:c="4"/><text:span text:style-name="T1"># Maximum size of the message received over UDP\</text:span></text:p>
      <text:p text:style-name="P2"><text:s text:c="4"/><text:span text:style-name="T1">#max_message_size: 10KiB\</text:span></text:p>
      <text:p text:style-name="P1">\</text:p>
      <text:p text:style-name="P1"># Accept RFC3164 formatted syslog event via TCP.\</text:p>
      <text:p text:style-name="P1">#- type: syslog\</text:p>
      <text:p text:style-name="P2"><text:s text:c="2"/><text:span text:style-name="T1">#enabled: false\</text:span></text:p>
      <text:p text:style-name="P1">\</text:p>
      <text:p text:style-name="P2"><text:s text:c="2"/><text:span text:style-name="T1">#protocol.tcp:\</text:span></text:p>
      <text:p text:style-name="P2"><text:s text:c="4"/><text:span text:style-name="T1"># The host and port to receive the new event\</text:span></text:p>
      <text:p text:style-name="P2"><text:s text:c="4"/><text:span text:style-name="T1">#host: "localhost:9000"\</text:span></text:p>
      <text:p text:style-name="P1">\</text:p>
      <text:p text:style-name="P2"><text:s text:c="4"/><text:span text:style-name="T1"># Character used to split new message\</text:span></text:p>
      <text:p text:style-name="P2"><text:s text:c="4"/><text:span text:style-name="T1">#line_delimiter: "\\n"\</text:span></text:p>
      <text:p text:style-name="P1">\</text:p>
      <text:p text:style-name="P2"><text:s text:c="4"/><text:span text:style-name="T1"># Maximum size in bytes of the message received over TCP\</text:span></text:p>
      <text:p text:style-name="P2"><text:s text:c="4"/><text:span text:style-name="T1">#max_message_size: 20MiB\</text:span></text:p>
      <text:p text:style-name="P1">\</text:p>
      <text:p text:style-name="P2"><text:s text:c="4"/><text:span text:style-name="T1"># The number of seconds of inactivity before a remote connection is closed.\</text:span></text:p>
      <text:p text:style-name="P2"><text:s text:c="4"/><text:span text:style-name="T1">#timeout: 300s\</text:span></text:p>
      <text:p text:style-name="P1">\</text:p>
      <text:p text:style-name="P2"><text:s text:c="4"/><text:span text:style-name="T1"># Use SSL settings for TCP.\</text:span></text:p>
      <text:p text:style-name="P2"><text:s text:c="4"/><text:span text:style-name="T1">#ssl.enabled: true\</text:span></text:p>
      <text:p text:style-name="P1">\</text:p>
      <text:p text:style-name="P2"><text:s text:c="4"/><text:span text:style-name="T1"># List of supported/valid TLS versions. By default all TLS versions 1.0 up to\</text:span></text:p>
      <text:p text:style-name="P2"><text:s text:c="4"/><text:span text:style-name="T1"># 1.2 are enabled.\</text:span></text:p>
      <text:p text:style-name="P2"><text:s text:c="4"/><text:span text:style-name="T1">#ssl.supported_protocols: [TLSv1.0, TLSv1.1, TLSv1.2]\</text:span></text:p>
      <text:p text:style-name="P1">\</text:p>
      <text:p text:style-name="P2"><text:s text:c="4"/><text:span text:style-name="T1"># SSL configuration. By default is off.\</text:span></text:p>
      <text:p text:style-name="P2"><text:soft-page-break/><text:s text:c="4"/><text:span text:style-name="T1"># List of root certificates for client verifications\</text:span></text:p>
      <text:p text:style-name="P2"><text:s text:c="4"/><text:span text:style-name="T1">#ssl.certificate_authorities: ["/etc/pki/root/ca.pem"]\</text:span></text:p>
      <text:p text:style-name="P1">\</text:p>
      <text:p text:style-name="P2"><text:s text:c="4"/><text:span text:style-name="T1"># Certificate for SSL server authentication.\</text:span></text:p>
      <text:p text:style-name="P2"><text:s text:c="4"/><text:span text:style-name="T1">#ssl.certificate: "/etc/pki/client/cert.pem"\</text:span></text:p>
      <text:p text:style-name="P1">\</text:p>
      <text:p text:style-name="P2"><text:s text:c="4"/><text:span text:style-name="T1"># Server Certificate Key,\</text:span></text:p>
      <text:p text:style-name="P2"><text:s text:c="4"/><text:span text:style-name="T1">#ssl.key: "/etc/pki/client/cert.key"\</text:span></text:p>
      <text:p text:style-name="P1">\</text:p>
      <text:p text:style-name="P2"><text:s text:c="4"/><text:span text:style-name="T1"># Optional passphrase for decrypting the Certificate Key.\</text:span></text:p>
      <text:p text:style-name="P2"><text:s text:c="4"/><text:span text:style-name="T1">#ssl.key_passphrase: ''\</text:span></text:p>
      <text:p text:style-name="P1">\</text:p>
      <text:p text:style-name="P2"><text:s text:c="4"/><text:span text:style-name="T1"># Configure cipher suites to be used for SSL connections.\</text:span></text:p>
      <text:p text:style-name="P2"><text:s text:c="4"/><text:span text:style-name="T1">#ssl.cipher_suites: []\</text:span></text:p>
      <text:p text:style-name="P1">\</text:p>
      <text:p text:style-name="P2"><text:s text:c="4"/><text:span text:style-name="T1"># Configure curve types for ECDHE based cipher suites.\</text:span></text:p>
      <text:p text:style-name="P2"><text:s text:c="4"/><text:span text:style-name="T1">#ssl.curve_types: []\</text:span></text:p>
      <text:p text:style-name="P1">\</text:p>
      <text:p text:style-name="P2"><text:s text:c="4"/><text:span text:style-name="T1"># Configure what types of client authentication are supported. Valid options\</text:span></text:p>
      <text:p text:style-name="P2"><text:s text:c="4"/><text:span text:style-name="T1"># are `none`, `optional`, and `required`. When `certificate_authorities` is set it will\</text:span></text:p>
      <text:p text:style-name="P2"><text:s text:c="4"/><text:span text:style-name="T1"># default to `required` otherwise it will be set to `none`.\</text:span></text:p>
      <text:p text:style-name="P2"><text:s text:c="4"/><text:span text:style-name="T1">#ssl.client_authentication: "required"\</text:span></text:p>
      <text:p text:style-name="P1">\</text:p>
      <text:p text:style-name="P1">#------------------------------ Container input --------------------------------\</text:p>
      <text:p text:style-name="P1">#- type: container\</text:p>
      <text:p text:style-name="P2"><text:s text:c="2"/><text:span text:style-name="T1">#enabled: false\</text:span></text:p>
      <text:p text:style-name="P1">\</text:p>
      <text:p text:style-name="P2"><text:s text:c="2"/><text:span text:style-name="T1"># Paths for container logs that should be crawled and fetched.\</text:span></text:p>
      <text:p text:style-name="P2"><text:s text:c="2"/><text:span text:style-name="T1">#paths:\</text:span></text:p>
      <text:p text:style-name="P2"><text:s text:c="2"/><text:span text:style-name="T1"># <text:s/>-/var/lib/docker/containers/*/*.log\</text:span></text:p>
      <text:p text:style-name="P1">\</text:p>
      <text:p text:style-name="P2"><text:s text:c="2"/><text:span text:style-name="T1"># Configure stream to filter to a specific stream: stdout, stderr or all (default)\</text:span></text:p>
      <text:p text:style-name="P2"><text:s text:c="2"/><text:span text:style-name="T1">#stream: all\</text:span></text:p>
      <text:p text:style-name="P1">\</text:p>
      <text:p text:style-name="P1">#========================== Filebeat autodiscover ==============================\</text:p>
      <text:p text:style-name="P1">\</text:p>
      <text:p text:style-name="P1"># Autodiscover allows you to detect changes in the system and spawn new modules\</text:p>
      <text:p text:style-name="P1"># or inputs as they happen.\</text:p>
      <text:p text:style-name="P1">\</text:p>
      <text:p text:style-name="P1">#filebeat.autodiscover:\</text:p>
      <text:p text:style-name="P2"><text:s text:c="2"/><text:span text:style-name="T1"># List of enabled autodiscover providers\</text:span></text:p>
      <text:p text:style-name="P1"># <text:s/>providers:\</text:p>
      <text:p text:style-name="P1"># <text:s text:c="3"/>- type: docker\</text:p>
      <text:p text:style-name="P1"># <text:s text:c="5"/>templates:\</text:p>
      <text:p text:style-name="P1"># <text:s text:c="7"/>- condition:\</text:p>
      <text:p text:style-name="P1"># <text:s text:c="11"/>equals.docker.container.image: busybox\</text:p>
      <text:p text:style-name="P1"># <text:s text:c="9"/>config:\</text:p>
      <text:p text:style-name="P1"># <text:s text:c="11"/>- type: container\</text:p>
      <text:p text:style-name="P1"># <text:s text:c="13"/>paths:\</text:p>
      <text:p text:style-name="P1"># <text:s text:c="15"/>- /var/lib/docker/containers/$\{data.docker.container.id\}/*.log\</text:p>
      <text:p text:style-name="P1">\</text:p>
      <text:p text:style-name="P1">#========================= Filebeat global options ============================\</text:p>
      <text:p text:style-name="P1">\</text:p>
      <text:p text:style-name="P1"># Registry data path. If a relative path is used, it is considered relative to the\</text:p>
      <text:p text:style-name="P1"># data path.\</text:p>
      <text:p text:style-name="P1">#filebeat.registry.path: $\{path.data\}/registry\</text:p>
      <text:p text:style-name="P1">\</text:p>
      <text:p text:style-name="P1"><text:soft-page-break/># The permissions mask to apply on registry data, and meta files. The default\</text:p>
      <text:p text:style-name="P1"># value is 0600. <text:s/>Must be a valid Unix-style file permissions mask expressed in\</text:p>
      <text:p text:style-name="P1"># octal notation. <text:s/>This option is not supported on Windows.\</text:p>
      <text:p text:style-name="P1">#filebeat.registry.file_permissions: 0600\</text:p>
      <text:p text:style-name="P1">\</text:p>
      <text:p text:style-name="P1"># The timeout value that controls when registry entries are written to disk\</text:p>
      <text:p text:style-name="P1"># (flushed). When an unwritten update exceeds this value, it triggers a write\</text:p>
      <text:p text:style-name="P1"># to disk. When flush is set to 0s, the registry is written to disk after each\</text:p>
      <text:p text:style-name="P1"># batch of events has been published successfully. The default value is 0s.\</text:p>
      <text:p text:style-name="P1">#filebeat.registry.flush: 0s\</text:p>
      <text:p text:style-name="P1">\</text:p>
      <text:p text:style-name="P1">\</text:p>
      <text:p text:style-name="P1"># Starting with Filebeat 7.0, the registry uses a new directory format to store\</text:p>
      <text:p text:style-name="P1"># Filebeat state. After you upgrade, Filebeat will automatically migrate a 6.x\</text:p>
      <text:p text:style-name="P1"># registry file to use the new directory format. If you changed\</text:p>
      <text:p text:style-name="P1"># filebeat.registry.path while upgrading, set filebeat.registry.migrate_file to\</text:p>
      <text:p text:style-name="P1"># point to the old registry file.\</text:p>
      <text:p text:style-name="P1">#filebeat.registry.migrate_file: $\{path.data\}/registry\</text:p>
      <text:p text:style-name="P1">\</text:p>
      <text:p text:style-name="P1"># By default Ingest pipelines are not updated if a pipeline with the same ID\</text:p>
      <text:p text:style-name="P1"># already exists. If this option is enabled Filebeat overwrites pipelines\</text:p>
      <text:p text:style-name="P1"># everytime a new Elasticsearch connection is established.\</text:p>
      <text:p text:style-name="P1">#filebeat.overwrite_pipelines: false\</text:p>
      <text:p text:style-name="P1">\</text:p>
      <text:p text:style-name="P1"># How long filebeat waits on shutdown for the publisher to finish.\</text:p>
      <text:p text:style-name="P1"># Default is 0, not waiting.\</text:p>
      <text:p text:style-name="P1">#filebeat.shutdown_timeout: 0\</text:p>
      <text:p text:style-name="P1">\</text:p>
      <text:p text:style-name="P1"># Enable filebeat config reloading\</text:p>
      <text:p text:style-name="P1">#filebeat.config:\</text:p>
      <text:p text:style-name="P2"><text:s text:c="2"/><text:span text:style-name="T1">#inputs:\</text:span></text:p>
      <text:p text:style-name="P2"><text:s text:c="4"/><text:span text:style-name="T1">#enabled: false\</text:span></text:p>
      <text:p text:style-name="P2"><text:s text:c="4"/><text:span text:style-name="T1">#path: inputs.d/*.yml\</text:span></text:p>
      <text:p text:style-name="P2"><text:s text:c="4"/><text:span text:style-name="T1">#reload.enabled: true\</text:span></text:p>
      <text:p text:style-name="P2"><text:s text:c="4"/><text:span text:style-name="T1">#reload.period: 10s\</text:span></text:p>
      <text:p text:style-name="P2"><text:s text:c="2"/><text:span text:style-name="T1">#modules:\</text:span></text:p>
      <text:p text:style-name="P2"><text:s text:c="4"/><text:span text:style-name="T1">#enabled: false\</text:span></text:p>
      <text:p text:style-name="P2"><text:s text:c="4"/><text:span text:style-name="T1">#path: modules.d/*.yml\</text:span></text:p>
      <text:p text:style-name="P2"><text:s text:c="4"/><text:span text:style-name="T1">#reload.enabled: true\</text:span></text:p>
      <text:p text:style-name="P2"><text:s text:c="4"/><text:span text:style-name="T1">#reload.period: 10s\</text:span></text:p>
      <text:p text:style-name="P1">\</text:p>
      <text:p text:style-name="P1">#================================ General ======================================\</text:p>
      <text:p text:style-name="P1">\</text:p>
      <text:p text:style-name="P1"># The name of the shipper that publishes the network data. It can be used to group\</text:p>
      <text:p text:style-name="P1"># all the transactions sent by a single shipper in the web interface.\</text:p>
      <text:p text:style-name="P1"># If this options is not defined, the hostname is used.\</text:p>
      <text:p text:style-name="P1">#name:\</text:p>
      <text:p text:style-name="P1">\</text:p>
      <text:p text:style-name="P1"># The tags of the shipper are included in their own field with each\</text:p>
      <text:p text:style-name="P1"># transaction published. Tags make it easy to group servers by different\</text:p>
      <text:p text:style-name="P1"># logical properties.\</text:p>
      <text:p text:style-name="P1">#tags: ["service-X", "web-tier"]\</text:p>
      <text:p text:style-name="P1">\</text:p>
      <text:p text:style-name="P1"># Optional fields that you can specify to add additional information to the\</text:p>
      <text:p text:style-name="P1"># output. Fields can be scalar values, arrays, dictionaries, or any nested\</text:p>
      <text:p text:style-name="P1"># combination of these.\</text:p>
      <text:p text:style-name="P1">#fields:\</text:p>
      <text:p text:style-name="P1"># <text:s/>env: staging\</text:p>
      <text:p text:style-name="P1">\</text:p>
      <text:p text:style-name="P1"><text:soft-page-break/># If this option is set to true, the custom fields are stored as top-level\</text:p>
      <text:p text:style-name="P1"># fields in the output document instead of being grouped under a fields\</text:p>
      <text:p text:style-name="P1"># sub-dictionary. Default is false.\</text:p>
      <text:p text:style-name="P1">#fields_under_root: false\</text:p>
      <text:p text:style-name="P1">\</text:p>
      <text:p text:style-name="P1"># Internal queue configuration for buffering events to be published.\</text:p>
      <text:p text:style-name="P1">#queue:\</text:p>
      <text:p text:style-name="P2"><text:s text:c="2"/><text:span text:style-name="T1"># Queue type by name (default 'mem')\</text:span></text:p>
      <text:p text:style-name="P2"><text:s text:c="2"/><text:span text:style-name="T1"># The memory queue will present all available events (up to the outputs\</text:span></text:p>
      <text:p text:style-name="P2"><text:s text:c="2"/><text:span text:style-name="T1"># bulk_max_size) to the output, the moment the output is ready to server\</text:span></text:p>
      <text:p text:style-name="P2"><text:s text:c="2"/><text:span text:style-name="T1"># another batch of events.\</text:span></text:p>
      <text:p text:style-name="P2"><text:s text:c="2"/><text:span text:style-name="T1">#mem:\</text:span></text:p>
      <text:p text:style-name="P2"><text:s text:c="4"/><text:span text:style-name="T1"># Max number of events the queue can buffer.\</text:span></text:p>
      <text:p text:style-name="P2"><text:s text:c="4"/><text:span text:style-name="T1">#events: 4096\</text:span></text:p>
      <text:p text:style-name="P1">\</text:p>
      <text:p text:style-name="P2"><text:s text:c="4"/><text:span text:style-name="T1"># Hints the minimum number of events stored in the queue,\</text:span></text:p>
      <text:p text:style-name="P2"><text:s text:c="4"/><text:span text:style-name="T1"># before providing a batch of events to the outputs.\</text:span></text:p>
      <text:p text:style-name="P2"><text:s text:c="4"/><text:span text:style-name="T1"># The default value is set to 2048.\</text:span></text:p>
      <text:p text:style-name="P2"><text:s text:c="4"/><text:span text:style-name="T1"># A value of 0 ensures events are immediately available\</text:span></text:p>
      <text:p text:style-name="P2"><text:s text:c="4"/><text:span text:style-name="T1"># to be sent to the outputs.\</text:span></text:p>
      <text:p text:style-name="P2"><text:s text:c="4"/><text:span text:style-name="T1">#flush.min_events: 2048\</text:span></text:p>
      <text:p text:style-name="P1">\</text:p>
      <text:p text:style-name="P2"><text:s text:c="4"/><text:span text:style-name="T1"># Maximum duration after which events are available to the outputs,\</text:span></text:p>
      <text:p text:style-name="P2"><text:s text:c="4"/><text:span text:style-name="T1"># if the number of events stored in the queue is &lt; `flush.min_events`.\</text:span></text:p>
      <text:p text:style-name="P2"><text:s text:c="4"/><text:span text:style-name="T1">#flush.timeout: 1s\</text:span></text:p>
      <text:p text:style-name="P1">\</text:p>
      <text:p text:style-name="P2"><text:s text:c="2"/><text:span text:style-name="T1"># The spool queue will store events in a local spool file, before\</text:span></text:p>
      <text:p text:style-name="P2"><text:s text:c="2"/><text:span text:style-name="T1"># forwarding the events to the outputs.\</text:span></text:p>
      <text:p text:style-name="P2"><text:s text:c="2"/><text:span text:style-name="T1">#\</text:span></text:p>
      <text:p text:style-name="P2"><text:s text:c="2"/><text:span text:style-name="T1"># Beta: spooling to disk is currently a beta feature. Use with care.\</text:span></text:p>
      <text:p text:style-name="P2"><text:s text:c="2"/><text:span text:style-name="T1">#\</text:span></text:p>
      <text:p text:style-name="P2"><text:s text:c="2"/><text:span text:style-name="T1"># The spool file is a circular buffer, which blocks once the file/buffer is full.\</text:span></text:p>
      <text:p text:style-name="P2"><text:s text:c="2"/><text:span text:style-name="T1"># Events are put into a write buffer and flushed once the write buffer\</text:span></text:p>
      <text:p text:style-name="P2"><text:s text:c="2"/><text:span text:style-name="T1"># is full or the flush_timeout is triggered.\</text:span></text:p>
      <text:p text:style-name="P2"><text:s text:c="2"/><text:span text:style-name="T1"># Once ACKed by the output, events are removed immediately from the queue,\</text:span></text:p>
      <text:p text:style-name="P2"><text:s text:c="2"/><text:span text:style-name="T1"># making space for new events to be persisted.\</text:span></text:p>
      <text:p text:style-name="P2"><text:s text:c="2"/><text:span text:style-name="T1">#spool:\</text:span></text:p>
      <text:p text:style-name="P2"><text:s text:c="4"/><text:span text:style-name="T1"># The file namespace configures the file path and the file creation settings.\</text:span></text:p>
      <text:p text:style-name="P2"><text:s text:c="4"/><text:span text:style-name="T1"># Once the file exists, the `size`, `page_size` and `prealloc` settings\</text:span></text:p>
      <text:p text:style-name="P2"><text:s text:c="4"/><text:span text:style-name="T1"># will have no more effect.\</text:span></text:p>
      <text:p text:style-name="P2"><text:s text:c="4"/><text:span text:style-name="T1">#file:\</text:span></text:p>
      <text:p text:style-name="P2"><text:s text:c="6"/><text:span text:style-name="T1"># Location of spool file. The default value is $\{path.data\}/spool.dat.\</text:span></text:p>
      <text:p text:style-name="P2"><text:s text:c="6"/><text:span text:style-name="T1">#path: "$\{path.data\}/spool.dat"\</text:span></text:p>
      <text:p text:style-name="P1">\</text:p>
      <text:p text:style-name="P2"><text:s text:c="6"/><text:span text:style-name="T1"># Configure file permissions if file is created. The default value is 0600.\</text:span></text:p>
      <text:p text:style-name="P2"><text:s text:c="6"/><text:span text:style-name="T1">#permissions: 0600\</text:span></text:p>
      <text:p text:style-name="P1">\</text:p>
      <text:p text:style-name="P2"><text:s text:c="6"/><text:span text:style-name="T1"># File size hint. The spool blocks, once this limit is reached. The default value is 100 MiB.\</text:span></text:p>
      <text:p text:style-name="P2"><text:s text:c="6"/><text:span text:style-name="T1">#size: 100MiB\</text:span></text:p>
      <text:p text:style-name="P1">\</text:p>
      <text:p text:style-name="P2"><text:s text:c="6"/><text:span text:style-name="T1"># The files page size. A file is split into multiple pages of the same size. The default value is 4KiB.\</text:span></text:p>
      <text:p text:style-name="P2"><text:s text:c="6"/><text:span text:style-name="T1">#page_size: 4KiB\</text:span></text:p>
      <text:p text:style-name="P1">\</text:p>
      <text:p text:style-name="P2"><text:s text:c="6"/><text:span text:style-name="T1"># If prealloc is set, the required space for the file is reserved using\</text:span></text:p>
      <text:p text:style-name="P2"><text:s text:c="6"/><text:span text:style-name="T1"># truncate. The default value is true.\</text:span></text:p>
      <text:p text:style-name="P2"><text:s text:c="6"/><text:span text:style-name="T1">#prealloc: true\</text:span></text:p>
      <text:p text:style-name="P1"><text:soft-page-break/>\</text:p>
      <text:p text:style-name="P2"><text:s text:c="4"/><text:span text:style-name="T1"># Spool writer settings\</text:span></text:p>
      <text:p text:style-name="P2"><text:s text:c="4"/><text:span text:style-name="T1"># Events are serialized into a write buffer. The write buffer is flushed if:\</text:span></text:p>
      <text:p text:style-name="P2"><text:s text:c="4"/><text:span text:style-name="T1"># - The buffer limit has been reached.\</text:span></text:p>
      <text:p text:style-name="P2"><text:s text:c="4"/><text:span text:style-name="T1"># - The configured limit of buffered events is reached.\</text:span></text:p>
      <text:p text:style-name="P2"><text:s text:c="4"/><text:span text:style-name="T1"># - The flush timeout is triggered.\</text:span></text:p>
      <text:p text:style-name="P2"><text:s text:c="4"/><text:span text:style-name="T1">#write:\</text:span></text:p>
      <text:p text:style-name="P2"><text:s text:c="6"/><text:span text:style-name="T1"># Sets the write buffer size.\</text:span></text:p>
      <text:p text:style-name="P2"><text:s text:c="6"/><text:span text:style-name="T1">#buffer_size: 1MiB\</text:span></text:p>
      <text:p text:style-name="P1">\</text:p>
      <text:p text:style-name="P2"><text:s text:c="6"/><text:span text:style-name="T1"># Maximum duration after which events are flushed if the write buffer\</text:span></text:p>
      <text:p text:style-name="P2"><text:s text:c="6"/><text:span text:style-name="T1"># is not full yet. The default value is 1s.\</text:span></text:p>
      <text:p text:style-name="P2"><text:s text:c="6"/><text:span text:style-name="T1">#flush.timeout: 1s\</text:span></text:p>
      <text:p text:style-name="P1">\</text:p>
      <text:p text:style-name="P2"><text:s text:c="6"/><text:span text:style-name="T1"># Number of maximum buffered events. The write buffer is flushed once the\</text:span></text:p>
      <text:p text:style-name="P2"><text:s text:c="6"/><text:span text:style-name="T1"># limit is reached.\</text:span></text:p>
      <text:p text:style-name="P2"><text:s text:c="6"/><text:span text:style-name="T1">#flush.events: 16384\</text:span></text:p>
      <text:p text:style-name="P1">\</text:p>
      <text:p text:style-name="P2"><text:s text:c="6"/><text:span text:style-name="T1"># Configure the on-disk event encoding. The encoding can be changed\</text:span></text:p>
      <text:p text:style-name="P2"><text:s text:c="6"/><text:span text:style-name="T1"># between restarts.\</text:span></text:p>
      <text:p text:style-name="P2"><text:s text:c="6"/><text:span text:style-name="T1"># Valid encodings are: json, ubjson, and cbor.\</text:span></text:p>
      <text:p text:style-name="P2"><text:s text:c="6"/><text:span text:style-name="T1">#codec: cbor\</text:span></text:p>
      <text:p text:style-name="P2"><text:s text:c="4"/><text:span text:style-name="T1">#read:\</text:span></text:p>
      <text:p text:style-name="P2"><text:s text:c="6"/><text:span text:style-name="T1"># Reader flush timeout, waiting for more events to become available, so\</text:span></text:p>
      <text:p text:style-name="P2"><text:s text:c="6"/><text:span text:style-name="T1"># to fill a complete batch as required by the outputs.\</text:span></text:p>
      <text:p text:style-name="P2"><text:s text:c="6"/><text:span text:style-name="T1"># If flush_timeout is 0, all available events are forwarded to the\</text:span></text:p>
      <text:p text:style-name="P2"><text:s text:c="6"/><text:span text:style-name="T1"># outputs immediately.\</text:span></text:p>
      <text:p text:style-name="P2"><text:s text:c="6"/><text:span text:style-name="T1"># The default value is 0s.\</text:span></text:p>
      <text:p text:style-name="P2"><text:s text:c="6"/><text:span text:style-name="T1">#flush.timeout: 0s\</text:span></text:p>
      <text:p text:style-name="P1">\</text:p>
      <text:p text:style-name="P1"># Sets the maximum number of CPUs that can be executing simultaneously. The\</text:p>
      <text:p text:style-name="P1"># default is the number of logical CPUs available in the system.\</text:p>
      <text:p text:style-name="P1">#max_procs:\</text:p>
      <text:p text:style-name="P1">\</text:p>
      <text:p text:style-name="P1">#================================ Processors ===================================\</text:p>
      <text:p text:style-name="P1">\</text:p>
      <text:p text:style-name="P1"># Processors are used to reduce the number of fields in the exported event or to\</text:p>
      <text:p text:style-name="P1"># enhance the event with external metadata. This section defines a list of\</text:p>
      <text:p text:style-name="P1"># processors that are applied one by one and the first one receives the initial\</text:p>
      <text:p text:style-name="P1"># event:\</text:p>
      <text:p text:style-name="P1">#\</text:p>
      <text:p text:style-name="P1"># <text:s text:c="2"/>event -&gt; filter1 -&gt; event1 -&gt; filter2 -&gt;event2 ...\</text:p>
      <text:p text:style-name="P1">#\</text:p>
      <text:p text:style-name="P1"># The supported processors are drop_fields, drop_event, include_fields,\</text:p>
      <text:p text:style-name="P1"># decode_json_fields, and add_cloud_metadata.\</text:p>
      <text:p text:style-name="P1">#\</text:p>
      <text:p text:style-name="P1"># For example, you can use the following processors to keep the fields that\</text:p>
      <text:p text:style-name="P1"># contain CPU load percentages, but remove the fields that contain CPU ticks\</text:p>
      <text:p text:style-name="P1"># values:\</text:p>
      <text:p text:style-name="P1">#\</text:p>
      <text:p text:style-name="P1">#processors:\</text:p>
      <text:p text:style-name="P1">#- include_fields:\</text:p>
      <text:p text:style-name="P1"># <text:s text:c="3"/>fields: ["cpu"]\</text:p>
      <text:p text:style-name="P1">#- drop_fields:\</text:p>
      <text:p text:style-name="P1"># <text:s text:c="3"/>fields: ["cpu.user", "cpu.system"]\</text:p>
      <text:p text:style-name="P1">#\</text:p>
      <text:p text:style-name="P1"># The following example drops the events that have the HTTP response code 200:\</text:p>
      <text:p text:style-name="P1">#\</text:p>
      <text:p text:style-name="P1">#processors:\</text:p>
      <text:p text:style-name="P1"><text:soft-page-break/>#- drop_event:\</text:p>
      <text:p text:style-name="P1"># <text:s text:c="3"/>when:\</text:p>
      <text:p text:style-name="P1"># <text:s text:c="6"/>equals:\</text:p>
      <text:p text:style-name="P1"># <text:s text:c="10"/>http.code: 200\</text:p>
      <text:p text:style-name="P1">#\</text:p>
      <text:p text:style-name="P1"># The following example renames the field a to b:\</text:p>
      <text:p text:style-name="P1">#\</text:p>
      <text:p text:style-name="P1">#processors:\</text:p>
      <text:p text:style-name="P1">#- rename:\</text:p>
      <text:p text:style-name="P1"># <text:s text:c="3"/>fields:\</text:p>
      <text:p text:style-name="P1"># <text:s text:c="6"/>- from: "a"\</text:p>
      <text:p text:style-name="P1"># <text:s text:c="8"/>to: "b"\</text:p>
      <text:p text:style-name="P1">#\</text:p>
      <text:p text:style-name="P1"># The following example tokenizes the string into fields:\</text:p>
      <text:p text:style-name="P1">#\</text:p>
      <text:p text:style-name="P1">#processors:\</text:p>
      <text:p text:style-name="P1">#- dissect:\</text:p>
      <text:p text:style-name="P1"># <text:s text:c="3"/>tokenizer: "%\{key1\} - %\{key2\}"\</text:p>
      <text:p text:style-name="P1"># <text:s text:c="3"/>field: "message"\</text:p>
      <text:p text:style-name="P1"># <text:s text:c="3"/>target_prefix: "dissect"\</text:p>
      <text:p text:style-name="P1">#\</text:p>
      <text:p text:style-name="P1"># The following example enriches each event with metadata from the cloud\</text:p>
      <text:p text:style-name="P1"># provider about the host machine. It works on EC2, GCE, DigitalOcean,\</text:p>
      <text:p text:style-name="P1"># Tencent Cloud, and Alibaba Cloud.\</text:p>
      <text:p text:style-name="P1">#\</text:p>
      <text:p text:style-name="P1">#processors:\</text:p>
      <text:p text:style-name="P1">#- add_cloud_metadata: ~\</text:p>
      <text:p text:style-name="P1">#\</text:p>
      <text:p text:style-name="P1"># The following example enriches each event with the machine's local time zone\</text:p>
      <text:p text:style-name="P1"># offset from UTC.\</text:p>
      <text:p text:style-name="P1">#\</text:p>
      <text:p text:style-name="P1">#processors:\</text:p>
      <text:p text:style-name="P1">#- add_locale:\</text:p>
      <text:p text:style-name="P1"># <text:s text:c="3"/>format: offset\</text:p>
      <text:p text:style-name="P1">#\</text:p>
      <text:p text:style-name="P1"># The following example enriches each event with docker metadata, it matches\</text:p>
      <text:p text:style-name="P1"># given fields to an existing container id and adds info from that container:\</text:p>
      <text:p text:style-name="P1">#\</text:p>
      <text:p text:style-name="P1">#processors:\</text:p>
      <text:p text:style-name="P1">#- add_docker_metadata:\</text:p>
      <text:p text:style-name="P1"># <text:s text:c="3"/>host: "unix:///var/run/docker.sock"\</text:p>
      <text:p text:style-name="P1"># <text:s text:c="3"/>match_fields: ["system.process.cgroup.id"]\</text:p>
      <text:p text:style-name="P1"># <text:s text:c="3"/>match_pids: ["process.pid", "process.ppid"]\</text:p>
      <text:p text:style-name="P1"># <text:s text:c="3"/>match_source: true\</text:p>
      <text:p text:style-name="P1"># <text:s text:c="3"/>match_source_index: 4\</text:p>
      <text:p text:style-name="P1"># <text:s text:c="3"/>match_short_id: false\</text:p>
      <text:p text:style-name="P1"># <text:s text:c="3"/>cleanup_timeout: 60\</text:p>
      <text:p text:style-name="P1"># <text:s text:c="3"/>labels.dedot: false\</text:p>
      <text:p text:style-name="P1"># <text:s text:c="3"/># To connect to Docker over TLS you must specify a client and CA certificate.\</text:p>
      <text:p text:style-name="P1"># <text:s text:c="3"/>#ssl:\</text:p>
      <text:p text:style-name="P1"># <text:s text:c="3"/># <text:s/>certificate_authority: "/etc/pki/root/ca.pem"\</text:p>
      <text:p text:style-name="P1"># <text:s text:c="3"/># <text:s/>certificate: <text:s text:c="10"/>"/etc/pki/client/cert.pem"\</text:p>
      <text:p text:style-name="P1"># <text:s text:c="3"/># <text:s/>key: <text:s text:c="18"/>"/etc/pki/client/cert.key"\</text:p>
      <text:p text:style-name="P1">#\</text:p>
      <text:p text:style-name="P1"># The following example enriches each event with docker metadata, it matches\</text:p>
      <text:p text:style-name="P1"># container id from log path available in `source` field (by default it expects\</text:p>
      <text:p text:style-name="P1"># it to be /var/lib/docker/containers/*/*.log).\</text:p>
      <text:p text:style-name="P1">#\</text:p>
      <text:p text:style-name="P1">#processors:\</text:p>
      <text:p text:style-name="P1"><text:soft-page-break/>#- add_docker_metadata: ~\</text:p>
      <text:p text:style-name="P1">#\</text:p>
      <text:p text:style-name="P1"># The following example enriches each event with host metadata.\</text:p>
      <text:p text:style-name="P1">#\</text:p>
      <text:p text:style-name="P1">#processors:\</text:p>
      <text:p text:style-name="P1">#- add_host_metadata:\</text:p>
      <text:p text:style-name="P1"># <text:s text:c="2"/>netinfo.enabled: false\</text:p>
      <text:p text:style-name="P1">#\</text:p>
      <text:p text:style-name="P1"># The following example enriches each event with process metadata using\</text:p>
      <text:p text:style-name="P1"># process IDs included in the event.\</text:p>
      <text:p text:style-name="P1">#\</text:p>
      <text:p text:style-name="P1">#processors:\</text:p>
      <text:p text:style-name="P1">#- add_process_metadata:\</text:p>
      <text:p text:style-name="P1"># <text:s text:c="3"/>match_pids: ["system.process.ppid"]\</text:p>
      <text:p text:style-name="P1"># <text:s text:c="3"/>target: system.process.parent\</text:p>
      <text:p text:style-name="P1">#\</text:p>
      <text:p text:style-name="P1"># The following example decodes fields containing JSON strings\</text:p>
      <text:p text:style-name="P1"># and replaces the strings with valid JSON objects.\</text:p>
      <text:p text:style-name="P1">#\</text:p>
      <text:p text:style-name="P1">#processors:\</text:p>
      <text:p text:style-name="P1">#- decode_json_fields:\</text:p>
      <text:p text:style-name="P1"># <text:s text:c="3"/>fields: ["field1", "field2", ...]\</text:p>
      <text:p text:style-name="P1"># <text:s text:c="3"/>process_array: false\</text:p>
      <text:p text:style-name="P1"># <text:s text:c="3"/>max_depth: 1\</text:p>
      <text:p text:style-name="P1"># <text:s text:c="3"/>target: ""\</text:p>
      <text:p text:style-name="P1"># <text:s text:c="3"/>overwrite_keys: false\</text:p>
      <text:p text:style-name="P1">#\</text:p>
      <text:p text:style-name="P1">#processors:\</text:p>
      <text:p text:style-name="P1">#- decompress_gzip_field:\</text:p>
      <text:p text:style-name="P1"># <text:s text:c="3"/>from: "field1"\</text:p>
      <text:p text:style-name="P1"># <text:s text:c="3"/>to: "field2"\</text:p>
      <text:p text:style-name="P1"># <text:s text:c="3"/>ignore_missing: false\</text:p>
      <text:p text:style-name="P1"># <text:s text:c="3"/>fail_on_error: true\</text:p>
      <text:p text:style-name="P1">#\</text:p>
      <text:p text:style-name="P1"># The following example copies the value of message to message_copied\</text:p>
      <text:p text:style-name="P1">#\</text:p>
      <text:p text:style-name="P1">#processors:\</text:p>
      <text:p text:style-name="P1">#- copy_fields:\</text:p>
      <text:p text:style-name="P1"># <text:s text:c="3"/>fields:\</text:p>
      <text:p text:style-name="P1"># <text:s text:c="7"/>- from: message\</text:p>
      <text:p text:style-name="P1"># <text:s text:c="9"/>to: message_copied\</text:p>
      <text:p text:style-name="P1"># <text:s text:c="3"/>fail_on_error: true\</text:p>
      <text:p text:style-name="P1"># <text:s text:c="3"/>ignore_missing: false\</text:p>
      <text:p text:style-name="P1">#\</text:p>
      <text:p text:style-name="P1"># The following example truncates the value of message to 1024 bytes\</text:p>
      <text:p text:style-name="P1">#\</text:p>
      <text:p text:style-name="P1">#processors:\</text:p>
      <text:p text:style-name="P1">#- truncate_fields:\</text:p>
      <text:p text:style-name="P1"># <text:s text:c="3"/>fields:\</text:p>
      <text:p text:style-name="P1"># <text:s text:c="5"/>- message\</text:p>
      <text:p text:style-name="P1"># <text:s text:c="3"/>max_bytes: 1024\</text:p>
      <text:p text:style-name="P1"># <text:s text:c="3"/>fail_on_error: false\</text:p>
      <text:p text:style-name="P1"># <text:s text:c="3"/>ignore_missing: true\</text:p>
      <text:p text:style-name="P1">#\</text:p>
      <text:p text:style-name="P1"># The following example preserves the raw message under event.original\</text:p>
      <text:p text:style-name="P1">#\</text:p>
      <text:p text:style-name="P1">#processors:\</text:p>
      <text:p text:style-name="P1">#- copy_fields:\</text:p>
      <text:p text:style-name="P1"># <text:s text:c="3"/>fields:\</text:p>
      <text:p text:style-name="P1"><text:soft-page-break/># <text:s text:c="7"/>- from: message\</text:p>
      <text:p text:style-name="P1"># <text:s text:c="9"/>to: event.original\</text:p>
      <text:p text:style-name="P1"># <text:s text:c="3"/>fail_on_error: false\</text:p>
      <text:p text:style-name="P1"># <text:s text:c="3"/>ignore_missing: true\</text:p>
      <text:p text:style-name="P1">#- truncate_fields:\</text:p>
      <text:p text:style-name="P1"># <text:s text:c="3"/>fields:\</text:p>
      <text:p text:style-name="P1"># <text:s text:c="5"/>- event.original\</text:p>
      <text:p text:style-name="P1"># <text:s text:c="3"/>max_bytes: 1024\</text:p>
      <text:p text:style-name="P1"># <text:s text:c="3"/>fail_on_error: false\</text:p>
      <text:p text:style-name="P1"># <text:s text:c="3"/>ignore_missing: true\</text:p>
      <text:p text:style-name="P1">\</text:p>
      <text:p text:style-name="P1">#============================= Elastic Cloud ==================================\</text:p>
      <text:p text:style-name="P1">\</text:p>
      <text:p text:style-name="P1"># These settings simplify using Filebeat with the Elastic Cloud (https://cloud.elastic.co/).\</text:p>
      <text:p text:style-name="P1">\</text:p>
      <text:p text:style-name="P1"># The cloud.id setting overwrites the `output.elasticsearch.hosts` and\</text:p>
      <text:p text:style-name="P1"># `setup.kibana.host` options.\</text:p>
      <text:p text:style-name="P1"># You can find the `cloud.id` in the Elastic Cloud web UI.\</text:p>
      <text:p text:style-name="P1">#cloud.id:\</text:p>
      <text:p text:style-name="P1">\</text:p>
      <text:p text:style-name="P1"># The cloud.auth setting overwrites the `output.elasticsearch.username` and\</text:p>
      <text:p text:style-name="P1"># `output.elasticsearch.password` settings. The format is `&lt;user&gt;:&lt;pass&gt;`.\</text:p>
      <text:p text:style-name="P1">#cloud.auth:\</text:p>
      <text:p text:style-name="P1">\</text:p>
      <text:p text:style-name="P1">#================================ Outputs ======================================\</text:p>
      <text:p text:style-name="P1">\</text:p>
      <text:p text:style-name="P1"># Configure what output to use when sending the data collected by the beat.\</text:p>
      <text:p text:style-name="P1">\</text:p>
      <text:p text:style-name="P1">#-------------------------- Elasticsearch output -------------------------------\</text:p>
      <text:p text:style-name="P1">output.elasticsearch:\</text:p>
      <text:p text:style-name="P2"><text:s text:c="2"/><text:span text:style-name="T1"># Boolean flag to enable or disable the output module.\</text:span></text:p>
      <text:p text:style-name="P2"><text:s text:c="2"/><text:span text:style-name="T1">#enabled: true\</text:span></text:p>
      <text:p text:style-name="P1">\</text:p>
      <text:p text:style-name="P2"><text:s text:c="2"/><text:span text:style-name="T1"># Array of hosts to connect to.\</text:span></text:p>
      <text:p text:style-name="P2"><text:s text:c="2"/><text:span text:style-name="T1"># Scheme and port can be left out and will be set to the default (http and 9200)\</text:span></text:p>
      <text:p text:style-name="P2"><text:s text:c="2"/><text:span text:style-name="T1"># In case you specify and additional path, the scheme is required: http://localhost:9200/path\</text:span></text:p>
      <text:p text:style-name="P2"><text:s text:c="2"/><text:span text:style-name="T1"># IPv6 addresses should always be defined as: https://[2001:db8::1]:9200\</text:span></text:p>
      <text:p text:style-name="P2"><text:s text:c="2"/><text:span text:style-name="T1">hosts: ["10.2.0.4:9200"]\</text:span></text:p>
      <text:p text:style-name="P2"><text:s text:c="2"/><text:span text:style-name="T1">username: "elastic"\</text:span></text:p>
      <text:p text:style-name="P2"><text:s text:c="2"/><text:span text:style-name="T1">password: "changeme" # TODO: Change this to the password you set\</text:span></text:p>
      <text:p text:style-name="P1">\</text:p>
      <text:p text:style-name="P2"><text:s text:c="2"/><text:span text:style-name="T1"># Set gzip compression level.\</text:span></text:p>
      <text:p text:style-name="P2"><text:s text:c="2"/><text:span text:style-name="T1">#compression_level: 0\</text:span></text:p>
      <text:p text:style-name="P1">\</text:p>
      <text:p text:style-name="P2"><text:s text:c="2"/><text:span text:style-name="T1"># Configure escaping HTML symbols in strings.\</text:span></text:p>
      <text:p text:style-name="P2"><text:s text:c="2"/><text:span text:style-name="T1">#escape_html: false\</text:span></text:p>
      <text:p text:style-name="P1">\</text:p>
      <text:p text:style-name="P2"><text:s text:c="2"/><text:span text:style-name="T1"># Optional protocol and basic auth credentials.\</text:span></text:p>
      <text:p text:style-name="P2"><text:s text:c="2"/><text:span text:style-name="T1">#protocol: "https"\</text:span></text:p>
      <text:p text:style-name="P2"><text:s text:c="2"/><text:span text:style-name="T1">#username: "elastic"\</text:span></text:p>
      <text:p text:style-name="P2"><text:s text:c="2"/><text:span text:style-name="T1">#password: "changeme"\</text:span></text:p>
      <text:p text:style-name="P1">\</text:p>
      <text:p text:style-name="P2"><text:s text:c="2"/><text:span text:style-name="T1"># Dictionary of HTTP parameters to pass within the URL with index operations.\</text:span></text:p>
      <text:p text:style-name="P2"><text:s text:c="2"/><text:span text:style-name="T1">#parameters:\</text:span></text:p>
      <text:p text:style-name="P2"><text:s text:c="4"/><text:span text:style-name="T1">#param1: value1\</text:span></text:p>
      <text:p text:style-name="P2"><text:s text:c="4"/><text:span text:style-name="T1">#param2: value2\</text:span></text:p>
      <text:p text:style-name="P1">\</text:p>
      <text:p text:style-name="P2"><text:soft-page-break/><text:s text:c="2"/><text:span text:style-name="T1"># Number of workers per Elasticsearch host.\</text:span></text:p>
      <text:p text:style-name="P2"><text:s text:c="2"/><text:span text:style-name="T1">#worker: 1\</text:span></text:p>
      <text:p text:style-name="P1">\</text:p>
      <text:p text:style-name="P2"><text:s text:c="2"/><text:span text:style-name="T1"># Optional index name. The default is "filebeat" plus date\</text:span></text:p>
      <text:p text:style-name="P2"><text:s text:c="2"/><text:span text:style-name="T1"># and generates [filebeat-]YYYY.MM.DD keys.\</text:span></text:p>
      <text:p text:style-name="P2"><text:s text:c="2"/><text:span text:style-name="T1"># In case you modify this pattern you must update setup.template.name and setup.template.pattern accordingly.\</text:span></text:p>
      <text:p text:style-name="P2"><text:s text:c="2"/><text:span text:style-name="T1">#index: "filebeat-%\{[agent.version]\}-%\{+yyyy.MM.dd\}"\</text:span></text:p>
      <text:p text:style-name="P1">\</text:p>
      <text:p text:style-name="P2"><text:s text:c="2"/><text:span text:style-name="T1"># Optional ingest node pipeline. By default no pipeline will be used.\</text:span></text:p>
      <text:p text:style-name="P2"><text:s text:c="2"/><text:span text:style-name="T1">#pipeline: ""\</text:span></text:p>
      <text:p text:style-name="P1">\</text:p>
      <text:p text:style-name="P2"><text:s text:c="2"/><text:span text:style-name="T1"># Optional HTTP path\</text:span></text:p>
      <text:p text:style-name="P2"><text:s text:c="2"/><text:span text:style-name="T1">#path: "/elasticsearch"\</text:span></text:p>
      <text:p text:style-name="P1">\</text:p>
      <text:p text:style-name="P2"><text:s text:c="2"/><text:span text:style-name="T1"># Custom HTTP headers to add to each request\</text:span></text:p>
      <text:p text:style-name="P2"><text:s text:c="2"/><text:span text:style-name="T1">#headers:\</text:span></text:p>
      <text:p text:style-name="P2"><text:s text:c="2"/><text:span text:style-name="T1"># <text:s/>X-My-Header: Contents of the header\</text:span></text:p>
      <text:p text:style-name="P1">\</text:p>
      <text:p text:style-name="P2"><text:s text:c="2"/><text:span text:style-name="T1"># Proxy server URL\</text:span></text:p>
      <text:p text:style-name="P2"><text:s text:c="2"/><text:span text:style-name="T1">#proxy_url: http://proxy:3128\</text:span></text:p>
      <text:p text:style-name="P1">\</text:p>
      <text:p text:style-name="P2"><text:s text:c="2"/><text:span text:style-name="T1"># Whether to disable proxy settings for outgoing connections. If true, this\</text:span></text:p>
      <text:p text:style-name="P2"><text:s text:c="2"/><text:span text:style-name="T1"># takes precedence over both the proxy_url field and any environment settings\</text:span></text:p>
      <text:p text:style-name="P2"><text:s text:c="2"/><text:span text:style-name="T1"># (HTTP_PROXY, HTTPS_PROXY). The default is false.\</text:span></text:p>
      <text:p text:style-name="P2"><text:s text:c="2"/><text:span text:style-name="T1">#proxy_disable: false\</text:span></text:p>
      <text:p text:style-name="P1">\</text:p>
      <text:p text:style-name="P2"><text:s text:c="2"/><text:span text:style-name="T1"># The number of times a particular Elasticsearch index operation is attempted. If\</text:span></text:p>
      <text:p text:style-name="P2"><text:s text:c="2"/><text:span text:style-name="T1"># the indexing operation doesn't succeed after this many retries, the events are\</text:span></text:p>
      <text:p text:style-name="P2"><text:s text:c="2"/><text:span text:style-name="T1"># dropped. The default is 3.\</text:span></text:p>
      <text:p text:style-name="P2"><text:s text:c="2"/><text:span text:style-name="T1">#max_retries: 3\</text:span></text:p>
      <text:p text:style-name="P1">\</text:p>
      <text:p text:style-name="P2"><text:s text:c="2"/><text:span text:style-name="T1"># The maximum number of events to bulk in a single Elasticsearch bulk API index request.\</text:span></text:p>
      <text:p text:style-name="P2"><text:s text:c="2"/><text:span text:style-name="T1"># The default is 50.\</text:span></text:p>
      <text:p text:style-name="P2"><text:s text:c="2"/><text:span text:style-name="T1">#bulk_max_size: 50\</text:span></text:p>
      <text:p text:style-name="P1">\</text:p>
      <text:p text:style-name="P2"><text:s text:c="2"/><text:span text:style-name="T1"># The number of seconds to wait before trying to reconnect to Elasticsearch\</text:span></text:p>
      <text:p text:style-name="P2"><text:s text:c="2"/><text:span text:style-name="T1"># after a network error. After waiting backoff.init seconds, the Beat\</text:span></text:p>
      <text:p text:style-name="P2"><text:s text:c="2"/><text:span text:style-name="T1"># tries to reconnect. If the attempt fails, the backoff timer is increased\</text:span></text:p>
      <text:p text:style-name="P2"><text:s text:c="2"/><text:span text:style-name="T1"># exponentially up to backoff.max. After a successful connection, the backoff\</text:span></text:p>
      <text:p text:style-name="P2"><text:s text:c="2"/><text:span text:style-name="T1"># timer is reset. The default is 1s.\</text:span></text:p>
      <text:p text:style-name="P2"><text:s text:c="2"/><text:span text:style-name="T1">#backoff.init: 1s\</text:span></text:p>
      <text:p text:style-name="P1">\</text:p>
      <text:p text:style-name="P2"><text:s text:c="2"/><text:span text:style-name="T1"># The maximum number of seconds to wait before attempting to connect to\</text:span></text:p>
      <text:p text:style-name="P2"><text:s text:c="2"/><text:span text:style-name="T1"># Elasticsearch after a network error. The default is 60s.\</text:span></text:p>
      <text:p text:style-name="P2"><text:s text:c="2"/><text:span text:style-name="T1">#backoff.max: 60s\</text:span></text:p>
      <text:p text:style-name="P1">\</text:p>
      <text:p text:style-name="P2"><text:s text:c="2"/><text:span text:style-name="T1"># Configure HTTP request timeout before failing a request to Elasticsearch.\</text:span></text:p>
      <text:p text:style-name="P2"><text:s text:c="2"/><text:span text:style-name="T1">#timeout: 90\</text:span></text:p>
      <text:p text:style-name="P1">\</text:p>
      <text:p text:style-name="P2"><text:s text:c="2"/><text:span text:style-name="T1"># Use SSL settings for HTTPS.\</text:span></text:p>
      <text:p text:style-name="P2"><text:s text:c="2"/><text:span text:style-name="T1">#ssl.enabled: true\</text:span></text:p>
      <text:p text:style-name="P1">\</text:p>
      <text:p text:style-name="P2"><text:s text:c="2"/><text:span text:style-name="T1"># Configure SSL verification mode. If `none` is configured, all server hosts\</text:span></text:p>
      <text:p text:style-name="P2"><text:s text:c="2"/><text:span text:style-name="T1"># and certificates will be accepted. In this mode, SSL-based connections are\</text:span></text:p>
      <text:p text:style-name="P2"><text:s text:c="2"/><text:span text:style-name="T1"># susceptible to man-in-the-middle attacks. Use only for testing. Default is\</text:span></text:p>
      <text:p text:style-name="P2"><text:s text:c="2"/><text:span text:style-name="T1"># `full`.\</text:span></text:p>
      <text:p text:style-name="P2"><text:soft-page-break/><text:s text:c="2"/><text:span text:style-name="T1">#ssl.verification_mode: full\</text:span></text:p>
      <text:p text:style-name="P1">\</text:p>
      <text:p text:style-name="P2"><text:s text:c="2"/><text:span text:style-name="T1"># List of supported/valid TLS versions. By default all TLS versions from 1.0 up to\</text:span></text:p>
      <text:p text:style-name="P2"><text:s text:c="2"/><text:span text:style-name="T1"># 1.2 are enabled.\</text:span></text:p>
      <text:p text:style-name="P2"><text:s text:c="2"/><text:span text:style-name="T1">#ssl.supported_protocols: [TLSv1.0, TLSv1.1, TLSv1.2]\</text:span></text:p>
      <text:p text:style-name="P1">\</text:p>
      <text:p text:style-name="P2"><text:s text:c="2"/><text:span text:style-name="T1"># List of root certificates for HTTPS server verifications\</text:span></text:p>
      <text:p text:style-name="P2"><text:s text:c="2"/><text:span text:style-name="T1">#ssl.certificate_authorities: ["/etc/pki/root/ca.pem"]\</text:span></text:p>
      <text:p text:style-name="P1">\</text:p>
      <text:p text:style-name="P2"><text:s text:c="2"/><text:span text:style-name="T1"># Certificate for SSL client authentication\</text:span></text:p>
      <text:p text:style-name="P2"><text:s text:c="2"/><text:span text:style-name="T1">#ssl.certificate: "/etc/pki/client/cert.pem"\</text:span></text:p>
      <text:p text:style-name="P1">\</text:p>
      <text:p text:style-name="P2"><text:s text:c="2"/><text:span text:style-name="T1"># Client certificate key\</text:span></text:p>
      <text:p text:style-name="P2"><text:s text:c="2"/><text:span text:style-name="T1">#ssl.key: "/etc/pki/client/cert.key"\</text:span></text:p>
      <text:p text:style-name="P1">\</text:p>
      <text:p text:style-name="P2"><text:s text:c="2"/><text:span text:style-name="T1"># Optional passphrase for decrypting the certificate key.\</text:span></text:p>
      <text:p text:style-name="P2"><text:s text:c="2"/><text:span text:style-name="T1">#ssl.key_passphrase: ''\</text:span></text:p>
      <text:p text:style-name="P1">\</text:p>
      <text:p text:style-name="P2"><text:s text:c="2"/><text:span text:style-name="T1"># Configure cipher suites to be used for SSL connections\</text:span></text:p>
      <text:p text:style-name="P2"><text:s text:c="2"/><text:span text:style-name="T1">#ssl.cipher_suites: []\</text:span></text:p>
      <text:p text:style-name="P1">\</text:p>
      <text:p text:style-name="P2"><text:s text:c="2"/><text:span text:style-name="T1"># Configure curve types for ECDHE-based cipher suites\</text:span></text:p>
      <text:p text:style-name="P2"><text:s text:c="2"/><text:span text:style-name="T1">#ssl.curve_types: []\</text:span></text:p>
      <text:p text:style-name="P1">\</text:p>
      <text:p text:style-name="P2"><text:s text:c="2"/><text:span text:style-name="T1"># Configure what types of renegotiation are supported. Valid options are\</text:span></text:p>
      <text:p text:style-name="P2"><text:s text:c="2"/><text:span text:style-name="T1"># never, once, and freely. Default is never.\</text:span></text:p>
      <text:p text:style-name="P2"><text:s text:c="2"/><text:span text:style-name="T1">#ssl.renegotiation: never\</text:span></text:p>
      <text:p text:style-name="P1">\</text:p>
      <text:p text:style-name="P1">#----------------------------- Logstash output ---------------------------------\</text:p>
      <text:p text:style-name="P1">#output.logstash:\</text:p>
      <text:p text:style-name="P2"><text:s text:c="2"/><text:span text:style-name="T1"># Boolean flag to enable or disable the output module.\</text:span></text:p>
      <text:p text:style-name="P2"><text:s text:c="2"/><text:span text:style-name="T1">#enabled: true\</text:span></text:p>
      <text:p text:style-name="P1">\</text:p>
      <text:p text:style-name="P2"><text:s text:c="2"/><text:span text:style-name="T1"># The Logstash hosts\</text:span></text:p>
      <text:p text:style-name="P2"><text:s text:c="2"/><text:span text:style-name="T1">#hosts: ["localhost:5044"]\</text:span></text:p>
      <text:p text:style-name="P1">\</text:p>
      <text:p text:style-name="P2"><text:s text:c="2"/><text:span text:style-name="T1"># Number of workers per Logstash host.\</text:span></text:p>
      <text:p text:style-name="P2"><text:s text:c="2"/><text:span text:style-name="T1">#worker: 1\</text:span></text:p>
      <text:p text:style-name="P1">\</text:p>
      <text:p text:style-name="P2"><text:s text:c="2"/><text:span text:style-name="T1"># Set gzip compression level.\</text:span></text:p>
      <text:p text:style-name="P2"><text:s text:c="2"/><text:span text:style-name="T1">#compression_level: 3\</text:span></text:p>
      <text:p text:style-name="P1">\</text:p>
      <text:p text:style-name="P2"><text:s text:c="2"/><text:span text:style-name="T1"># Configure escaping HTML symbols in strings.\</text:span></text:p>
      <text:p text:style-name="P2"><text:s text:c="2"/><text:span text:style-name="T1">#escape_html: false\</text:span></text:p>
      <text:p text:style-name="P1">\</text:p>
      <text:p text:style-name="P2"><text:s text:c="2"/><text:span text:style-name="T1"># Optional maximum time to live for a connection to Logstash, after which the\</text:span></text:p>
      <text:p text:style-name="P2"><text:s text:c="2"/><text:span text:style-name="T1"># connection will be re-established. <text:s/>A value of `0s` (the default) will\</text:span></text:p>
      <text:p text:style-name="P2"><text:s text:c="2"/><text:span text:style-name="T1"># disable this feature.\</text:span></text:p>
      <text:p text:style-name="P2"><text:s text:c="2"/><text:span text:style-name="T1">#\</text:span></text:p>
      <text:p text:style-name="P2"><text:s text:c="2"/><text:span text:style-name="T1"># Not yet supported for async connections (i.e. with the "pipelining" option set)\</text:span></text:p>
      <text:p text:style-name="P2"><text:s text:c="2"/><text:span text:style-name="T1">#ttl: 30s\</text:span></text:p>
      <text:p text:style-name="P1">\</text:p>
      <text:p text:style-name="P2"><text:s text:c="2"/><text:span text:style-name="T1"># Optionally load-balance events between Logstash hosts. Default is false.\</text:span></text:p>
      <text:p text:style-name="P2"><text:s text:c="2"/><text:span text:style-name="T1">#loadbalance: false\</text:span></text:p>
      <text:p text:style-name="P1">\</text:p>
      <text:p text:style-name="P2"><text:s text:c="2"/><text:span text:style-name="T1"># Number of batches to be sent asynchronously to Logstash while processing\</text:span></text:p>
      <text:p text:style-name="P2"><text:s text:c="2"/><text:span text:style-name="T1"># new batches.\</text:span></text:p>
      <text:p text:style-name="P2"><text:soft-page-break/><text:s text:c="2"/><text:span text:style-name="T1">#pipelining: 2\</text:span></text:p>
      <text:p text:style-name="P1">\</text:p>
      <text:p text:style-name="P2"><text:s text:c="2"/><text:span text:style-name="T1"># If enabled only a subset of events in a batch of events is transferred per\</text:span></text:p>
      <text:p text:style-name="P2"><text:s text:c="2"/><text:span text:style-name="T1"># transaction. <text:s/>The number of events to be sent increases up to `bulk_max_size`\</text:span></text:p>
      <text:p text:style-name="P2"><text:s text:c="2"/><text:span text:style-name="T1"># if no error is encountered.\</text:span></text:p>
      <text:p text:style-name="P2"><text:s text:c="2"/><text:span text:style-name="T1">#slow_start: false\</text:span></text:p>
      <text:p text:style-name="P1">\</text:p>
      <text:p text:style-name="P2"><text:s text:c="2"/><text:span text:style-name="T1"># The number of seconds to wait before trying to reconnect to Logstash\</text:span></text:p>
      <text:p text:style-name="P2"><text:s text:c="2"/><text:span text:style-name="T1"># after a network error. After waiting backoff.init seconds, the Beat\</text:span></text:p>
      <text:p text:style-name="P2"><text:s text:c="2"/><text:span text:style-name="T1"># tries to reconnect. If the attempt fails, the backoff timer is increased\</text:span></text:p>
      <text:p text:style-name="P2"><text:s text:c="2"/><text:span text:style-name="T1"># exponentially up to backoff.max. After a successful connection, the backoff\</text:span></text:p>
      <text:p text:style-name="P2"><text:s text:c="2"/><text:span text:style-name="T1"># timer is reset. The default is 1s.\</text:span></text:p>
      <text:p text:style-name="P2"><text:s text:c="2"/><text:span text:style-name="T1">#backoff.init: 1s\</text:span></text:p>
      <text:p text:style-name="P1">\</text:p>
      <text:p text:style-name="P2"><text:s text:c="2"/><text:span text:style-name="T1"># The maximum number of seconds to wait before attempting to connect to\</text:span></text:p>
      <text:p text:style-name="P2"><text:s text:c="2"/><text:span text:style-name="T1"># Logstash after a network error. The default is 60s.\</text:span></text:p>
      <text:p text:style-name="P2"><text:s text:c="2"/><text:span text:style-name="T1">#backoff.max: 60s\</text:span></text:p>
      <text:p text:style-name="P1">\</text:p>
      <text:p text:style-name="P2"><text:s text:c="2"/><text:span text:style-name="T1"># Optional index name. The default index name is set to filebeat\</text:span></text:p>
      <text:p text:style-name="P2"><text:s text:c="2"/><text:span text:style-name="T1"># in all lowercase.\</text:span></text:p>
      <text:p text:style-name="P2"><text:s text:c="2"/><text:span text:style-name="T1">#index: 'filebeat'\</text:span></text:p>
      <text:p text:style-name="P1">\</text:p>
      <text:p text:style-name="P2"><text:s text:c="2"/><text:span text:style-name="T1"># SOCKS5 proxy server URL\</text:span></text:p>
      <text:p text:style-name="P2"><text:s text:c="2"/><text:span text:style-name="T1">#proxy_url: socks5://user:password@socks5-server:2233\</text:span></text:p>
      <text:p text:style-name="P1">\</text:p>
      <text:p text:style-name="P2"><text:s text:c="2"/><text:span text:style-name="T1"># Resolve names locally when using a proxy server. Defaults to false.\</text:span></text:p>
      <text:p text:style-name="P2"><text:s text:c="2"/><text:span text:style-name="T1">#proxy_use_local_resolver: false\</text:span></text:p>
      <text:p text:style-name="P1">\</text:p>
      <text:p text:style-name="P2"><text:s text:c="2"/><text:span text:style-name="T1"># Enable SSL support. SSL is automatically enabled if any SSL setting is set.\</text:span></text:p>
      <text:p text:style-name="P2"><text:s text:c="2"/><text:span text:style-name="T1">#ssl.enabled: true\</text:span></text:p>
      <text:p text:style-name="P1">\</text:p>
      <text:p text:style-name="P2"><text:s text:c="2"/><text:span text:style-name="T1"># Configure SSL verification mode. If `none` is configured, all server hosts\</text:span></text:p>
      <text:p text:style-name="P2"><text:s text:c="2"/><text:span text:style-name="T1"># and certificates will be accepted. In this mode, SSL based connections are\</text:span></text:p>
      <text:p text:style-name="P2"><text:s text:c="2"/><text:span text:style-name="T1"># susceptible to man-in-the-middle attacks. Use only for testing. Default is\</text:span></text:p>
      <text:p text:style-name="P2"><text:s text:c="2"/><text:span text:style-name="T1"># `full`.\</text:span></text:p>
      <text:p text:style-name="P2"><text:s text:c="2"/><text:span text:style-name="T1">#ssl.verification_mode: full\</text:span></text:p>
      <text:p text:style-name="P1">\</text:p>
      <text:p text:style-name="P2"><text:s text:c="2"/><text:span text:style-name="T1"># List of supported/valid TLS versions. By default all TLS versions from 1.0 up to\</text:span></text:p>
      <text:p text:style-name="P2"><text:s text:c="2"/><text:span text:style-name="T1"># 1.2 are enabled.\</text:span></text:p>
      <text:p text:style-name="P2"><text:s text:c="2"/><text:span text:style-name="T1">#ssl.supported_protocols: [TLSv1.0, TLSv1.1, TLSv1.2]\</text:span></text:p>
      <text:p text:style-name="P1">\</text:p>
      <text:p text:style-name="P2"><text:s text:c="2"/><text:span text:style-name="T1"># Optional SSL configuration options. SSL is off by default.\</text:span></text:p>
      <text:p text:style-name="P2"><text:s text:c="2"/><text:span text:style-name="T1"># List of root certificates for HTTPS server verifications\</text:span></text:p>
      <text:p text:style-name="P2"><text:s text:c="2"/><text:span text:style-name="T1">#ssl.certificate_authorities: ["/etc/pki/root/ca.pem"]\</text:span></text:p>
      <text:p text:style-name="P1">\</text:p>
      <text:p text:style-name="P2"><text:s text:c="2"/><text:span text:style-name="T1"># Certificate for SSL client authentication\</text:span></text:p>
      <text:p text:style-name="P2"><text:s text:c="2"/><text:span text:style-name="T1">#ssl.certificate: "/etc/pki/client/cert.pem"\</text:span></text:p>
      <text:p text:style-name="P1">\</text:p>
      <text:p text:style-name="P2"><text:s text:c="2"/><text:span text:style-name="T1"># Client certificate key\</text:span></text:p>
      <text:p text:style-name="P2"><text:s text:c="2"/><text:span text:style-name="T1">#ssl.key: "/etc/pki/client/cert.key"\</text:span></text:p>
      <text:p text:style-name="P1">\</text:p>
      <text:p text:style-name="P2"><text:s text:c="2"/><text:span text:style-name="T1"># Optional passphrase for decrypting the Certificate Key.\</text:span></text:p>
      <text:p text:style-name="P2"><text:s text:c="2"/><text:span text:style-name="T1">#ssl.key_passphrase: ''\</text:span></text:p>
      <text:p text:style-name="P1">\</text:p>
      <text:p text:style-name="P2"><text:s text:c="2"/><text:span text:style-name="T1"># Configure cipher suites to be used for SSL connections\</text:span></text:p>
      <text:p text:style-name="P2"><text:s text:c="2"/><text:span text:style-name="T1">#ssl.cipher_suites: []\</text:span></text:p>
      <text:p text:style-name="P1">\</text:p>
      <text:p text:style-name="P2"><text:s text:c="2"/><text:span text:style-name="T1"># Configure curve types for ECDHE-based cipher suites\</text:span></text:p>
      <text:p text:style-name="P2"><text:soft-page-break/><text:s text:c="2"/><text:span text:style-name="T1">#ssl.curve_types: []\</text:span></text:p>
      <text:p text:style-name="P1">\</text:p>
      <text:p text:style-name="P2"><text:s text:c="2"/><text:span text:style-name="T1"># Configure what types of renegotiation are supported. Valid options are\</text:span></text:p>
      <text:p text:style-name="P2"><text:s text:c="2"/><text:span text:style-name="T1"># never, once, and freely. Default is never.\</text:span></text:p>
      <text:p text:style-name="P2"><text:s text:c="2"/><text:span text:style-name="T1">#ssl.renegotiation: never\</text:span></text:p>
      <text:p text:style-name="P1">\</text:p>
      <text:p text:style-name="P2"><text:s text:c="2"/><text:span text:style-name="T1"># The number of times to retry publishing an event after a publishing failure.\</text:span></text:p>
      <text:p text:style-name="P2"><text:s text:c="2"/><text:span text:style-name="T1"># After the specified number of retries, the events are typically dropped.\</text:span></text:p>
      <text:p text:style-name="P2"><text:s text:c="2"/><text:span text:style-name="T1"># Some Beats, such as Filebeat and Winlogbeat, ignore the max_retries setting\</text:span></text:p>
      <text:p text:style-name="P2"><text:s text:c="2"/><text:span text:style-name="T1"># and retry until all events are published. <text:s/>Set max_retries to a value less\</text:span></text:p>
      <text:p text:style-name="P2"><text:s text:c="2"/><text:span text:style-name="T1"># than 0 to retry until all events are published. The default is 3.\</text:span></text:p>
      <text:p text:style-name="P2"><text:s text:c="2"/><text:span text:style-name="T1">#max_retries: 3\</text:span></text:p>
      <text:p text:style-name="P1">\</text:p>
      <text:p text:style-name="P2"><text:s text:c="2"/><text:span text:style-name="T1"># The maximum number of events to bulk in a single Logstash request. The\</text:span></text:p>
      <text:p text:style-name="P2"><text:s text:c="2"/><text:span text:style-name="T1"># default is 2048.\</text:span></text:p>
      <text:p text:style-name="P2"><text:s text:c="2"/><text:span text:style-name="T1">#bulk_max_size: 2048\</text:span></text:p>
      <text:p text:style-name="P1">\</text:p>
      <text:p text:style-name="P2"><text:s text:c="2"/><text:span text:style-name="T1"># The number of seconds to wait for responses from the Logstash server before\</text:span></text:p>
      <text:p text:style-name="P2"><text:s text:c="2"/><text:span text:style-name="T1"># timing out. The default is 30s.\</text:span></text:p>
      <text:p text:style-name="P2"><text:s text:c="2"/><text:span text:style-name="T1">#timeout: 30s\</text:span></text:p>
      <text:p text:style-name="P1">\</text:p>
      <text:p text:style-name="P1">#------------------------------- Kafka output ----------------------------------\</text:p>
      <text:p text:style-name="P1">#output.kafka:\</text:p>
      <text:p text:style-name="P2"><text:s text:c="2"/><text:span text:style-name="T1"># Boolean flag to enable or disable the output module.\</text:span></text:p>
      <text:p text:style-name="P2"><text:s text:c="2"/><text:span text:style-name="T1">#enabled: true\</text:span></text:p>
      <text:p text:style-name="P1">\</text:p>
      <text:p text:style-name="P2"><text:s text:c="2"/><text:span text:style-name="T1"># The list of Kafka broker addresses from which to fetch the cluster metadata.\</text:span></text:p>
      <text:p text:style-name="P2"><text:s text:c="2"/><text:span text:style-name="T1"># The cluster metadata contain the actual Kafka brokers events are published\</text:span></text:p>
      <text:p text:style-name="P2"><text:s text:c="2"/><text:span text:style-name="T1"># to.\</text:span></text:p>
      <text:p text:style-name="P2"><text:s text:c="2"/><text:span text:style-name="T1">#hosts: ["localhost:9092"]\</text:span></text:p>
      <text:p text:style-name="P1">\</text:p>
      <text:p text:style-name="P2"><text:s text:c="2"/><text:span text:style-name="T1"># The Kafka topic used for produced events. The setting can be a format string\</text:span></text:p>
      <text:p text:style-name="P2"><text:s text:c="2"/><text:span text:style-name="T1"># using any event field. To set the topic from document type use `%\{[type]\}`.\</text:span></text:p>
      <text:p text:style-name="P2"><text:s text:c="2"/><text:span text:style-name="T1">#topic: beats\</text:span></text:p>
      <text:p text:style-name="P1">\</text:p>
      <text:p text:style-name="P2"><text:s text:c="2"/><text:span text:style-name="T1"># The Kafka event key setting. Use format string to create a unique event key.\</text:span></text:p>
      <text:p text:style-name="P2"><text:s text:c="2"/><text:span text:style-name="T1"># By default no event key will be generated.\</text:span></text:p>
      <text:p text:style-name="P2"><text:s text:c="2"/><text:span text:style-name="T1">#key: ''\</text:span></text:p>
      <text:p text:style-name="P1">\</text:p>
      <text:p text:style-name="P2"><text:s text:c="2"/><text:span text:style-name="T1"># The Kafka event partitioning strategy. Default hashing strategy is `hash`\</text:span></text:p>
      <text:p text:style-name="P2"><text:s text:c="2"/><text:span text:style-name="T1"># using the `output.kafka.key` setting or randomly distributes events if\</text:span></text:p>
      <text:p text:style-name="P2"><text:s text:c="2"/><text:span text:style-name="T1"># `output.kafka.key` is not configured.\</text:span></text:p>
      <text:p text:style-name="P2"><text:s text:c="2"/><text:span text:style-name="T1">#partition.hash:\</text:span></text:p>
      <text:p text:style-name="P2"><text:s text:c="4"/><text:span text:style-name="T1"># If enabled, events will only be published to partitions with reachable\</text:span></text:p>
      <text:p text:style-name="P2"><text:s text:c="4"/><text:span text:style-name="T1"># leaders. Default is false.\</text:span></text:p>
      <text:p text:style-name="P2"><text:s text:c="4"/><text:span text:style-name="T1">#reachable_only: false\</text:span></text:p>
      <text:p text:style-name="P1">\</text:p>
      <text:p text:style-name="P2"><text:s text:c="4"/><text:span text:style-name="T1"># Configure alternative event field names used to compute the hash value.\</text:span></text:p>
      <text:p text:style-name="P2"><text:s text:c="4"/><text:span text:style-name="T1"># If empty `output.kafka.key` setting will be used.\</text:span></text:p>
      <text:p text:style-name="P2"><text:s text:c="4"/><text:span text:style-name="T1"># Default value is empty list.\</text:span></text:p>
      <text:p text:style-name="P2"><text:s text:c="4"/><text:span text:style-name="T1">#hash: []\</text:span></text:p>
      <text:p text:style-name="P1">\</text:p>
      <text:p text:style-name="P2"><text:s text:c="2"/><text:span text:style-name="T1"># Authentication details. Password is required if username is set.\</text:span></text:p>
      <text:p text:style-name="P2"><text:s text:c="2"/><text:span text:style-name="T1">#username: ''\</text:span></text:p>
      <text:p text:style-name="P2"><text:s text:c="2"/><text:span text:style-name="T1">#password: ''\</text:span></text:p>
      <text:p text:style-name="P1">\</text:p>
      <text:p text:style-name="P2"><text:s text:c="2"/><text:span text:style-name="T1"># Kafka version Filebeat is assumed to run against. Defaults to the "1.0.0".\</text:span></text:p>
      <text:p text:style-name="P2"><text:s text:c="2"/><text:span text:style-name="T1">#version: '1.0.0'\</text:span></text:p>
      <text:p text:style-name="P1">\</text:p>
      <text:p text:style-name="P2"><text:soft-page-break/><text:s text:c="2"/><text:span text:style-name="T1"># Configure JSON encoding\</text:span></text:p>
      <text:p text:style-name="P2"><text:s text:c="2"/><text:span text:style-name="T1">#codec.json:\</text:span></text:p>
      <text:p text:style-name="P2"><text:s text:c="4"/><text:span text:style-name="T1"># Pretty-print JSON event\</text:span></text:p>
      <text:p text:style-name="P2"><text:s text:c="4"/><text:span text:style-name="T1">#pretty: false\</text:span></text:p>
      <text:p text:style-name="P1">\</text:p>
      <text:p text:style-name="P2"><text:s text:c="4"/><text:span text:style-name="T1"># Configure escaping HTML symbols in strings.\</text:span></text:p>
      <text:p text:style-name="P2"><text:s text:c="4"/><text:span text:style-name="T1">#escape_html: false\</text:span></text:p>
      <text:p text:style-name="P1">\</text:p>
      <text:p text:style-name="P2"><text:s text:c="2"/><text:span text:style-name="T1"># Metadata update configuration. Metadata contains leader information\</text:span></text:p>
      <text:p text:style-name="P2"><text:s text:c="2"/><text:span text:style-name="T1"># used to decide which broker to use when publishing.\</text:span></text:p>
      <text:p text:style-name="P2"><text:s text:c="2"/><text:span text:style-name="T1">#metadata:\</text:span></text:p>
      <text:p text:style-name="P2"><text:s text:c="4"/><text:span text:style-name="T1"># Max metadata request retry attempts when cluster is in middle of leader\</text:span></text:p>
      <text:p text:style-name="P2"><text:s text:c="4"/><text:span text:style-name="T1"># election. Defaults to 3 retries.\</text:span></text:p>
      <text:p text:style-name="P2"><text:s text:c="4"/><text:span text:style-name="T1">#retry.max: 3\</text:span></text:p>
      <text:p text:style-name="P1">\</text:p>
      <text:p text:style-name="P2"><text:s text:c="4"/><text:span text:style-name="T1"># Wait time between retries during leader elections. Default is 250ms.\</text:span></text:p>
      <text:p text:style-name="P2"><text:s text:c="4"/><text:span text:style-name="T1">#retry.backoff: 250ms\</text:span></text:p>
      <text:p text:style-name="P1">\</text:p>
      <text:p text:style-name="P2"><text:s text:c="4"/><text:span text:style-name="T1"># Refresh metadata interval. Defaults to every 10 minutes.\</text:span></text:p>
      <text:p text:style-name="P2"><text:s text:c="4"/><text:span text:style-name="T1">#refresh_frequency: 10m\</text:span></text:p>
      <text:p text:style-name="P1">\</text:p>
      <text:p text:style-name="P2"><text:s text:c="4"/><text:span text:style-name="T1"># Strategy for fetching the topics metadata from the broker. Default is false.\</text:span></text:p>
      <text:p text:style-name="P2"><text:s text:c="4"/><text:span text:style-name="T1">#full: false\</text:span></text:p>
      <text:p text:style-name="P1">\</text:p>
      <text:p text:style-name="P2"><text:s text:c="2"/><text:span text:style-name="T1"># The number of concurrent load-balanced Kafka output workers.\</text:span></text:p>
      <text:p text:style-name="P2"><text:s text:c="2"/><text:span text:style-name="T1">#worker: 1\</text:span></text:p>
      <text:p text:style-name="P1">\</text:p>
      <text:p text:style-name="P2"><text:s text:c="2"/><text:span text:style-name="T1"># The number of times to retry publishing an event after a publishing failure.\</text:span></text:p>
      <text:p text:style-name="P2"><text:s text:c="2"/><text:span text:style-name="T1"># After the specified number of retries, events are typically dropped.\</text:span></text:p>
      <text:p text:style-name="P2"><text:s text:c="2"/><text:span text:style-name="T1"># Some Beats, such as Filebeat, ignore the max_retries setting and retry until\</text:span></text:p>
      <text:p text:style-name="P2"><text:s text:c="2"/><text:span text:style-name="T1"># all events are published. <text:s/>Set max_retries to a value less than 0 to retry\</text:span></text:p>
      <text:p text:style-name="P2"><text:s text:c="2"/><text:span text:style-name="T1"># until all events are published. The default is 3.\</text:span></text:p>
      <text:p text:style-name="P2"><text:s text:c="2"/><text:span text:style-name="T1">#max_retries: 3\</text:span></text:p>
      <text:p text:style-name="P1">\</text:p>
      <text:p text:style-name="P2"><text:s text:c="2"/><text:span text:style-name="T1"># The maximum number of events to bulk in a single Kafka request. The default\</text:span></text:p>
      <text:p text:style-name="P2"><text:s text:c="2"/><text:span text:style-name="T1"># is 2048.\</text:span></text:p>
      <text:p text:style-name="P2"><text:s text:c="2"/><text:span text:style-name="T1">#bulk_max_size: 2048\</text:span></text:p>
      <text:p text:style-name="P1">\</text:p>
      <text:p text:style-name="P2"><text:s text:c="2"/><text:span text:style-name="T1"># Duration to wait before sending bulk Kafka request. 0 is no delay. The default\</text:span></text:p>
      <text:p text:style-name="P2"><text:s text:c="2"/><text:span text:style-name="T1"># is 0.\</text:span></text:p>
      <text:p text:style-name="P2"><text:s text:c="2"/><text:span text:style-name="T1">#bulk_flush_frequency: 0s\</text:span></text:p>
      <text:p text:style-name="P1">\</text:p>
      <text:p text:style-name="P2"><text:s text:c="2"/><text:span text:style-name="T1"># The number of seconds to wait for responses from the Kafka brokers before\</text:span></text:p>
      <text:p text:style-name="P2"><text:s text:c="2"/><text:span text:style-name="T1"># timing out. The default is 30s.\</text:span></text:p>
      <text:p text:style-name="P2"><text:s text:c="2"/><text:span text:style-name="T1">#timeout: 30s\</text:span></text:p>
      <text:p text:style-name="P1">\</text:p>
      <text:p text:style-name="P2"><text:s text:c="2"/><text:span text:style-name="T1"># The maximum duration a broker will wait for number of required ACKs. The\</text:span></text:p>
      <text:p text:style-name="P2"><text:s text:c="2"/><text:span text:style-name="T1"># default is 10s.\</text:span></text:p>
      <text:p text:style-name="P2"><text:s text:c="2"/><text:span text:style-name="T1">#broker_timeout: 10s\</text:span></text:p>
      <text:p text:style-name="P1">\</text:p>
      <text:p text:style-name="P2"><text:s text:c="2"/><text:span text:style-name="T1"># The number of messages buffered for each Kafka broker. The default is 256.\</text:span></text:p>
      <text:p text:style-name="P2"><text:s text:c="2"/><text:span text:style-name="T1">#channel_buffer_size: 256\</text:span></text:p>
      <text:p text:style-name="P1">\</text:p>
      <text:p text:style-name="P2"><text:s text:c="2"/><text:span text:style-name="T1"># The keep-alive period for an active network connection. If 0s, keep-alives\</text:span></text:p>
      <text:p text:style-name="P2"><text:s text:c="2"/><text:span text:style-name="T1"># are disabled. The default is 0 seconds.\</text:span></text:p>
      <text:p text:style-name="P2"><text:s text:c="2"/><text:span text:style-name="T1">#keep_alive: 0\</text:span></text:p>
      <text:p text:style-name="P1">\</text:p>
      <text:p text:style-name="P2"><text:s text:c="2"/><text:span text:style-name="T1"># Sets the output compression codec. Must be one of none, snappy and gzip. The\</text:span></text:p>
      <text:p text:style-name="P2"><text:s text:c="2"/><text:span text:style-name="T1"># default is gzip.\</text:span></text:p>
      <text:p text:style-name="P2"><text:soft-page-break/><text:s text:c="2"/><text:span text:style-name="T1">#compression: gzip\</text:span></text:p>
      <text:p text:style-name="P1">\</text:p>
      <text:p text:style-name="P2"><text:s text:c="2"/><text:span text:style-name="T1"># Set the compression level. Currently only gzip provides a compression level\</text:span></text:p>
      <text:p text:style-name="P2"><text:s text:c="2"/><text:span text:style-name="T1"># between 0 and 9. The default value is chosen by the compression algorithm.\</text:span></text:p>
      <text:p text:style-name="P2"><text:s text:c="2"/><text:span text:style-name="T1">#compression_level: 4\</text:span></text:p>
      <text:p text:style-name="P1">\</text:p>
      <text:p text:style-name="P2"><text:s text:c="2"/><text:span text:style-name="T1"># The maximum permitted size of JSON-encoded messages. Bigger messages will be\</text:span></text:p>
      <text:p text:style-name="P2"><text:s text:c="2"/><text:span text:style-name="T1"># dropped. The default value is 1000000 (bytes). This value should be equal to\</text:span></text:p>
      <text:p text:style-name="P2"><text:s text:c="2"/><text:span text:style-name="T1"># or less than the broker's message.max.bytes.\</text:span></text:p>
      <text:p text:style-name="P2"><text:s text:c="2"/><text:span text:style-name="T1">#max_message_bytes: 1000000\</text:span></text:p>
      <text:p text:style-name="P1">\</text:p>
      <text:p text:style-name="P2"><text:s text:c="2"/><text:span text:style-name="T1"># The ACK reliability level required from broker. 0=no response, 1=wait for\</text:span></text:p>
      <text:p text:style-name="P2"><text:s text:c="2"/><text:span text:style-name="T1"># local commit, -1=wait for all replicas to commit. The default is 1. <text:s/>Note:\</text:span></text:p>
      <text:p text:style-name="P2"><text:s text:c="2"/><text:span text:style-name="T1"># If set to 0, no ACKs are returned by Kafka. Messages might be lost silently\</text:span></text:p>
      <text:p text:style-name="P2"><text:s text:c="2"/><text:span text:style-name="T1"># on error.\</text:span></text:p>
      <text:p text:style-name="P2"><text:s text:c="2"/><text:span text:style-name="T1">#required_acks: 1\</text:span></text:p>
      <text:p text:style-name="P1">\</text:p>
      <text:p text:style-name="P2"><text:s text:c="2"/><text:span text:style-name="T1"># The configurable ClientID used for logging, debugging, and auditing\</text:span></text:p>
      <text:p text:style-name="P2"><text:s text:c="2"/><text:span text:style-name="T1"># purposes. <text:s/>The default is "beats".\</text:span></text:p>
      <text:p text:style-name="P2"><text:s text:c="2"/><text:span text:style-name="T1">#client_id: beats\</text:span></text:p>
      <text:p text:style-name="P1">\</text:p>
      <text:p text:style-name="P2"><text:s text:c="2"/><text:span text:style-name="T1"># Enable SSL support. SSL is automatically enabled if any SSL setting is set.\</text:span></text:p>
      <text:p text:style-name="P2"><text:s text:c="2"/><text:span text:style-name="T1">#ssl.enabled: true\</text:span></text:p>
      <text:p text:style-name="P1">\</text:p>
      <text:p text:style-name="P2"><text:s text:c="2"/><text:span text:style-name="T1"># Optional SSL configuration options. SSL is off by default.\</text:span></text:p>
      <text:p text:style-name="P2"><text:s text:c="2"/><text:span text:style-name="T1"># List of root certificates for HTTPS server verifications\</text:span></text:p>
      <text:p text:style-name="P2"><text:s text:c="2"/><text:span text:style-name="T1">#ssl.certificate_authorities: ["/etc/pki/root/ca.pem"]\</text:span></text:p>
      <text:p text:style-name="P1">\</text:p>
      <text:p text:style-name="P2"><text:s text:c="2"/><text:span text:style-name="T1"># Configure SSL verification mode. If `none` is configured, all server hosts\</text:span></text:p>
      <text:p text:style-name="P2"><text:s text:c="2"/><text:span text:style-name="T1"># and certificates will be accepted. In this mode, SSL based connections are\</text:span></text:p>
      <text:p text:style-name="P2"><text:s text:c="2"/><text:span text:style-name="T1"># susceptible to man-in-the-middle attacks. Use only for testing. Default is\</text:span></text:p>
      <text:p text:style-name="P2"><text:s text:c="2"/><text:span text:style-name="T1"># `full`.\</text:span></text:p>
      <text:p text:style-name="P2"><text:s text:c="2"/><text:span text:style-name="T1">#ssl.verification_mode: full\</text:span></text:p>
      <text:p text:style-name="P1">\</text:p>
      <text:p text:style-name="P2"><text:s text:c="2"/><text:span text:style-name="T1"># List of supported/valid TLS versions. By default all TLS versions from 1.0 up to\</text:span></text:p>
      <text:p text:style-name="P2"><text:s text:c="2"/><text:span text:style-name="T1"># 1.2 are enabled.\</text:span></text:p>
      <text:p text:style-name="P2"><text:s text:c="2"/><text:span text:style-name="T1">#ssl.supported_protocols: [TLSv1.0, TLSv1.1, TLSv1.2]\</text:span></text:p>
      <text:p text:style-name="P1">\</text:p>
      <text:p text:style-name="P2"><text:s text:c="2"/><text:span text:style-name="T1"># Certificate for SSL client authentication\</text:span></text:p>
      <text:p text:style-name="P2"><text:s text:c="2"/><text:span text:style-name="T1">#ssl.certificate: "/etc/pki/client/cert.pem"\</text:span></text:p>
      <text:p text:style-name="P1">\</text:p>
      <text:p text:style-name="P2"><text:s text:c="2"/><text:span text:style-name="T1"># Client Certificate Key\</text:span></text:p>
      <text:p text:style-name="P2"><text:s text:c="2"/><text:span text:style-name="T1">#ssl.key: "/etc/pki/client/cert.key"\</text:span></text:p>
      <text:p text:style-name="P1">\</text:p>
      <text:p text:style-name="P2"><text:s text:c="2"/><text:span text:style-name="T1"># Optional passphrase for decrypting the Certificate Key.\</text:span></text:p>
      <text:p text:style-name="P2"><text:s text:c="2"/><text:span text:style-name="T1">#ssl.key_passphrase: ''\</text:span></text:p>
      <text:p text:style-name="P1">\</text:p>
      <text:p text:style-name="P2"><text:s text:c="2"/><text:span text:style-name="T1"># Configure cipher suites to be used for SSL connections\</text:span></text:p>
      <text:p text:style-name="P2"><text:s text:c="2"/><text:span text:style-name="T1">#ssl.cipher_suites: []\</text:span></text:p>
      <text:p text:style-name="P1">\</text:p>
      <text:p text:style-name="P2"><text:s text:c="2"/><text:span text:style-name="T1"># Configure curve types for ECDHE-based cipher suites\</text:span></text:p>
      <text:p text:style-name="P2"><text:s text:c="2"/><text:span text:style-name="T1">#ssl.curve_types: []\</text:span></text:p>
      <text:p text:style-name="P1">\</text:p>
      <text:p text:style-name="P2"><text:s text:c="2"/><text:span text:style-name="T1"># Configure what types of renegotiation are supported. Valid options are\</text:span></text:p>
      <text:p text:style-name="P2"><text:s text:c="2"/><text:span text:style-name="T1"># never, once, and freely. Default is never.\</text:span></text:p>
      <text:p text:style-name="P2"><text:s text:c="2"/><text:span text:style-name="T1">#ssl.renegotiation: never\</text:span></text:p>
      <text:p text:style-name="P1">\</text:p>
      <text:p text:style-name="P1">#------------------------------- Redis output ----------------------------------\</text:p>
      <text:p text:style-name="P1"><text:soft-page-break/>#output.redis:\</text:p>
      <text:p text:style-name="P2"><text:s text:c="2"/><text:span text:style-name="T1"># Boolean flag to enable or disable the output module.\</text:span></text:p>
      <text:p text:style-name="P2"><text:s text:c="2"/><text:span text:style-name="T1">#enabled: true\</text:span></text:p>
      <text:p text:style-name="P1">\</text:p>
      <text:p text:style-name="P2"><text:s text:c="2"/><text:span text:style-name="T1"># Configure JSON encoding\</text:span></text:p>
      <text:p text:style-name="P2"><text:s text:c="2"/><text:span text:style-name="T1">#codec.json:\</text:span></text:p>
      <text:p text:style-name="P2"><text:s text:c="4"/><text:span text:style-name="T1"># Pretty print json event\</text:span></text:p>
      <text:p text:style-name="P2"><text:s text:c="4"/><text:span text:style-name="T1">#pretty: false\</text:span></text:p>
      <text:p text:style-name="P1">\</text:p>
      <text:p text:style-name="P2"><text:s text:c="4"/><text:span text:style-name="T1"># Configure escaping HTML symbols in strings.\</text:span></text:p>
      <text:p text:style-name="P2"><text:s text:c="4"/><text:span text:style-name="T1">#escape_html: false\</text:span></text:p>
      <text:p text:style-name="P1">\</text:p>
      <text:p text:style-name="P2"><text:s text:c="2"/><text:span text:style-name="T1"># The list of Redis servers to connect to. If load-balancing is enabled, the\</text:span></text:p>
      <text:p text:style-name="P2"><text:s text:c="2"/><text:span text:style-name="T1"># events are distributed to the servers in the list. If one server becomes\</text:span></text:p>
      <text:p text:style-name="P2"><text:s text:c="2"/><text:span text:style-name="T1"># unreachable, the events are distributed to the reachable servers only.\</text:span></text:p>
      <text:p text:style-name="P2"><text:s text:c="2"/><text:span text:style-name="T1">#hosts: ["localhost:6379"]\</text:span></text:p>
      <text:p text:style-name="P1">\</text:p>
      <text:p text:style-name="P2"><text:s text:c="2"/><text:span text:style-name="T1"># The name of the Redis list or channel the events are published to. The\</text:span></text:p>
      <text:p text:style-name="P2"><text:s text:c="2"/><text:span text:style-name="T1"># default is filebeat.\</text:span></text:p>
      <text:p text:style-name="P2"><text:s text:c="2"/><text:span text:style-name="T1">#key: filebeat\</text:span></text:p>
      <text:p text:style-name="P1">\</text:p>
      <text:p text:style-name="P2"><text:s text:c="2"/><text:span text:style-name="T1"># The password to authenticate to Redis with. The default is no authentication.\</text:span></text:p>
      <text:p text:style-name="P2"><text:s text:c="2"/><text:span text:style-name="T1">#password:\</text:span></text:p>
      <text:p text:style-name="P1">\</text:p>
      <text:p text:style-name="P2"><text:s text:c="2"/><text:span text:style-name="T1"># The Redis database number where the events are published. The default is 0.\</text:span></text:p>
      <text:p text:style-name="P2"><text:s text:c="2"/><text:span text:style-name="T1">#db: 0\</text:span></text:p>
      <text:p text:style-name="P1">\</text:p>
      <text:p text:style-name="P2"><text:s text:c="2"/><text:span text:style-name="T1"># The Redis data type to use for publishing events. If the data type is list,\</text:span></text:p>
      <text:p text:style-name="P2"><text:s text:c="2"/><text:span text:style-name="T1"># the Redis RPUSH command is used. If the data type is channel, the Redis\</text:span></text:p>
      <text:p text:style-name="P2"><text:s text:c="2"/><text:span text:style-name="T1"># PUBLISH command is used. The default value is list.\</text:span></text:p>
      <text:p text:style-name="P2"><text:s text:c="2"/><text:span text:style-name="T1">#datatype: list\</text:span></text:p>
      <text:p text:style-name="P1">\</text:p>
      <text:p text:style-name="P2"><text:s text:c="2"/><text:span text:style-name="T1"># The number of workers to use for each host configured to publish events to\</text:span></text:p>
      <text:p text:style-name="P2"><text:s text:c="2"/><text:span text:style-name="T1"># Redis. Use this setting along with the loadbalance option. For example, if\</text:span></text:p>
      <text:p text:style-name="P2"><text:s text:c="2"/><text:span text:style-name="T1"># you have 2 hosts and 3 workers, in total 6 workers are started (3 for each\</text:span></text:p>
      <text:p text:style-name="P2"><text:s text:c="2"/><text:span text:style-name="T1"># host).\</text:span></text:p>
      <text:p text:style-name="P2"><text:s text:c="2"/><text:span text:style-name="T1">#worker: 1\</text:span></text:p>
      <text:p text:style-name="P1">\</text:p>
      <text:p text:style-name="P2"><text:s text:c="2"/><text:span text:style-name="T1"># If set to true and multiple hosts or workers are configured, the output\</text:span></text:p>
      <text:p text:style-name="P2"><text:s text:c="2"/><text:span text:style-name="T1"># plugin load balances published events onto all Redis hosts. If set to false,\</text:span></text:p>
      <text:p text:style-name="P2"><text:s text:c="2"/><text:span text:style-name="T1"># the output plugin sends all events to only one host (determined at random)\</text:span></text:p>
      <text:p text:style-name="P2"><text:s text:c="2"/><text:span text:style-name="T1"># and will switch to another host if the currently selected one becomes\</text:span></text:p>
      <text:p text:style-name="P2"><text:s text:c="2"/><text:span text:style-name="T1"># unreachable. The default value is true.\</text:span></text:p>
      <text:p text:style-name="P2"><text:s text:c="2"/><text:span text:style-name="T1">#loadbalance: true\</text:span></text:p>
      <text:p text:style-name="P1">\</text:p>
      <text:p text:style-name="P2"><text:s text:c="2"/><text:span text:style-name="T1"># The Redis connection timeout in seconds. The default is 5 seconds.\</text:span></text:p>
      <text:p text:style-name="P2"><text:s text:c="2"/><text:span text:style-name="T1">#timeout: 5s\</text:span></text:p>
      <text:p text:style-name="P1">\</text:p>
      <text:p text:style-name="P2"><text:s text:c="2"/><text:span text:style-name="T1"># The number of times to retry publishing an event after a publishing failure.\</text:span></text:p>
      <text:p text:style-name="P2"><text:s text:c="2"/><text:span text:style-name="T1"># After the specified number of retries, the events are typically dropped.\</text:span></text:p>
      <text:p text:style-name="P2"><text:s text:c="2"/><text:span text:style-name="T1"># Some Beats, such as Filebeat, ignore the max_retries setting and retry until\</text:span></text:p>
      <text:p text:style-name="P2"><text:s text:c="2"/><text:span text:style-name="T1"># all events are published. Set max_retries to a value less than 0 to retry\</text:span></text:p>
      <text:p text:style-name="P2"><text:s text:c="2"/><text:span text:style-name="T1"># until all events are published. The default is 3.\</text:span></text:p>
      <text:p text:style-name="P2"><text:s text:c="2"/><text:span text:style-name="T1">#max_retries: 3\</text:span></text:p>
      <text:p text:style-name="P1">\</text:p>
      <text:p text:style-name="P2"><text:s text:c="2"/><text:span text:style-name="T1"># The number of seconds to wait before trying to reconnect to Redis\</text:span></text:p>
      <text:p text:style-name="P2"><text:s text:c="2"/><text:span text:style-name="T1"># after a network error. After waiting backoff.init seconds, the Beat\</text:span></text:p>
      <text:p text:style-name="P2"><text:s text:c="2"/><text:span text:style-name="T1"># tries to reconnect. If the attempt fails, the backoff timer is increased\</text:span></text:p>
      <text:p text:style-name="P2"><text:s text:c="2"/><text:span text:style-name="T1"># exponentially up to backoff.max. After a successful connection, the backoff\</text:span></text:p>
      <text:p text:style-name="P2"><text:soft-page-break/><text:s text:c="2"/><text:span text:style-name="T1"># timer is reset. The default is 1s.\</text:span></text:p>
      <text:p text:style-name="P2"><text:s text:c="2"/><text:span text:style-name="T1">#backoff.init: 1s\</text:span></text:p>
      <text:p text:style-name="P1">\</text:p>
      <text:p text:style-name="P2"><text:s text:c="2"/><text:span text:style-name="T1"># The maximum number of seconds to wait before attempting to connect to\</text:span></text:p>
      <text:p text:style-name="P2"><text:s text:c="2"/><text:span text:style-name="T1"># Redis after a network error. The default is 60s.\</text:span></text:p>
      <text:p text:style-name="P2"><text:s text:c="2"/><text:span text:style-name="T1">#backoff.max: 60s\</text:span></text:p>
      <text:p text:style-name="P1">\</text:p>
      <text:p text:style-name="P2"><text:s text:c="2"/><text:span text:style-name="T1"># The maximum number of events to bulk in a single Redis request or pipeline.\</text:span></text:p>
      <text:p text:style-name="P2"><text:s text:c="2"/><text:span text:style-name="T1"># The default is 2048.\</text:span></text:p>
      <text:p text:style-name="P2"><text:s text:c="2"/><text:span text:style-name="T1">#bulk_max_size: 2048\</text:span></text:p>
      <text:p text:style-name="P1">\</text:p>
      <text:p text:style-name="P2"><text:s text:c="2"/><text:span text:style-name="T1"># The URL of the SOCKS5 proxy to use when connecting to the Redis servers. The\</text:span></text:p>
      <text:p text:style-name="P2"><text:s text:c="2"/><text:span text:style-name="T1"># value must be a URL with a scheme of socks5://.\</text:span></text:p>
      <text:p text:style-name="P2"><text:s text:c="2"/><text:span text:style-name="T1">#proxy_url:\</text:span></text:p>
      <text:p text:style-name="P1">\</text:p>
      <text:p text:style-name="P2"><text:s text:c="2"/><text:span text:style-name="T1"># This option determines whether Redis hostnames are resolved locally when\</text:span></text:p>
      <text:p text:style-name="P2"><text:s text:c="2"/><text:span text:style-name="T1"># using a proxy. The default value is false, which means that name resolution\</text:span></text:p>
      <text:p text:style-name="P2"><text:s text:c="2"/><text:span text:style-name="T1"># occurs on the proxy server.\</text:span></text:p>
      <text:p text:style-name="P2"><text:s text:c="2"/><text:span text:style-name="T1">#proxy_use_local_resolver: false\</text:span></text:p>
      <text:p text:style-name="P1">\</text:p>
      <text:p text:style-name="P2"><text:s text:c="2"/><text:span text:style-name="T1"># Enable SSL support. SSL is automatically enabled, if any SSL setting is set.\</text:span></text:p>
      <text:p text:style-name="P2"><text:s text:c="2"/><text:span text:style-name="T1">#ssl.enabled: true\</text:span></text:p>
      <text:p text:style-name="P1">\</text:p>
      <text:p text:style-name="P2"><text:s text:c="2"/><text:span text:style-name="T1"># Configure SSL verification mode. If `none` is configured, all server hosts\</text:span></text:p>
      <text:p text:style-name="P2"><text:s text:c="2"/><text:span text:style-name="T1"># and certificates will be accepted. In this mode, SSL based connections are\</text:span></text:p>
      <text:p text:style-name="P2"><text:s text:c="2"/><text:span text:style-name="T1"># susceptible to man-in-the-middle attacks. Use only for testing. Default is\</text:span></text:p>
      <text:p text:style-name="P2"><text:s text:c="2"/><text:span text:style-name="T1"># `full`.\</text:span></text:p>
      <text:p text:style-name="P2"><text:s text:c="2"/><text:span text:style-name="T1">#ssl.verification_mode: full\</text:span></text:p>
      <text:p text:style-name="P1">\</text:p>
      <text:p text:style-name="P2"><text:s text:c="2"/><text:span text:style-name="T1"># List of supported/valid TLS versions. By default all TLS versions 1.0 up to\</text:span></text:p>
      <text:p text:style-name="P2"><text:s text:c="2"/><text:span text:style-name="T1"># 1.2 are enabled.\</text:span></text:p>
      <text:p text:style-name="P2"><text:s text:c="2"/><text:span text:style-name="T1">#ssl.supported_protocols: [TLSv1.0, TLSv1.1, TLSv1.2]\</text:span></text:p>
      <text:p text:style-name="P1">\</text:p>
      <text:p text:style-name="P2"><text:s text:c="2"/><text:span text:style-name="T1"># Optional SSL configuration options. SSL is off by default.\</text:span></text:p>
      <text:p text:style-name="P2"><text:s text:c="2"/><text:span text:style-name="T1"># List of root certificates for HTTPS server verifications\</text:span></text:p>
      <text:p text:style-name="P2"><text:s text:c="2"/><text:span text:style-name="T1">#ssl.certificate_authorities: ["/etc/pki/root/ca.pem"]\</text:span></text:p>
      <text:p text:style-name="P1">\</text:p>
      <text:p text:style-name="P2"><text:s text:c="2"/><text:span text:style-name="T1"># Certificate for SSL client authentication\</text:span></text:p>
      <text:p text:style-name="P2"><text:s text:c="2"/><text:span text:style-name="T1">#ssl.certificate: "/etc/pki/client/cert.pem"\</text:span></text:p>
      <text:p text:style-name="P1">\</text:p>
      <text:p text:style-name="P2"><text:s text:c="2"/><text:span text:style-name="T1"># Client Certificate Key\</text:span></text:p>
      <text:p text:style-name="P2"><text:s text:c="2"/><text:span text:style-name="T1">#ssl.key: "/etc/pki/client/cert.key"\</text:span></text:p>
      <text:p text:style-name="P1">\</text:p>
      <text:p text:style-name="P2"><text:s text:c="2"/><text:span text:style-name="T1"># Optional passphrase for decrypting the Certificate Key.\</text:span></text:p>
      <text:p text:style-name="P2"><text:s text:c="2"/><text:span text:style-name="T1">#ssl.key_passphrase: ''\</text:span></text:p>
      <text:p text:style-name="P1">\</text:p>
      <text:p text:style-name="P2"><text:s text:c="2"/><text:span text:style-name="T1"># Configure cipher suites to be used for SSL connections\</text:span></text:p>
      <text:p text:style-name="P2"><text:s text:c="2"/><text:span text:style-name="T1">#ssl.cipher_suites: []\</text:span></text:p>
      <text:p text:style-name="P1">\</text:p>
      <text:p text:style-name="P2"><text:s text:c="2"/><text:span text:style-name="T1"># Configure curve types for ECDHE based cipher suites\</text:span></text:p>
      <text:p text:style-name="P2"><text:s text:c="2"/><text:span text:style-name="T1">#ssl.curve_types: []\</text:span></text:p>
      <text:p text:style-name="P1">\</text:p>
      <text:p text:style-name="P2"><text:s text:c="2"/><text:span text:style-name="T1"># Configure what types of renegotiation are supported. Valid options are\</text:span></text:p>
      <text:p text:style-name="P2"><text:s text:c="2"/><text:span text:style-name="T1"># never, once, and freely. Default is never.\</text:span></text:p>
      <text:p text:style-name="P2"><text:s text:c="2"/><text:span text:style-name="T1">#ssl.renegotiation: never\</text:span></text:p>
      <text:p text:style-name="P1">\</text:p>
      <text:p text:style-name="P1">#------------------------------- File output -----------------------------------\</text:p>
      <text:p text:style-name="P1">#output.file:\</text:p>
      <text:p text:style-name="P2"><text:s text:c="2"/><text:span text:style-name="T1"># Boolean flag to enable or disable the output module.\</text:span></text:p>
      <text:p text:style-name="P2"><text:soft-page-break/><text:s text:c="2"/><text:span text:style-name="T1">#enabled: true\</text:span></text:p>
      <text:p text:style-name="P1">\</text:p>
      <text:p text:style-name="P2"><text:s text:c="2"/><text:span text:style-name="T1"># Configure JSON encoding\</text:span></text:p>
      <text:p text:style-name="P2"><text:s text:c="2"/><text:span text:style-name="T1">#codec.json:\</text:span></text:p>
      <text:p text:style-name="P2"><text:s text:c="4"/><text:span text:style-name="T1"># Pretty-print JSON event\</text:span></text:p>
      <text:p text:style-name="P2"><text:s text:c="4"/><text:span text:style-name="T1">#pretty: false\</text:span></text:p>
      <text:p text:style-name="P1">\</text:p>
      <text:p text:style-name="P2"><text:s text:c="4"/><text:span text:style-name="T1"># Configure escaping HTML symbols in strings.\</text:span></text:p>
      <text:p text:style-name="P2"><text:s text:c="4"/><text:span text:style-name="T1">#escape_html: false\</text:span></text:p>
      <text:p text:style-name="P1">\</text:p>
      <text:p text:style-name="P2"><text:s text:c="2"/><text:span text:style-name="T1"># Path to the directory where to save the generated files. The option is\</text:span></text:p>
      <text:p text:style-name="P2"><text:s text:c="2"/><text:span text:style-name="T1"># mandatory.\</text:span></text:p>
      <text:p text:style-name="P2"><text:s text:c="2"/><text:span text:style-name="T1">#path: "/tmp/filebeat"\</text:span></text:p>
      <text:p text:style-name="P1">\</text:p>
      <text:p text:style-name="P2"><text:s text:c="2"/><text:span text:style-name="T1"># Name of the generated files. The default is `filebeat` and it generates\</text:span></text:p>
      <text:p text:style-name="P2"><text:s text:c="2"/><text:span text:style-name="T1"># files: `filebeat`, `filebeat.1`, `filebeat.2`, etc.\</text:span></text:p>
      <text:p text:style-name="P2"><text:s text:c="2"/><text:span text:style-name="T1">#filename: filebeat\</text:span></text:p>
      <text:p text:style-name="P1">\</text:p>
      <text:p text:style-name="P2"><text:s text:c="2"/><text:span text:style-name="T1"># Maximum size in kilobytes of each file. When this size is reached, and on\</text:span></text:p>
      <text:p text:style-name="P2"><text:s text:c="2"/><text:span text:style-name="T1"># every Filebeat restart, the files are rotated. The default value is 10240\</text:span></text:p>
      <text:p text:style-name="P2"><text:s text:c="2"/><text:span text:style-name="T1"># kB.\</text:span></text:p>
      <text:p text:style-name="P2"><text:s text:c="2"/><text:span text:style-name="T1">#rotate_every_kb: 10000\</text:span></text:p>
      <text:p text:style-name="P1">\</text:p>
      <text:p text:style-name="P2"><text:s text:c="2"/><text:span text:style-name="T1"># Maximum number of files under path. When this number of files is reached,\</text:span></text:p>
      <text:p text:style-name="P2"><text:s text:c="2"/><text:span text:style-name="T1"># the oldest file is deleted and the rest are shifted from last to first. The\</text:span></text:p>
      <text:p text:style-name="P2"><text:s text:c="2"/><text:span text:style-name="T1"># default is 7 files.\</text:span></text:p>
      <text:p text:style-name="P2"><text:s text:c="2"/><text:span text:style-name="T1">#number_of_files: 7\</text:span></text:p>
      <text:p text:style-name="P1">\</text:p>
      <text:p text:style-name="P2"><text:s text:c="2"/><text:span text:style-name="T1"># Permissions to use for file creation. The default is 0600.\</text:span></text:p>
      <text:p text:style-name="P2"><text:s text:c="2"/><text:span text:style-name="T1">#permissions: 0600\</text:span></text:p>
      <text:p text:style-name="P1">\</text:p>
      <text:p text:style-name="P1">#----------------------------- Console output ---------------------------------\</text:p>
      <text:p text:style-name="P1">#output.console:\</text:p>
      <text:p text:style-name="P2"><text:s text:c="2"/><text:span text:style-name="T1"># Boolean flag to enable or disable the output module.\</text:span></text:p>
      <text:p text:style-name="P2"><text:s text:c="2"/><text:span text:style-name="T1">#enabled: true\</text:span></text:p>
      <text:p text:style-name="P1">\</text:p>
      <text:p text:style-name="P2"><text:s text:c="2"/><text:span text:style-name="T1"># Configure JSON encoding\</text:span></text:p>
      <text:p text:style-name="P2"><text:s text:c="2"/><text:span text:style-name="T1">#codec.json:\</text:span></text:p>
      <text:p text:style-name="P2"><text:s text:c="4"/><text:span text:style-name="T1"># Pretty-print JSON event\</text:span></text:p>
      <text:p text:style-name="P2"><text:s text:c="4"/><text:span text:style-name="T1">#pretty: false\</text:span></text:p>
      <text:p text:style-name="P1">\</text:p>
      <text:p text:style-name="P2"><text:s text:c="4"/><text:span text:style-name="T1"># Configure escaping HTML symbols in strings.\</text:span></text:p>
      <text:p text:style-name="P2"><text:s text:c="4"/><text:span text:style-name="T1">#escape_html: false\</text:span></text:p>
      <text:p text:style-name="P1">\</text:p>
      <text:p text:style-name="P1">#================================= Paths ======================================\</text:p>
      <text:p text:style-name="P1">\</text:p>
      <text:p text:style-name="P1"># The home path for the Filebeat installation. This is the default base path\</text:p>
      <text:p text:style-name="P1"># for all other path settings and for miscellaneous files that come with the\</text:p>
      <text:p text:style-name="P1"># distribution (for example, the sample dashboards).\</text:p>
      <text:p text:style-name="P1"># If not set by a CLI flag or in the configuration file, the default for the\</text:p>
      <text:p text:style-name="P1"># home path is the location of the binary.\</text:p>
      <text:p text:style-name="P1">#path.home:\</text:p>
      <text:p text:style-name="P1">\</text:p>
      <text:p text:style-name="P1"># The configuration path for the Filebeat installation. This is the default\</text:p>
      <text:p text:style-name="P1"># base path for configuration files, including the main YAML configuration file\</text:p>
      <text:p text:style-name="P1"># and the Elasticsearch template file. If not set by a CLI flag or in the\</text:p>
      <text:p text:style-name="P1"># configuration file, the default for the configuration path is the home path.\</text:p>
      <text:p text:style-name="P1">#path.config: $\{path.home\}\</text:p>
      <text:p text:style-name="P1">\</text:p>
      <text:p text:style-name="P1"><text:soft-page-break/># The data path for the Filebeat installation. This is the default base path\</text:p>
      <text:p text:style-name="P1"># for all the files in which Filebeat needs to store its data. If not set by a\</text:p>
      <text:p text:style-name="P1"># CLI flag or in the configuration file, the default for the data path is a data\</text:p>
      <text:p text:style-name="P1"># subdirectory inside the home path.\</text:p>
      <text:p text:style-name="P1">#path.data: $\{path.home\}/data\</text:p>
      <text:p text:style-name="P1">\</text:p>
      <text:p text:style-name="P1"># The logs path for a Filebeat installation. This is the default location for\</text:p>
      <text:p text:style-name="P1"># the Beat's log files. If not set by a CLI flag or in the configuration file,\</text:p>
      <text:p text:style-name="P1"># the default for the logs path is a logs subdirectory inside the home path.\</text:p>
      <text:p text:style-name="P1">#path.logs: $\{path.home\}/logs\</text:p>
      <text:p text:style-name="P1">\</text:p>
      <text:p text:style-name="P1">#================================ Keystore ==========================================\</text:p>
      <text:p text:style-name="P1"># Location of the Keystore containing the keys and their sensitive values.\</text:p>
      <text:p text:style-name="P1">#keystore.path: "$\{path.config\}/beats.keystore"\</text:p>
      <text:p text:style-name="P1">\</text:p>
      <text:p text:style-name="P1">#============================== Dashboards =====================================\</text:p>
      <text:p text:style-name="P1"># These settings control loading the sample dashboards to the Kibana index. Loading\</text:p>
      <text:p text:style-name="P1"># the dashboards are disabled by default and can be enabled either by setting the\</text:p>
      <text:p text:style-name="P1"># options here, or by using the `-setup` CLI flag or the `setup` command.\</text:p>
      <text:p text:style-name="P1">#setup.dashboards.enabled: false\</text:p>
      <text:p text:style-name="P1">\</text:p>
      <text:p text:style-name="P1"># The directory from where to read the dashboards. The default is the `kibana`\</text:p>
      <text:p text:style-name="P1"># folder in the home path.\</text:p>
      <text:p text:style-name="P1">#setup.dashboards.directory: $\{path.home\}/kibana\</text:p>
      <text:p text:style-name="P1">\</text:p>
      <text:p text:style-name="P1"># The URL from where to download the dashboards archive. It is used instead of\</text:p>
      <text:p text:style-name="P1"># the directory if it has a value.\</text:p>
      <text:p text:style-name="P1">#setup.dashboards.url:\</text:p>
      <text:p text:style-name="P1">\</text:p>
      <text:p text:style-name="P1"># The file archive (zip file) from where to read the dashboards. It is used instead\</text:p>
      <text:p text:style-name="P1"># of the directory when it has a value.\</text:p>
      <text:p text:style-name="P1">#setup.dashboards.file:\</text:p>
      <text:p text:style-name="P1">\</text:p>
      <text:p text:style-name="P1"># In case the archive contains the dashboards from multiple Beats, this lets you\</text:p>
      <text:p text:style-name="P1"># select which one to load. You can load all the dashboards in the archive by\</text:p>
      <text:p text:style-name="P1"># setting this to the empty string.\</text:p>
      <text:p text:style-name="P1">#setup.dashboards.beat: filebeat\</text:p>
      <text:p text:style-name="P1">\</text:p>
      <text:p text:style-name="P1"># The name of the Kibana index to use for setting the configuration. Default is ".kibana"\</text:p>
      <text:p text:style-name="P1">#setup.dashboards.kibana_index: .kibana\</text:p>
      <text:p text:style-name="P1">\</text:p>
      <text:p text:style-name="P1"># The Elasticsearch index name. This overwrites the index name defined in the\</text:p>
      <text:p text:style-name="P1"># dashboards and index pattern. Example: testbeat-*\</text:p>
      <text:p text:style-name="P1">#setup.dashboards.index:\</text:p>
      <text:p text:style-name="P1">\</text:p>
      <text:p text:style-name="P1"># Always use the Kibana API for loading the dashboards instead of autodetecting\</text:p>
      <text:p text:style-name="P1"># how to install the dashboards by first querying Elasticsearch.\</text:p>
      <text:p text:style-name="P1">#setup.dashboards.always_kibana: false\</text:p>
      <text:p text:style-name="P1">\</text:p>
      <text:p text:style-name="P1"># If true and Kibana is not reachable at the time when dashboards are loaded,\</text:p>
      <text:p text:style-name="P1"># it will retry to reconnect to Kibana instead of exiting with an error.\</text:p>
      <text:p text:style-name="P1">#setup.dashboards.retry.enabled: false\</text:p>
      <text:p text:style-name="P1">\</text:p>
      <text:p text:style-name="P1"># Duration interval between Kibana connection retries.\</text:p>
      <text:p text:style-name="P1">#setup.dashboards.retry.interval: 1s\</text:p>
      <text:p text:style-name="P1"><text:soft-page-break/>\</text:p>
      <text:p text:style-name="P1"># Maximum number of retries before exiting with an error, 0 for unlimited retrying.\</text:p>
      <text:p text:style-name="P1">#setup.dashboards.retry.maximum: 0\</text:p>
      <text:p text:style-name="P1">\</text:p>
      <text:p text:style-name="P1">\</text:p>
      <text:p text:style-name="P1">#============================== Template =====================================\</text:p>
      <text:p text:style-name="P1">\</text:p>
      <text:p text:style-name="P1"># A template is used to set the mapping in Elasticsearch\</text:p>
      <text:p text:style-name="P1"># By default template loading is enabled and the template is loaded.\</text:p>
      <text:p text:style-name="P1"># These settings can be adjusted to load your own template or overwrite existing ones.\</text:p>
      <text:p text:style-name="P1">\</text:p>
      <text:p text:style-name="P1"># Set to false to disable template loading.\</text:p>
      <text:p text:style-name="P1">#setup.template.enabled: true\</text:p>
      <text:p text:style-name="P1">\</text:p>
      <text:p text:style-name="P1"># Template name. By default the template name is "filebeat-%\{[agent.version]\}"\</text:p>
      <text:p text:style-name="P1"># The template name and pattern has to be set in case the Elasticsearch index pattern is modified.\</text:p>
      <text:p text:style-name="P1">#setup.template.name: "filebeat-%\{[agent.version]\}"\</text:p>
      <text:p text:style-name="P1">\</text:p>
      <text:p text:style-name="P1"># Template pattern. By default the template pattern is "-%\{[agent.version]\}-*" to apply to the default index settings.\</text:p>
      <text:p text:style-name="P1"># The first part is the version of the beat and then -* is used to match all daily indices.\</text:p>
      <text:p text:style-name="P1"># The template name and pattern has to be set in case the Elasticsearch index pattern is modified.\</text:p>
      <text:p text:style-name="P1">#setup.template.pattern: "filebeat-%\{[agent.version]\}-*"\</text:p>
      <text:p text:style-name="P1">\</text:p>
      <text:p text:style-name="P1"># Path to fields.yml file to generate the template\</text:p>
      <text:p text:style-name="P1">#setup.template.fields: "$\{path.config\}/fields.yml"\</text:p>
      <text:p text:style-name="P1">\</text:p>
      <text:p text:style-name="P1"># A list of fields to be added to the template and Kibana index pattern. Also\</text:p>
      <text:p text:style-name="P1"># specify setup.template.overwrite: true to overwrite the existing template.\</text:p>
      <text:p text:style-name="P1"># This setting is experimental.\</text:p>
      <text:p text:style-name="P1">#setup.template.append_fields:\</text:p>
      <text:p text:style-name="P1">#- name: field_name\</text:p>
      <text:p text:style-name="P1"># <text:s/>type: field_type\</text:p>
      <text:p text:style-name="P1">\</text:p>
      <text:p text:style-name="P1"># Enable JSON template loading. If this is enabled, the fields.yml is ignored.\</text:p>
      <text:p text:style-name="P1">#setup.template.json.enabled: false\</text:p>
      <text:p text:style-name="P1">\</text:p>
      <text:p text:style-name="P1"># Path to the JSON template file\</text:p>
      <text:p text:style-name="P1">#setup.template.json.path: "$\{path.config\}/template.json"\</text:p>
      <text:p text:style-name="P1">\</text:p>
      <text:p text:style-name="P1"># Name under which the template is stored in Elasticsearch\</text:p>
      <text:p text:style-name="P1">#setup.template.json.name: ""\</text:p>
      <text:p text:style-name="P1">\</text:p>
      <text:p text:style-name="P1"># Overwrite existing template\</text:p>
      <text:p text:style-name="P1">#setup.template.overwrite: false\</text:p>
      <text:p text:style-name="P1">\</text:p>
      <text:p text:style-name="P1"># Elasticsearch template settings\</text:p>
      <text:p text:style-name="P1">setup.template.settings:\</text:p>
      <text:p text:style-name="P1">\</text:p>
      <text:p text:style-name="P2"><text:s text:c="2"/><text:span text:style-name="T1"># A dictionary of settings to place into the settings.index dictionary\</text:span></text:p>
      <text:p text:style-name="P2"><text:s text:c="2"/><text:span text:style-name="T1"># of the Elasticsearch template. For more details, please check\</text:span></text:p>
      <text:p text:style-name="P2"><text:s text:c="2"/><text:span text:style-name="T1"># https://www.elastic.co/guide/en/elasticsearch/reference/current/mapping.html\</text:span></text:p>
      <text:p text:style-name="P2"><text:s text:c="2"/><text:span text:style-name="T1">#index:\</text:span></text:p>
      <text:p text:style-name="P2"><text:s text:c="4"/><text:span text:style-name="T1">#number_of_shards: 1\</text:span></text:p>
      <text:p text:style-name="P2"><text:soft-page-break/><text:s text:c="4"/><text:span text:style-name="T1">#codec: best_compression\</text:span></text:p>
      <text:p text:style-name="P2"><text:s text:c="4"/><text:span text:style-name="T1">#number_of_routing_shards: 30\</text:span></text:p>
      <text:p text:style-name="P1">\</text:p>
      <text:p text:style-name="P2"><text:s text:c="2"/><text:span text:style-name="T1"># A dictionary of settings for the _source field. For more details, please check\</text:span></text:p>
      <text:p text:style-name="P2"><text:s text:c="2"/><text:span text:style-name="T1"># https://www.elastic.co/guide/en/elasticsearch/reference/current/mapping-source-field.html\</text:span></text:p>
      <text:p text:style-name="P2"><text:s text:c="2"/><text:span text:style-name="T1">#_source:\</text:span></text:p>
      <text:p text:style-name="P2"><text:s text:c="4"/><text:span text:style-name="T1">#enabled: false\</text:span></text:p>
      <text:p text:style-name="P1">\</text:p>
      <text:p text:style-name="P1">#============================== Setup ILM =====================================\</text:p>
      <text:p text:style-name="P1">\</text:p>
      <text:p text:style-name="P1"># Configure index lifecycle management (ILM). These settings create a write\</text:p>
      <text:p text:style-name="P1"># alias and add additional settings to the index template. When ILM is enabled,\</text:p>
      <text:p text:style-name="P1"># output.elasticsearch.index is ignored, and the write alias is used to set the\</text:p>
      <text:p text:style-name="P1"># index name.\</text:p>
      <text:p text:style-name="P1">\</text:p>
      <text:p text:style-name="P1"># Enable ILM support. Valid values are true, false, and auto. When set to auto\</text:p>
      <text:p text:style-name="P1"># (the default), the Beat uses index lifecycle management when it connects to a\</text:p>
      <text:p text:style-name="P1"># cluster that supports ILM; otherwise, it creates daily indices.\</text:p>
      <text:p text:style-name="P1">#setup.ilm.enabled: auto\</text:p>
      <text:p text:style-name="P1">\</text:p>
      <text:p text:style-name="P1"># Set the prefix used in the index lifecycle write alias name. The default alias\</text:p>
      <text:p text:style-name="P1"># name is 'filebeat-%\{[agent.version]\}'.\</text:p>
      <text:p text:style-name="P1">#setup.ilm.rollover_alias: "filebeat"\</text:p>
      <text:p text:style-name="P1">\</text:p>
      <text:p text:style-name="P1"># Set the rollover index pattern. The default is "%\{now/d\}-000001".\</text:p>
      <text:p text:style-name="P1">#setup.ilm.pattern: "\{now/d\}-000001"\</text:p>
      <text:p text:style-name="P1">\</text:p>
      <text:p text:style-name="P1"># Set the lifecycle policy name. The default policy name is\</text:p>
      <text:p text:style-name="P1"># 'filebeat-%\{[agent.version]\}'.\</text:p>
      <text:p text:style-name="P1">#setup.ilm.policy_name: "mypolicy"\</text:p>
      <text:p text:style-name="P1">\</text:p>
      <text:p text:style-name="P1"># The path to a JSON file that contains a lifecycle policy configuration. Used\</text:p>
      <text:p text:style-name="P1"># to load your own lifecycle policy.\</text:p>
      <text:p text:style-name="P1">#setup.ilm.policy_file:\</text:p>
      <text:p text:style-name="P1">\</text:p>
      <text:p text:style-name="P1"># Disable the check for an existing lifecycle policy. The default is false. If\</text:p>
      <text:p text:style-name="P1"># you disable this check, set setup.ilm.overwrite: true so the lifecycle policy\</text:p>
      <text:p text:style-name="P1"># can be installed.\</text:p>
      <text:p text:style-name="P1">#setup.ilm.check_exists: false\</text:p>
      <text:p text:style-name="P1">\</text:p>
      <text:p text:style-name="P1"># Overwrite the lifecycle policy at startup. The default is false.\</text:p>
      <text:p text:style-name="P1">#setup.ilm.overwrite: false\</text:p>
      <text:p text:style-name="P1">\</text:p>
      <text:p text:style-name="P1">#============================== Kibana =====================================\</text:p>
      <text:p text:style-name="P1">\</text:p>
      <text:p text:style-name="P1"># Starting with Beats version 6.0.0, the dashboards are loaded via the Kibana API.\</text:p>
      <text:p text:style-name="P1"># This requires a Kibana endpoint configuration.\</text:p>
      <text:p text:style-name="P1">setup.kibana:\</text:p>
      <text:p text:style-name="P2"><text:s text:c="2"/><text:span text:style-name="T1">host: "10.2.0.4:5601" # TODO: Change this to the IP address of your ELK server\</text:span></text:p>
      <text:p text:style-name="P2"><text:s text:c="2"/><text:span text:style-name="T1"># Kibana Host\</text:span></text:p>
      <text:p text:style-name="P2"><text:s text:c="2"/><text:span text:style-name="T1"># Scheme and port can be left out and will be set to the default (http and 5601)\</text:span></text:p>
      <text:p text:style-name="P2"><text:s text:c="2"/><text:span text:style-name="T1"># In case you specify and additional path, the scheme is required: http://localhost:5601/path\</text:span></text:p>
      <text:p text:style-name="P2"><text:s text:c="2"/><text:span text:style-name="T1"># IPv6 addresses should always be defined as: https://[2001:db8::1]:5601\</text:span></text:p>
      <text:p text:style-name="P2"><text:s text:c="2"/><text:span text:style-name="T1">#host: "localhost:5601"\</text:span></text:p>
      <text:p text:style-name="P1">\</text:p>
      <text:p text:style-name="P2"><text:s text:c="2"/><text:span text:style-name="T1"># Optional protocol and basic auth credentials.\</text:span></text:p>
      <text:p text:style-name="P2"><text:s text:c="2"/><text:span text:style-name="T1">#protocol: "https"\</text:span></text:p>
      <text:p text:style-name="P2"><text:soft-page-break/><text:s text:c="2"/><text:span text:style-name="T1">#username: "elastic"\</text:span></text:p>
      <text:p text:style-name="P2"><text:s text:c="2"/><text:span text:style-name="T1">#password: "changeme"\</text:span></text:p>
      <text:p text:style-name="P1">\</text:p>
      <text:p text:style-name="P2"><text:s text:c="2"/><text:span text:style-name="T1"># Optional HTTP path\</text:span></text:p>
      <text:p text:style-name="P2"><text:s text:c="2"/><text:span text:style-name="T1">#path: ""\</text:span></text:p>
      <text:p text:style-name="P1">\</text:p>
      <text:p text:style-name="P2"><text:s text:c="2"/><text:span text:style-name="T1"># Use SSL settings for HTTPS. Default is true.\</text:span></text:p>
      <text:p text:style-name="P2"><text:s text:c="2"/><text:span text:style-name="T1">#ssl.enabled: true\</text:span></text:p>
      <text:p text:style-name="P1">\</text:p>
      <text:p text:style-name="P2"><text:s text:c="2"/><text:span text:style-name="T1"># Configure SSL verification mode. If `none` is configured, all server hosts\</text:span></text:p>
      <text:p text:style-name="P2"><text:s text:c="2"/><text:span text:style-name="T1"># and certificates will be accepted. In this mode, SSL based connections are\</text:span></text:p>
      <text:p text:style-name="P2"><text:s text:c="2"/><text:span text:style-name="T1"># susceptible to man-in-the-middle attacks. Use only for testing. Default is\</text:span></text:p>
      <text:p text:style-name="P2"><text:s text:c="2"/><text:span text:style-name="T1"># `full`.\</text:span></text:p>
      <text:p text:style-name="P2"><text:s text:c="2"/><text:span text:style-name="T1">#ssl.verification_mode: full\</text:span></text:p>
      <text:p text:style-name="P1">\</text:p>
      <text:p text:style-name="P2"><text:s text:c="2"/><text:span text:style-name="T1"># List of supported/valid TLS versions. By default all TLS versions from 1.0 up to\</text:span></text:p>
      <text:p text:style-name="P2"><text:s text:c="2"/><text:span text:style-name="T1"># 1.2 are enabled.\</text:span></text:p>
      <text:p text:style-name="P2"><text:s text:c="2"/><text:span text:style-name="T1">#ssl.supported_protocols: [TLSv1.0, TLSv1.1, TLSv1.2]\</text:span></text:p>
      <text:p text:style-name="P1">\</text:p>
      <text:p text:style-name="P2"><text:s text:c="2"/><text:span text:style-name="T1"># SSL configuration. The default is off.\</text:span></text:p>
      <text:p text:style-name="P2"><text:s text:c="2"/><text:span text:style-name="T1"># List of root certificates for HTTPS server verifications\</text:span></text:p>
      <text:p text:style-name="P2"><text:s text:c="2"/><text:span text:style-name="T1">#ssl.certificate_authorities: ["/etc/pki/root/ca.pem"]\</text:span></text:p>
      <text:p text:style-name="P1">\</text:p>
      <text:p text:style-name="P2"><text:s text:c="2"/><text:span text:style-name="T1"># Certificate for SSL client authentication\</text:span></text:p>
      <text:p text:style-name="P2"><text:s text:c="2"/><text:span text:style-name="T1">#ssl.certificate: "/etc/pki/client/cert.pem"\</text:span></text:p>
      <text:p text:style-name="P1">\</text:p>
      <text:p text:style-name="P2"><text:s text:c="2"/><text:span text:style-name="T1"># Client certificate key\</text:span></text:p>
      <text:p text:style-name="P2"><text:s text:c="2"/><text:span text:style-name="T1">#ssl.key: "/etc/pki/client/cert.key"\</text:span></text:p>
      <text:p text:style-name="P1">\</text:p>
      <text:p text:style-name="P2"><text:s text:c="2"/><text:span text:style-name="T1"># Optional passphrase for decrypting the certificate key.\</text:span></text:p>
      <text:p text:style-name="P2"><text:s text:c="2"/><text:span text:style-name="T1">#ssl.key_passphrase: ''\</text:span></text:p>
      <text:p text:style-name="P1">\</text:p>
      <text:p text:style-name="P2"><text:s text:c="2"/><text:span text:style-name="T1"># Configure cipher suites to be used for SSL connections\</text:span></text:p>
      <text:p text:style-name="P2"><text:s text:c="2"/><text:span text:style-name="T1">#ssl.cipher_suites: []\</text:span></text:p>
      <text:p text:style-name="P1">\</text:p>
      <text:p text:style-name="P2"><text:s text:c="2"/><text:span text:style-name="T1"># Configure curve types for ECDHE-based cipher suites\</text:span></text:p>
      <text:p text:style-name="P2"><text:s text:c="2"/><text:span text:style-name="T1">#ssl.curve_types: []\</text:span></text:p>
      <text:p text:style-name="P1">\</text:p>
      <text:p text:style-name="P1">\</text:p>
      <text:p text:style-name="P1">\</text:p>
      <text:p text:style-name="P1">#================================ Logging ======================================\</text:p>
      <text:p text:style-name="P1"># There are four options for the log output: file, stderr, syslog, eventlog\</text:p>
      <text:p text:style-name="P1"># The file output is the default.\</text:p>
      <text:p text:style-name="P1">\</text:p>
      <text:p text:style-name="P1"># Sets log level. The default log level is info.\</text:p>
      <text:p text:style-name="P1"># Available log levels are: error, warning, info, debug\</text:p>
      <text:p text:style-name="P1">#logging.level: info\</text:p>
      <text:p text:style-name="P1">\</text:p>
      <text:p text:style-name="P1"># Enable debug output for selected components. To enable all selectors use ["*"]\</text:p>
      <text:p text:style-name="P1"># Other available selectors are "beat", "publish", "service"\</text:p>
      <text:p text:style-name="P1"># Multiple selectors can be chained.\</text:p>
      <text:p text:style-name="P1">#logging.selectors: [ ]\</text:p>
      <text:p text:style-name="P1">\</text:p>
      <text:p text:style-name="P1"># Send all logging output to stderr. The default is false.\</text:p>
      <text:p text:style-name="P1">#logging.to_stderr: false\</text:p>
      <text:p text:style-name="P1">\</text:p>
      <text:p text:style-name="P1"># Send all logging output to syslog. The default is false.\</text:p>
      <text:p text:style-name="P1">#logging.to_syslog: false\</text:p>
      <text:p text:style-name="P1"><text:soft-page-break/>\</text:p>
      <text:p text:style-name="P1"># Send all logging output to Windows Event Logs. The default is false.\</text:p>
      <text:p text:style-name="P1">#logging.to_eventlog: false\</text:p>
      <text:p text:style-name="P1">\</text:p>
      <text:p text:style-name="P1"># If enabled, Filebeat periodically logs its internal metrics that have changed\</text:p>
      <text:p text:style-name="P1"># in the last period. For each metric that changed, the delta from the value at\</text:p>
      <text:p text:style-name="P1"># the beginning of the period is logged. Also, the total values for\</text:p>
      <text:p text:style-name="P1"># all non-zero internal metrics are logged on shutdown. The default is true.\</text:p>
      <text:p text:style-name="P1">#logging.metrics.enabled: true\</text:p>
      <text:p text:style-name="P1">\</text:p>
      <text:p text:style-name="P1"># The period after which to log the internal metrics. The default is 30s.\</text:p>
      <text:p text:style-name="P1">#logging.metrics.period: 30s\</text:p>
      <text:p text:style-name="P1">\</text:p>
      <text:p text:style-name="P1"># Logging to rotating files. Set logging.to_files to false to disable logging to\</text:p>
      <text:p text:style-name="P1"># files.\</text:p>
      <text:p text:style-name="P1">logging.to_files: true\</text:p>
      <text:p text:style-name="P1">logging.files:\</text:p>
      <text:p text:style-name="P2"><text:s text:c="2"/><text:span text:style-name="T1"># Configure the path where the logs are written. The default is the logs directory\</text:span></text:p>
      <text:p text:style-name="P2"><text:s text:c="2"/><text:span text:style-name="T1"># under the home path (the binary location).\</text:span></text:p>
      <text:p text:style-name="P2"><text:s text:c="2"/><text:span text:style-name="T1">#path: /var/log/filebeat\</text:span></text:p>
      <text:p text:style-name="P1">\</text:p>
      <text:p text:style-name="P2"><text:s text:c="2"/><text:span text:style-name="T1"># The name of the files where the logs are written to.\</text:span></text:p>
      <text:p text:style-name="P2"><text:s text:c="2"/><text:span text:style-name="T1">#name: filebeat\</text:span></text:p>
      <text:p text:style-name="P1">\</text:p>
      <text:p text:style-name="P2"><text:s text:c="2"/><text:span text:style-name="T1"># Configure log file size limit. If limit is reached, log file will be\</text:span></text:p>
      <text:p text:style-name="P2"><text:s text:c="2"/><text:span text:style-name="T1"># automatically rotated\</text:span></text:p>
      <text:p text:style-name="P2"><text:s text:c="2"/><text:span text:style-name="T1">#rotateeverybytes: 10485760 # = 10MB\</text:span></text:p>
      <text:p text:style-name="P1">\</text:p>
      <text:p text:style-name="P2"><text:s text:c="2"/><text:span text:style-name="T1"># Number of rotated log files to keep. Oldest files will be deleted first.\</text:span></text:p>
      <text:p text:style-name="P2"><text:s text:c="2"/><text:span text:style-name="T1">#keepfiles: 7\</text:span></text:p>
      <text:p text:style-name="P1">\</text:p>
      <text:p text:style-name="P2"><text:s text:c="2"/><text:span text:style-name="T1"># The permissions mask to apply when rotating log files. The default value is 0600.\</text:span></text:p>
      <text:p text:style-name="P2"><text:s text:c="2"/><text:span text:style-name="T1"># Must be a valid Unix-style file permissions mask expressed in octal notation.\</text:span></text:p>
      <text:p text:style-name="P2"><text:s text:c="2"/><text:span text:style-name="T1">#permissions: 0600\</text:span></text:p>
      <text:p text:style-name="P1">\</text:p>
      <text:p text:style-name="P2"><text:s text:c="2"/><text:span text:style-name="T1"># Enable log file rotation on time intervals in addition to size-based rotation.\</text:span></text:p>
      <text:p text:style-name="P2"><text:s text:c="2"/><text:span text:style-name="T1"># Intervals must be at least 1s. Values of 1m, 1h, 24h, 7*24h, 30*24h, and 365*24h\</text:span></text:p>
      <text:p text:style-name="P2"><text:s text:c="2"/><text:span text:style-name="T1"># are boundary-aligned with minutes, hours, days, weeks, months, and years as\</text:span></text:p>
      <text:p text:style-name="P2"><text:s text:c="2"/><text:span text:style-name="T1"># reported by the local system clock. All other intervals are calculated from the\</text:span></text:p>
      <text:p text:style-name="P2"><text:s text:c="2"/><text:span text:style-name="T1"># Unix epoch. Defaults to disabled.\</text:span></text:p>
      <text:p text:style-name="P2"><text:s text:c="2"/><text:span text:style-name="T1">#interval: 0\</text:span></text:p>
      <text:p text:style-name="P1">\</text:p>
      <text:p text:style-name="P2"><text:s text:c="2"/><text:span text:style-name="T1"># Rotate existing logs on startup rather than appending to the existing\</text:span></text:p>
      <text:p text:style-name="P2"><text:s text:c="2"/><text:span text:style-name="T1"># file. Defaults to true.\</text:span></text:p>
      <text:p text:style-name="P2"><text:s text:c="2"/><text:span text:style-name="T1"># rotateonstartup: true\</text:span></text:p>
      <text:p text:style-name="P1">\</text:p>
      <text:p text:style-name="P1"># Set to true to log messages in JSON format.\</text:p>
      <text:p text:style-name="P1">#logging.json: false\</text:p>
      <text:p text:style-name="P1">\</text:p>
      <text:p text:style-name="P1">\</text:p>
      <text:p text:style-name="P1">#============================== X-Pack Monitoring ===============================\</text:p>
      <text:p text:style-name="P1"># Filebeat can export internal metrics to a central Elasticsearch monitoring\</text:p>
      <text:p text:style-name="P1"># cluster. <text:s/>This requires xpack monitoring to be enabled in Elasticsearch. <text:s/>The\</text:p>
      <text:p text:style-name="P1"># reporting is disabled by default.\</text:p>
      <text:p text:style-name="P1">\</text:p>
      <text:p text:style-name="P1"><text:soft-page-break/># Set to true to enable the monitoring reporter.\</text:p>
      <text:p text:style-name="P1">#monitoring.enabled: false\</text:p>
      <text:p text:style-name="P1">\</text:p>
      <text:p text:style-name="P1"># Sets the UUID of the Elasticsearch cluster under which monitoring data for this\</text:p>
      <text:p text:style-name="P1"># Filebeat instance will appear in the Stack Monitoring UI. If output.elasticsearch\</text:p>
      <text:p text:style-name="P1"># is enabled, the UUID is derived from the Elasticsearch cluster referenced by output.elasticsearch.\</text:p>
      <text:p text:style-name="P1">#monitoring.cluster_uuid:\</text:p>
      <text:p text:style-name="P1">\</text:p>
      <text:p text:style-name="P1"># Uncomment to send the metrics to Elasticsearch. Most settings from the\</text:p>
      <text:p text:style-name="P1"># Elasticsearch output are accepted here as well.\</text:p>
      <text:p text:style-name="P1"># Note that the settings should point to your Elasticsearch *monitoring* cluster.\</text:p>
      <text:p text:style-name="P1"># Any setting that is not set is automatically inherited from the Elasticsearch\</text:p>
      <text:p text:style-name="P1"># output configuration, so if you have the Elasticsearch output configured such\</text:p>
      <text:p text:style-name="P1"># that it is pointing to your Elasticsearch monitoring cluster, you can simply\</text:p>
      <text:p text:style-name="P1"># uncomment the following line.\</text:p>
      <text:p text:style-name="P1">#monitoring.elasticsearch:\</text:p>
      <text:p text:style-name="P1">\</text:p>
      <text:p text:style-name="P2"><text:s text:c="2"/><text:span text:style-name="T1"># Array of hosts to connect to.\</text:span></text:p>
      <text:p text:style-name="P2"><text:s text:c="2"/><text:span text:style-name="T1"># Scheme and port can be left out and will be set to the default (http and 9200)\</text:span></text:p>
      <text:p text:style-name="P2"><text:s text:c="2"/><text:span text:style-name="T1"># In case you specify and additional path, the scheme is required: http://localhost:9200/path\</text:span></text:p>
      <text:p text:style-name="P2"><text:s text:c="2"/><text:span text:style-name="T1"># IPv6 addresses should always be defined as: https://[2001:db8::1]:9200\</text:span></text:p>
      <text:p text:style-name="P2"><text:s text:c="2"/><text:span text:style-name="T1">#hosts: ["localhost:9200"]\</text:span></text:p>
      <text:p text:style-name="P1">\</text:p>
      <text:p text:style-name="P2"><text:s text:c="2"/><text:span text:style-name="T1"># Set gzip compression level.\</text:span></text:p>
      <text:p text:style-name="P2"><text:s text:c="2"/><text:span text:style-name="T1">#compression_level: 0\</text:span></text:p>
      <text:p text:style-name="P1">\</text:p>
      <text:p text:style-name="P2"><text:s text:c="2"/><text:span text:style-name="T1"># Optional protocol and basic auth credentials.\</text:span></text:p>
      <text:p text:style-name="P2"><text:s text:c="2"/><text:span text:style-name="T1">#protocol: "https"\</text:span></text:p>
      <text:p text:style-name="P2"><text:s text:c="2"/><text:span text:style-name="T1">#username: "beats_system"\</text:span></text:p>
      <text:p text:style-name="P2"><text:s text:c="2"/><text:span text:style-name="T1">#password: "changeme"\</text:span></text:p>
      <text:p text:style-name="P1">\</text:p>
      <text:p text:style-name="P2"><text:s text:c="2"/><text:span text:style-name="T1"># Dictionary of HTTP parameters to pass within the URL with index operations.\</text:span></text:p>
      <text:p text:style-name="P2"><text:s text:c="2"/><text:span text:style-name="T1">#parameters:\</text:span></text:p>
      <text:p text:style-name="P2"><text:s text:c="4"/><text:span text:style-name="T1">#param1: value1\</text:span></text:p>
      <text:p text:style-name="P2"><text:s text:c="4"/><text:span text:style-name="T1">#param2: value2\</text:span></text:p>
      <text:p text:style-name="P1">\</text:p>
      <text:p text:style-name="P2"><text:s text:c="2"/><text:span text:style-name="T1"># Custom HTTP headers to add to each request\</text:span></text:p>
      <text:p text:style-name="P2"><text:s text:c="2"/><text:span text:style-name="T1">#headers:\</text:span></text:p>
      <text:p text:style-name="P2"><text:s text:c="2"/><text:span text:style-name="T1"># <text:s/>X-My-Header: Contents of the header\</text:span></text:p>
      <text:p text:style-name="P1">\</text:p>
      <text:p text:style-name="P2"><text:s text:c="2"/><text:span text:style-name="T1"># Proxy server url\</text:span></text:p>
      <text:p text:style-name="P2"><text:s text:c="2"/><text:span text:style-name="T1">#proxy_url: http://proxy:3128\</text:span></text:p>
      <text:p text:style-name="P1">\</text:p>
      <text:p text:style-name="P2"><text:s text:c="2"/><text:span text:style-name="T1"># The number of times a particular Elasticsearch index operation is attempted. If\</text:span></text:p>
      <text:p text:style-name="P2"><text:s text:c="2"/><text:span text:style-name="T1"># the indexing operation doesn't succeed after this many retries, the events are\</text:span></text:p>
      <text:p text:style-name="P2"><text:s text:c="2"/><text:span text:style-name="T1"># dropped. The default is 3.\</text:span></text:p>
      <text:p text:style-name="P2"><text:s text:c="2"/><text:span text:style-name="T1">#max_retries: 3\</text:span></text:p>
      <text:p text:style-name="P1">\</text:p>
      <text:p text:style-name="P2"><text:s text:c="2"/><text:span text:style-name="T1"># The maximum number of events to bulk in a single Elasticsearch bulk API index request.\</text:span></text:p>
      <text:p text:style-name="P2"><text:s text:c="2"/><text:span text:style-name="T1"># The default is 50.\</text:span></text:p>
      <text:p text:style-name="P2"><text:s text:c="2"/><text:span text:style-name="T1">#bulk_max_size: 50\</text:span></text:p>
      <text:p text:style-name="P1">\</text:p>
      <text:p text:style-name="P2"><text:s text:c="2"/><text:span text:style-name="T1"># The number of seconds to wait before trying to reconnect to Elasticsearch\</text:span></text:p>
      <text:p text:style-name="P2"><text:s text:c="2"/><text:span text:style-name="T1"># after a network error. After waiting backoff.init seconds, the Beat\</text:span></text:p>
      <text:p text:style-name="P2"><text:soft-page-break/><text:s text:c="2"/><text:span text:style-name="T1"># tries to reconnect. If the attempt fails, the backoff timer is increased\</text:span></text:p>
      <text:p text:style-name="P2"><text:s text:c="2"/><text:span text:style-name="T1"># exponentially up to backoff.max. After a successful connection, the backoff\</text:span></text:p>
      <text:p text:style-name="P2"><text:s text:c="2"/><text:span text:style-name="T1"># timer is reset. The default is 1s.\</text:span></text:p>
      <text:p text:style-name="P2"><text:s text:c="2"/><text:span text:style-name="T1">#backoff.init: 1s\</text:span></text:p>
      <text:p text:style-name="P1">\</text:p>
      <text:p text:style-name="P2"><text:s text:c="2"/><text:span text:style-name="T1"># The maximum number of seconds to wait before attempting to connect to\</text:span></text:p>
      <text:p text:style-name="P2"><text:s text:c="2"/><text:span text:style-name="T1"># Elasticsearch after a network error. The default is 60s.\</text:span></text:p>
      <text:p text:style-name="P2"><text:s text:c="2"/><text:span text:style-name="T1">#backoff.max: 60s\</text:span></text:p>
      <text:p text:style-name="P1">\</text:p>
      <text:p text:style-name="P2"><text:s text:c="2"/><text:span text:style-name="T1"># Configure HTTP request timeout before failing an request to Elasticsearch.\</text:span></text:p>
      <text:p text:style-name="P2"><text:s text:c="2"/><text:span text:style-name="T1">#timeout: 90\</text:span></text:p>
      <text:p text:style-name="P1">\</text:p>
      <text:p text:style-name="P2"><text:s text:c="2"/><text:span text:style-name="T1"># Use SSL settings for HTTPS.\</text:span></text:p>
      <text:p text:style-name="P2"><text:s text:c="2"/><text:span text:style-name="T1">#ssl.enabled: true\</text:span></text:p>
      <text:p text:style-name="P1">\</text:p>
      <text:p text:style-name="P2"><text:s text:c="2"/><text:span text:style-name="T1"># Configure SSL verification mode. If `none` is configured, all server hosts\</text:span></text:p>
      <text:p text:style-name="P2"><text:s text:c="2"/><text:span text:style-name="T1"># and certificates will be accepted. In this mode, SSL based connections are\</text:span></text:p>
      <text:p text:style-name="P2"><text:s text:c="2"/><text:span text:style-name="T1"># susceptible to man-in-the-middle attacks. Use only for testing. Default is\</text:span></text:p>
      <text:p text:style-name="P2"><text:s text:c="2"/><text:span text:style-name="T1"># `full`.\</text:span></text:p>
      <text:p text:style-name="P2"><text:s text:c="2"/><text:span text:style-name="T1">#ssl.verification_mode: full\</text:span></text:p>
      <text:p text:style-name="P1">\</text:p>
      <text:p text:style-name="P2"><text:s text:c="2"/><text:span text:style-name="T1"># List of supported/valid TLS versions. By default all TLS versions from 1.0 up to\</text:span></text:p>
      <text:p text:style-name="P2"><text:s text:c="2"/><text:span text:style-name="T1"># 1.2 are enabled.\</text:span></text:p>
      <text:p text:style-name="P2"><text:s text:c="2"/><text:span text:style-name="T1">#ssl.supported_protocols: [TLSv1.0, TLSv1.1, TLSv1.2]\</text:span></text:p>
      <text:p text:style-name="P1">\</text:p>
      <text:p text:style-name="P2"><text:s text:c="2"/><text:span text:style-name="T1"># SSL configuration. The default is off.\</text:span></text:p>
      <text:p text:style-name="P2"><text:s text:c="2"/><text:span text:style-name="T1"># List of root certificates for HTTPS server verifications\</text:span></text:p>
      <text:p text:style-name="P2"><text:s text:c="2"/><text:span text:style-name="T1">#ssl.certificate_authorities: ["/etc/pki/root/ca.pem"]\</text:span></text:p>
      <text:p text:style-name="P1">\</text:p>
      <text:p text:style-name="P2"><text:s text:c="2"/><text:span text:style-name="T1"># Certificate for SSL client authentication\</text:span></text:p>
      <text:p text:style-name="P2"><text:s text:c="2"/><text:span text:style-name="T1">#ssl.certificate: "/etc/pki/client/cert.pem"\</text:span></text:p>
      <text:p text:style-name="P1">\</text:p>
      <text:p text:style-name="P2"><text:s text:c="2"/><text:span text:style-name="T1"># Client certificate key\</text:span></text:p>
      <text:p text:style-name="P2"><text:s text:c="2"/><text:span text:style-name="T1">#ssl.key: "/etc/pki/client/cert.key"\</text:span></text:p>
      <text:p text:style-name="P1">\</text:p>
      <text:p text:style-name="P2"><text:s text:c="2"/><text:span text:style-name="T1"># Optional passphrase for decrypting the certificate key.\</text:span></text:p>
      <text:p text:style-name="P2"><text:s text:c="2"/><text:span text:style-name="T1">#ssl.key_passphrase: ''\</text:span></text:p>
      <text:p text:style-name="P1">\</text:p>
      <text:p text:style-name="P2"><text:s text:c="2"/><text:span text:style-name="T1"># Configure cipher suites to be used for SSL connections\</text:span></text:p>
      <text:p text:style-name="P2"><text:s text:c="2"/><text:span text:style-name="T1">#ssl.cipher_suites: []\</text:span></text:p>
      <text:p text:style-name="P1">\</text:p>
      <text:p text:style-name="P2"><text:s text:c="2"/><text:span text:style-name="T1"># Configure curve types for ECDHE-based cipher suites\</text:span></text:p>
      <text:p text:style-name="P2"><text:s text:c="2"/><text:span text:style-name="T1">#ssl.curve_types: []\</text:span></text:p>
      <text:p text:style-name="P1">\</text:p>
      <text:p text:style-name="P2"><text:s text:c="2"/><text:span text:style-name="T1"># Configure what types of renegotiation are supported. Valid options are\</text:span></text:p>
      <text:p text:style-name="P2"><text:s text:c="2"/><text:span text:style-name="T1"># never, once, and freely. Default is never.\</text:span></text:p>
      <text:p text:style-name="P2"><text:s text:c="2"/><text:span text:style-name="T1">#ssl.renegotiation: never\</text:span></text:p>
      <text:p text:style-name="P1">\</text:p>
      <text:p text:style-name="P2"><text:s text:c="2"/><text:span text:style-name="T1">#metrics.period: 10s\</text:span></text:p>
      <text:p text:style-name="P2"><text:s text:c="2"/><text:span text:style-name="T1">#state.period: 1m\</text:span></text:p>
      <text:p text:style-name="P1">\</text:p>
      <text:p text:style-name="P1">#================================ HTTP Endpoint ======================================\</text:p>
      <text:p text:style-name="P1"># Each beat can expose internal metrics through a HTTP endpoint. For security\</text:p>
      <text:p text:style-name="P1"># reasons the endpoint is disabled by default. This feature is currently experimental.\</text:p>
      <text:p text:style-name="P1"># Stats can be access through http://localhost:5066/stats . For pretty JSON output\</text:p>
      <text:p text:style-name="P1"># append ?pretty to the URL.\</text:p>
      <text:p text:style-name="P1"><text:soft-page-break/>\</text:p>
      <text:p text:style-name="P1"># Defines if the HTTP endpoint is enabled.\</text:p>
      <text:p text:style-name="P1">#http.enabled: false\</text:p>
      <text:p text:style-name="P1">\</text:p>
      <text:p text:style-name="P1"># The HTTP endpoint will bind to this hostname, IP address, unix socket or named pipe.\</text:p>
      <text:p text:style-name="P1"># When using IP addresses, it is recommended to only use localhost.\</text:p>
      <text:p text:style-name="P1">#http.host: localhost\</text:p>
      <text:p text:style-name="P1">\</text:p>
      <text:p text:style-name="P1"># Port on which the HTTP endpoint will bind. Default is 5066.\</text:p>
      <text:p text:style-name="P1">#http.port: 5066\</text:p>
      <text:p text:style-name="P1">\</text:p>
      <text:p text:style-name="P1"># Define which user should be owning the named pipe.\</text:p>
      <text:p text:style-name="P1">#http.named_pipe.user:\</text:p>
      <text:p text:style-name="P1">\</text:p>
      <text:p text:style-name="P1"># Define which the permissions that should be applied to the named pipe, use the Security\</text:p>
      <text:p text:style-name="P1"># Descriptor Definition Language (SDDL) to define the permission. This option cannot be used with\</text:p>
      <text:p text:style-name="P1"># `http.user`.\</text:p>
      <text:p text:style-name="P1">#http.named_pipe.security_descriptor:\</text:p>
      <text:p text:style-name="P1">\</text:p>
      <text:p text:style-name="P1">#============================= Process Security ================================\</text:p>
      <text:p text:style-name="P1">\</text:p>
      <text:p text:style-name="P1"># Enable or disable seccomp system call filtering on Linux. Default is enabled.\</text:p>
      <text:p text:style-name="P1">#seccomp.enabled: true\</text:p>
      <text:p text:style-name="P1">\</text:p>
      <text:p text:style-name="P1">#================================= Migration ==================================\</text:p>
      <text:p text:style-name="P1">\</text:p>
      <text:p text:style-name="P1"># This allows to enable 6.7 migration aliases\</text:p>
      <text:p text:style-name="P5">#migration.6_to_7.enabled: false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11:54:29.735000000</meta:creation-date>
    <dc:date>2021-09-09T11:56:18.043000000</dc:date>
    <meta:editing-duration>PT1M48S</meta:editing-duration>
    <meta:editing-cycles>1</meta:editing-cycles>
    <meta:document-statistic meta:table-count="0" meta:image-count="0" meta:object-count="0" meta:page-count="37" meta:paragraph-count="2070" meta:word-count="10946" meta:character-count="73573" meta:non-whitespace-character-count="61478"/>
    <meta:generator>LibreOffice/7.1.2.2$Windows_X86_64 LibreOffice_project/8a45595d069ef5570103caea1b71cc9d82b2aae4</meta:generator>
  </office:meta>
</office:document-meta>
</file>